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8.577cm" table:align="margins"/>
    </style:style>
    <style:style style:name="Table1.A" style:family="table-column">
      <style:table-column-properties style:column-width="14.289cm" style:rel-column-width="32767*"/>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text-underline-style="solid" style:text-underline-width="auto" style:text-underline-color="font-color" fo:font-weight="bold" officeooo:rsid="01a3cd4b" officeooo:paragraph-rsid="01a3cd4b" style:font-weight-asian="bold" style:font-weight-complex="bold"/>
    </style:style>
    <style:style style:name="P2" style:family="paragraph" style:parent-style-name="Standard">
      <style:text-properties style:text-underline-style="solid" style:text-underline-width="auto" style:text-underline-color="font-color" fo:font-weight="bold" officeooo:rsid="0279a444" officeooo:paragraph-rsid="0279a444"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87496" officeooo:paragraph-rsid="00187496"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196474" officeooo:paragraph-rsid="00187496" style:font-weight-asian="normal" style:font-weight-complex="normal"/>
    </style:style>
    <style:style style:name="P5" style:family="paragraph" style:parent-style-name="Standard">
      <style:text-properties style:text-underline-style="solid" style:text-underline-width="auto" style:text-underline-color="font-color" fo:font-weight="normal" officeooo:rsid="002c4b88" officeooo:paragraph-rsid="002c4b88" style:font-weight-asian="normal" style:font-weight-complex="normal"/>
    </style:style>
    <style:style style:name="P6" style:family="paragraph" style:parent-style-name="Standard">
      <style:text-properties style:text-underline-style="solid" style:text-underline-width="auto" style:text-underline-color="font-color" fo:font-weight="normal" officeooo:rsid="003b0a56" officeooo:paragraph-rsid="003b0a56" style:font-weight-asian="normal" style:font-weight-complex="normal"/>
    </style:style>
    <style:style style:name="P7" style:family="paragraph" style:parent-style-name="Standard">
      <style:text-properties style:text-underline-style="solid" style:text-underline-width="auto" style:text-underline-color="font-color" fo:font-weight="normal" officeooo:rsid="003f202f" officeooo:paragraph-rsid="003f202f" style:font-weight-asian="normal" style:font-weight-complex="normal"/>
    </style:style>
    <style:style style:name="P8" style:family="paragraph" style:parent-style-name="Standard">
      <style:text-properties style:text-underline-style="solid" style:text-underline-width="auto" style:text-underline-color="font-color" fo:font-weight="normal" officeooo:rsid="0041d506" officeooo:paragraph-rsid="0041d506" style:font-weight-asian="normal" style:font-weight-complex="normal"/>
    </style:style>
    <style:style style:name="P9" style:family="paragraph" style:parent-style-name="Standard">
      <style:text-properties style:text-underline-style="solid" style:text-underline-width="auto" style:text-underline-color="font-color" fo:font-weight="normal" officeooo:rsid="004acfe3" officeooo:paragraph-rsid="004acfe3"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523ff6" officeooo:paragraph-rsid="00523ff6"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61e198" officeooo:paragraph-rsid="0061e198" style:font-weight-asian="normal" style:font-weight-complex="normal"/>
    </style:style>
    <style:style style:name="P12" style:family="paragraph" style:parent-style-name="Standard">
      <style:text-properties style:text-underline-style="solid" style:text-underline-width="auto" style:text-underline-color="font-color" fo:font-weight="normal" officeooo:rsid="006f2f28" officeooo:paragraph-rsid="006f2f28" style:font-weight-asian="normal" style:font-weight-complex="normal"/>
    </style:style>
    <style:style style:name="P13" style:family="paragraph" style:parent-style-name="Standard">
      <style:text-properties style:text-underline-style="solid" style:text-underline-width="auto" style:text-underline-color="font-color" fo:font-weight="normal" officeooo:rsid="00768a54" officeooo:paragraph-rsid="00768a54" style:font-weight-asian="normal" style:font-weight-complex="normal"/>
    </style:style>
    <style:style style:name="P14" style:family="paragraph" style:parent-style-name="Standard">
      <style:text-properties style:text-underline-style="solid" style:text-underline-width="auto" style:text-underline-color="font-color" fo:font-weight="normal" officeooo:rsid="008033dd" officeooo:paragraph-rsid="008033dd" style:font-weight-asian="normal" style:font-weight-complex="normal"/>
    </style:style>
    <style:style style:name="P15" style:family="paragraph" style:parent-style-name="Standard">
      <style:text-properties style:text-underline-style="solid" style:text-underline-width="auto" style:text-underline-color="font-color" fo:font-weight="normal" officeooo:rsid="008189a4" officeooo:paragraph-rsid="008189a4" style:font-weight-asian="normal" style:font-weight-complex="normal"/>
    </style:style>
    <style:style style:name="P16" style:family="paragraph" style:parent-style-name="Standard">
      <style:text-properties style:text-underline-style="solid" style:text-underline-width="auto" style:text-underline-color="font-color" fo:font-weight="normal" officeooo:rsid="008d2a0f" officeooo:paragraph-rsid="008d2a0f" style:font-weight-asian="normal" style:font-weight-complex="normal"/>
    </style:style>
    <style:style style:name="P17" style:family="paragraph" style:parent-style-name="Standard">
      <style:text-properties style:text-underline-style="solid" style:text-underline-width="auto" style:text-underline-color="font-color" fo:font-weight="normal" officeooo:rsid="00927a58" officeooo:paragraph-rsid="00927a58"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095c1c9" officeooo:paragraph-rsid="0095c1c9" style:font-weight-asian="normal" style:font-weight-complex="normal"/>
    </style:style>
    <style:style style:name="P19" style:family="paragraph" style:parent-style-name="Standard">
      <style:text-properties style:text-underline-style="solid" style:text-underline-width="auto" style:text-underline-color="font-color" fo:font-weight="normal" officeooo:rsid="009aa987" officeooo:paragraph-rsid="009aa987" style:font-weight-asian="normal" style:font-weight-complex="normal"/>
    </style:style>
    <style:style style:name="P20" style:family="paragraph" style:parent-style-name="Standard">
      <style:text-properties style:text-underline-style="solid" style:text-underline-width="auto" style:text-underline-color="font-color" fo:font-weight="normal" officeooo:rsid="009da0de" officeooo:paragraph-rsid="009da0de" style:font-weight-asian="normal" style:font-weight-complex="normal"/>
    </style:style>
    <style:style style:name="P21" style:family="paragraph" style:parent-style-name="Standard">
      <style:text-properties style:text-underline-style="solid" style:text-underline-width="auto" style:text-underline-color="font-color" fo:font-weight="normal" officeooo:rsid="00aae62c" officeooo:paragraph-rsid="00aae62c" style:font-weight-asian="normal" style:font-weight-complex="normal"/>
    </style:style>
    <style:style style:name="P22" style:family="paragraph" style:parent-style-name="Standard">
      <style:text-properties style:text-underline-style="solid" style:text-underline-width="auto" style:text-underline-color="font-color" fo:font-weight="normal" officeooo:rsid="00bac20d" officeooo:paragraph-rsid="00bac20d" style:font-weight-asian="normal" style:font-weight-complex="normal"/>
    </style:style>
    <style:style style:name="P23" style:family="paragraph" style:parent-style-name="Standard">
      <style:text-properties style:text-underline-style="solid" style:text-underline-width="auto" style:text-underline-color="font-color" fo:font-weight="normal" officeooo:rsid="00bac20d" officeooo:paragraph-rsid="00b30c99" style:font-weight-asian="normal" style:font-weight-complex="normal"/>
    </style:style>
    <style:style style:name="P24" style:family="paragraph" style:parent-style-name="Standard">
      <style:paragraph-properties fo:break-before="page"/>
      <style:text-properties style:text-underline-style="solid" style:text-underline-width="auto" style:text-underline-color="font-color" fo:font-weight="normal" officeooo:rsid="00bbc8bb" officeooo:paragraph-rsid="00bbc8bb" style:font-weight-asian="normal" style:font-weight-complex="normal"/>
    </style:style>
    <style:style style:name="P25" style:family="paragraph" style:parent-style-name="Standard">
      <style:text-properties style:text-underline-style="solid" style:text-underline-width="auto" style:text-underline-color="font-color" fo:font-weight="normal" officeooo:rsid="00bbc8bb" officeooo:paragraph-rsid="00bbc8bb" style:font-weight-asian="normal" style:font-weight-complex="normal"/>
    </style:style>
    <style:style style:name="P26" style:family="paragraph" style:parent-style-name="Standard">
      <style:text-properties style:text-underline-style="solid" style:text-underline-width="auto" style:text-underline-color="font-color" fo:font-weight="normal" officeooo:rsid="00b1f1ee" officeooo:paragraph-rsid="00b1f1ee" style:font-weight-asian="normal" style:font-weight-complex="normal"/>
    </style:style>
    <style:style style:name="P27" style:family="paragraph" style:parent-style-name="Standard">
      <style:text-properties style:text-underline-style="solid" style:text-underline-width="auto" style:text-underline-color="font-color" fo:font-weight="normal" officeooo:rsid="01458d87" officeooo:paragraph-rsid="01458d87" style:font-weight-asian="normal" style:font-weight-complex="normal"/>
    </style:style>
    <style:style style:name="P28" style:family="paragraph" style:parent-style-name="Standard">
      <style:text-properties style:text-underline-style="solid" style:text-underline-width="auto" style:text-underline-color="font-color" fo:font-weight="normal" officeooo:rsid="0165b8c8" officeooo:paragraph-rsid="0165b8c8" style:font-weight-asian="normal" style:font-weight-complex="normal"/>
    </style:style>
    <style:style style:name="P29" style:family="paragraph" style:parent-style-name="Standard">
      <style:text-properties style:text-underline-style="solid" style:text-underline-width="auto" style:text-underline-color="font-color" fo:font-weight="normal" officeooo:rsid="017c0b8a" officeooo:paragraph-rsid="017c0b8a" style:font-weight-asian="normal" style:font-weight-complex="normal"/>
    </style:style>
    <style:style style:name="P30" style:family="paragraph" style:parent-style-name="Standard">
      <style:text-properties style:text-underline-style="solid" style:text-underline-width="auto" style:text-underline-color="font-color" fo:font-weight="normal" officeooo:rsid="0190af42" officeooo:paragraph-rsid="0190af42" style:font-weight-asian="normal" style:font-weight-complex="normal"/>
    </style:style>
    <style:style style:name="P31" style:family="paragraph" style:parent-style-name="Standard">
      <style:text-properties style:text-underline-style="solid" style:text-underline-width="auto" style:text-underline-color="font-color" fo:font-weight="normal" officeooo:rsid="01a3cd4b" officeooo:paragraph-rsid="01a3cd4b" style:font-weight-asian="normal" style:font-weight-complex="normal"/>
    </style:style>
    <style:style style:name="P32" style:family="paragraph" style:parent-style-name="Standard">
      <style:text-properties style:text-underline-style="solid" style:text-underline-width="auto" style:text-underline-color="font-color" fo:font-weight="normal" officeooo:rsid="01c3a216" officeooo:paragraph-rsid="01c3a216" style:font-weight-asian="normal" style:font-weight-complex="normal"/>
    </style:style>
    <style:style style:name="P33" style:family="paragraph" style:parent-style-name="Standard">
      <style:text-properties style:text-underline-style="solid" style:text-underline-width="auto" style:text-underline-color="font-color" fo:font-weight="normal" officeooo:rsid="01fcbcde" officeooo:paragraph-rsid="01fcbcde" style:font-weight-asian="normal" style:font-weight-complex="normal"/>
    </style:style>
    <style:style style:name="P34" style:family="paragraph" style:parent-style-name="Standard">
      <style:text-properties style:text-underline-style="solid" style:text-underline-width="auto" style:text-underline-color="font-color" fo:font-weight="normal" officeooo:rsid="0208846d" officeooo:paragraph-rsid="0208846d" style:font-weight-asian="normal" style:font-weight-complex="normal"/>
    </style:style>
    <style:style style:name="P35" style:family="paragraph" style:parent-style-name="Standard">
      <style:text-properties style:text-underline-style="solid" style:text-underline-width="auto" style:text-underline-color="font-color" fo:font-weight="normal" officeooo:rsid="021c87af" officeooo:paragraph-rsid="021c87af" style:font-weight-asian="normal" style:font-weight-complex="normal"/>
    </style:style>
    <style:style style:name="P36" style:family="paragraph" style:parent-style-name="Standard">
      <style:text-properties style:text-underline-style="solid" style:text-underline-width="auto" style:text-underline-color="font-color" fo:font-weight="normal" officeooo:rsid="0223aea1" officeooo:paragraph-rsid="0223aea1" style:font-weight-asian="normal" style:font-weight-complex="normal"/>
    </style:style>
    <style:style style:name="P37" style:family="paragraph" style:parent-style-name="Standard">
      <style:text-properties style:text-underline-style="solid" style:text-underline-width="auto" style:text-underline-color="font-color" fo:font-weight="normal" officeooo:rsid="0242dfdc" officeooo:paragraph-rsid="0242dfdc" style:font-weight-asian="normal" style:font-weight-complex="normal"/>
    </style:style>
    <style:style style:name="P38" style:family="paragraph" style:parent-style-name="Standard">
      <style:text-properties style:text-underline-style="solid" style:text-underline-width="auto" style:text-underline-color="font-color" fo:font-weight="normal" officeooo:rsid="025dffc7" officeooo:paragraph-rsid="025dffc7" style:font-weight-asian="normal" style:font-weight-complex="normal"/>
    </style:style>
    <style:style style:name="P39" style:family="paragraph" style:parent-style-name="Standard">
      <style:text-properties style:text-underline-style="solid" style:text-underline-width="auto" style:text-underline-color="font-color" fo:font-weight="normal" officeooo:rsid="026206dc" officeooo:paragraph-rsid="026206dc" style:font-weight-asian="normal" style:font-weight-complex="normal"/>
    </style:style>
    <style:style style:name="P40" style:family="paragraph" style:parent-style-name="Standard">
      <style:text-properties style:text-underline-style="solid" style:text-underline-width="auto" style:text-underline-color="font-color" fo:font-weight="normal" officeooo:rsid="02696cbe" officeooo:paragraph-rsid="02696cbe" style:font-weight-asian="normal" style:font-weight-complex="normal"/>
    </style:style>
    <style:style style:name="P41" style:family="paragraph" style:parent-style-name="Standard">
      <style:text-properties style:text-underline-style="solid" style:text-underline-width="auto" style:text-underline-color="font-color" fo:font-weight="normal" officeooo:rsid="02a96bcd" officeooo:paragraph-rsid="02a96bcd" style:font-weight-asian="normal" style:font-weight-complex="normal"/>
    </style:style>
    <style:style style:name="P42" style:family="paragraph" style:parent-style-name="Standard">
      <style:paragraph-properties fo:break-before="page"/>
      <style:text-properties style:text-underline-style="solid" style:text-underline-width="auto" style:text-underline-color="font-color" fo:font-weight="normal" officeooo:rsid="02d60aa3" officeooo:paragraph-rsid="02d60aa3" style:font-weight-asian="normal" style:font-weight-complex="normal"/>
    </style:style>
    <style:style style:name="P43" style:family="paragraph" style:parent-style-name="Standard">
      <style:text-properties style:text-underline-style="solid" style:text-underline-width="auto" style:text-underline-color="font-color" fo:font-weight="normal" officeooo:rsid="02d60aa3" officeooo:paragraph-rsid="02d60aa3" style:font-weight-asian="normal" style:font-weight-complex="normal"/>
    </style:style>
    <style:style style:name="P44" style:family="paragraph" style:parent-style-name="Standard">
      <style:text-properties style:text-underline-style="solid" style:text-underline-width="auto" style:text-underline-color="font-color" fo:font-weight="normal" officeooo:rsid="02d6e085" officeooo:paragraph-rsid="02d6e085" style:font-weight-asian="normal" style:font-weight-complex="normal"/>
    </style:style>
    <style:style style:name="P45" style:family="paragraph" style:parent-style-name="Standard">
      <style:text-properties style:text-underline-style="solid" style:text-underline-width="auto" style:text-underline-color="font-color" fo:font-weight="normal" officeooo:rsid="02d8b6ba" officeooo:paragraph-rsid="02d8b6ba" style:font-weight-asian="normal" style:font-weight-complex="normal"/>
    </style:style>
    <style:style style:name="P46" style:family="paragraph" style:parent-style-name="Standard">
      <style:text-properties style:text-underline-style="solid" style:text-underline-width="auto" style:text-underline-color="font-color" fo:font-weight="normal" officeooo:rsid="02dbf936" officeooo:paragraph-rsid="02dbf936" style:font-weight-asian="normal" style:font-weight-complex="normal"/>
    </style:style>
    <style:style style:name="P47" style:family="paragraph" style:parent-style-name="Standard">
      <style:text-properties style:text-underline-style="solid" style:text-underline-width="auto" style:text-underline-color="font-color" fo:font-weight="normal" officeooo:rsid="02e0ca82" officeooo:paragraph-rsid="02e0ca82" style:font-weight-asian="normal" style:font-weight-complex="normal"/>
    </style:style>
    <style:style style:name="P48" style:family="paragraph" style:parent-style-name="Standard">
      <style:text-properties style:text-underline-style="solid" style:text-underline-width="auto" style:text-underline-color="font-color" fo:font-weight="normal" officeooo:rsid="02e7332d" officeooo:paragraph-rsid="02e7332d" style:font-weight-asian="normal" style:font-weight-complex="normal"/>
    </style:style>
    <style:style style:name="P49" style:family="paragraph" style:parent-style-name="Standard">
      <style:text-properties style:text-underline-style="solid" style:text-underline-width="auto" style:text-underline-color="font-color" fo:font-weight="normal" officeooo:rsid="02e9bc08" officeooo:paragraph-rsid="02e9bc08" style:font-weight-asian="normal" style:font-weight-complex="normal"/>
    </style:style>
    <style:style style:name="P50" style:family="paragraph" style:parent-style-name="Standard">
      <style:text-properties style:text-underline-style="solid" style:text-underline-width="auto" style:text-underline-color="font-color" fo:font-weight="normal" officeooo:rsid="02eb016d" officeooo:paragraph-rsid="02eb016d" style:font-weight-asian="normal" style:font-weight-complex="normal"/>
    </style:style>
    <style:style style:name="P51" style:family="paragraph" style:parent-style-name="Standard">
      <style:text-properties style:text-underline-style="solid" style:text-underline-width="auto" style:text-underline-color="font-color" fo:font-weight="normal" officeooo:rsid="02eb82be" officeooo:paragraph-rsid="02eb82be" style:font-weight-asian="normal" style:font-weight-complex="normal"/>
    </style:style>
    <style:style style:name="P52" style:family="paragraph" style:parent-style-name="Standard">
      <style:text-properties style:text-underline-style="solid" style:text-underline-width="auto" style:text-underline-color="font-color" fo:font-weight="normal" officeooo:rsid="02fc1a11" officeooo:paragraph-rsid="02fc1a11" style:font-weight-asian="normal" style:font-weight-complex="normal"/>
    </style:style>
    <style:style style:name="P53" style:family="paragraph" style:parent-style-name="Standard">
      <style:text-properties style:text-underline-style="solid" style:text-underline-width="auto" style:text-underline-color="font-color" fo:font-weight="normal" officeooo:rsid="030e7309" officeooo:paragraph-rsid="030e7309" style:font-weight-asian="normal" style:font-weight-complex="normal"/>
    </style:style>
    <style:style style:name="P54" style:family="paragraph" style:parent-style-name="Standard">
      <style:text-properties style:text-underline-style="solid" style:text-underline-width="auto" style:text-underline-color="font-color" fo:font-weight="normal" officeooo:rsid="031ebe3f" officeooo:paragraph-rsid="031ebe3f" style:font-weight-asian="normal" style:font-weight-complex="normal"/>
    </style:style>
    <style:style style:name="P55" style:family="paragraph" style:parent-style-name="Standard">
      <style:text-properties style:text-underline-style="solid" style:text-underline-width="auto" style:text-underline-color="font-color" fo:font-weight="normal" officeooo:rsid="0322345e" officeooo:paragraph-rsid="0322345e" style:font-weight-asian="normal" style:font-weight-complex="normal"/>
    </style:style>
    <style:style style:name="P56" style:family="paragraph" style:parent-style-name="Standard">
      <style:text-properties style:text-underline-style="solid" style:text-underline-width="auto" style:text-underline-color="font-color" fo:font-weight="normal" officeooo:rsid="03385b4f" officeooo:paragraph-rsid="03385b4f" style:font-weight-asian="normal" style:font-weight-complex="normal"/>
    </style:style>
    <style:style style:name="P57" style:family="paragraph" style:parent-style-name="Standard">
      <style:text-properties style:text-underline-style="solid" style:text-underline-width="auto" style:text-underline-color="font-color" officeooo:rsid="0242dfdc" officeooo:paragraph-rsid="0242dfdc"/>
    </style:style>
    <style:style style:name="P58" style:family="paragraph" style:parent-style-name="Standard">
      <style:text-properties style:text-underline-style="none" fo:font-weight="normal" officeooo:rsid="00196474" officeooo:paragraph-rsid="00196474" style:font-weight-asian="normal" style:font-weight-complex="normal"/>
    </style:style>
    <style:style style:name="P59" style:family="paragraph" style:parent-style-name="Standard">
      <style:text-properties style:text-underline-style="none" fo:font-weight="normal" officeooo:rsid="0026e462" officeooo:paragraph-rsid="0026e462" style:font-weight-asian="normal" style:font-weight-complex="normal"/>
    </style:style>
    <style:style style:name="P60" style:family="paragraph" style:parent-style-name="Standard">
      <style:text-properties style:text-underline-style="none" fo:font-weight="normal" officeooo:rsid="0027e9af" officeooo:paragraph-rsid="0027e9af" style:font-weight-asian="normal" style:font-weight-complex="normal"/>
    </style:style>
    <style:style style:name="P61" style:family="paragraph" style:parent-style-name="Standard">
      <style:text-properties style:text-underline-style="none" fo:font-weight="normal" officeooo:rsid="0029fcd9" officeooo:paragraph-rsid="0029fcd9" style:font-weight-asian="normal" style:font-weight-complex="normal"/>
    </style:style>
    <style:style style:name="P62" style:family="paragraph" style:parent-style-name="Standard">
      <style:text-properties style:text-underline-style="none" fo:font-weight="normal" officeooo:rsid="002c4b88" officeooo:paragraph-rsid="002c4b88" style:font-weight-asian="normal" style:font-weight-complex="normal"/>
    </style:style>
    <style:style style:name="P63" style:family="paragraph" style:parent-style-name="Standard">
      <style:text-properties style:text-underline-style="none" fo:font-weight="normal" officeooo:rsid="003070c1" officeooo:paragraph-rsid="003070c1" style:font-weight-asian="normal" style:font-weight-complex="normal"/>
    </style:style>
    <style:style style:name="P64" style:family="paragraph" style:parent-style-name="Standard">
      <style:text-properties style:text-underline-style="none" fo:font-weight="normal" officeooo:rsid="003251d5" officeooo:paragraph-rsid="003251d5" style:font-weight-asian="normal" style:font-weight-complex="normal"/>
    </style:style>
    <style:style style:name="P65" style:family="paragraph" style:parent-style-name="Standard">
      <style:text-properties style:text-underline-style="none" fo:font-weight="normal" officeooo:rsid="003b0a56" officeooo:paragraph-rsid="003b0a56" style:font-weight-asian="normal" style:font-weight-complex="normal"/>
    </style:style>
    <style:style style:name="P66" style:family="paragraph" style:parent-style-name="Standard">
      <style:text-properties style:text-underline-style="none" fo:font-weight="normal" officeooo:rsid="003f202f" officeooo:paragraph-rsid="003f202f" style:font-weight-asian="normal" style:font-weight-complex="normal"/>
    </style:style>
    <style:style style:name="P67" style:family="paragraph" style:parent-style-name="Standard">
      <style:text-properties style:text-underline-style="none" fo:font-weight="normal" officeooo:rsid="0041d506" officeooo:paragraph-rsid="0041d506" style:font-weight-asian="normal" style:font-weight-complex="normal"/>
    </style:style>
    <style:style style:name="P68" style:family="paragraph" style:parent-style-name="Standard">
      <style:text-properties style:text-underline-style="none" fo:font-weight="normal" officeooo:rsid="004b14c8" officeooo:paragraph-rsid="004b14c8" style:font-weight-asian="normal" style:font-weight-complex="normal"/>
    </style:style>
    <style:style style:name="P69" style:family="paragraph" style:parent-style-name="Standard">
      <style:text-properties style:text-underline-style="none" fo:font-weight="normal" officeooo:rsid="004ded0c" officeooo:paragraph-rsid="004ded0c" style:font-weight-asian="normal" style:font-weight-complex="normal"/>
    </style:style>
    <style:style style:name="P70" style:family="paragraph" style:parent-style-name="Standard">
      <style:text-properties style:text-underline-style="none" fo:font-weight="normal" officeooo:rsid="0053b669" officeooo:paragraph-rsid="0053b669" style:font-weight-asian="normal" style:font-weight-complex="normal"/>
    </style:style>
    <style:style style:name="P71" style:family="paragraph" style:parent-style-name="Standard">
      <style:text-properties style:text-underline-style="none" fo:font-weight="normal" officeooo:rsid="005cc2f3" officeooo:paragraph-rsid="005cc2f3" style:font-weight-asian="normal" style:font-weight-complex="normal"/>
    </style:style>
    <style:style style:name="P72" style:family="paragraph" style:parent-style-name="Standard">
      <style:text-properties style:text-underline-style="none" fo:font-weight="normal" officeooo:rsid="0063a111" officeooo:paragraph-rsid="0063a111" style:font-weight-asian="normal" style:font-weight-complex="normal"/>
    </style:style>
    <style:style style:name="P73" style:family="paragraph" style:parent-style-name="Standard">
      <style:text-properties style:text-underline-style="none" fo:font-weight="normal" officeooo:rsid="00683909" officeooo:paragraph-rsid="00683909" style:font-weight-asian="normal" style:font-weight-complex="normal"/>
    </style:style>
    <style:style style:name="P74" style:family="paragraph" style:parent-style-name="Standard">
      <style:text-properties style:text-underline-style="none" fo:font-weight="normal" officeooo:rsid="00703f9f" officeooo:paragraph-rsid="00703f9f" style:font-weight-asian="normal" style:font-weight-complex="normal"/>
    </style:style>
    <style:style style:name="P75" style:family="paragraph" style:parent-style-name="Standard">
      <style:text-properties style:text-underline-style="none" fo:font-weight="normal" officeooo:rsid="007b607c" officeooo:paragraph-rsid="007b607c" style:font-weight-asian="normal" style:font-weight-complex="normal"/>
    </style:style>
    <style:style style:name="P76" style:family="paragraph" style:parent-style-name="Standard">
      <style:text-properties style:text-underline-style="none" fo:font-weight="normal" officeooo:rsid="008033dd" officeooo:paragraph-rsid="008033dd" style:font-weight-asian="normal" style:font-weight-complex="normal"/>
    </style:style>
    <style:style style:name="P77" style:family="paragraph" style:parent-style-name="Standard">
      <style:text-properties style:text-underline-style="none" fo:font-weight="normal" officeooo:rsid="007dd50d" officeooo:paragraph-rsid="007dd50d" style:font-weight-asian="normal" style:font-weight-complex="normal"/>
    </style:style>
    <style:style style:name="P78" style:family="paragraph" style:parent-style-name="Standard">
      <style:text-properties style:text-underline-style="none" fo:font-weight="normal" officeooo:rsid="0084b0f6" officeooo:paragraph-rsid="0081d690" style:font-weight-asian="normal" style:font-weight-complex="normal"/>
    </style:style>
    <style:style style:name="P79" style:family="paragraph" style:parent-style-name="Standard">
      <style:text-properties style:text-underline-style="none" fo:font-weight="normal" officeooo:rsid="008d2a0f" officeooo:paragraph-rsid="008d2a0f" style:font-weight-asian="normal" style:font-weight-complex="normal"/>
    </style:style>
    <style:style style:name="P80" style:family="paragraph" style:parent-style-name="Standard">
      <style:text-properties style:text-underline-style="none" fo:font-weight="normal" officeooo:rsid="008da7ba" officeooo:paragraph-rsid="008da7ba" style:font-weight-asian="normal" style:font-weight-complex="normal"/>
    </style:style>
    <style:style style:name="P81" style:family="paragraph" style:parent-style-name="Standard">
      <style:text-properties style:text-underline-style="none" fo:font-weight="normal" officeooo:rsid="008ecd3d" officeooo:paragraph-rsid="008ecd3d" style:font-weight-asian="normal" style:font-weight-complex="normal"/>
    </style:style>
    <style:style style:name="P82" style:family="paragraph" style:parent-style-name="Standard">
      <style:text-properties style:text-underline-style="none" fo:font-weight="normal" officeooo:rsid="00914112" officeooo:paragraph-rsid="00914112" style:font-weight-asian="normal" style:font-weight-complex="normal"/>
    </style:style>
    <style:style style:name="P83" style:family="paragraph" style:parent-style-name="Standard">
      <style:text-properties style:text-underline-style="none" fo:font-weight="normal" officeooo:rsid="0094b6af" officeooo:paragraph-rsid="0094b6af" style:font-weight-asian="normal" style:font-weight-complex="normal"/>
    </style:style>
    <style:style style:name="P84" style:family="paragraph" style:parent-style-name="Standard">
      <style:text-properties style:text-underline-style="none" fo:font-weight="normal" officeooo:rsid="00976730" officeooo:paragraph-rsid="00976730" style:font-weight-asian="normal" style:font-weight-complex="normal"/>
    </style:style>
    <style:style style:name="P85" style:family="paragraph" style:parent-style-name="Standard">
      <style:text-properties style:text-underline-style="none" fo:font-weight="normal" officeooo:rsid="009aa987" officeooo:paragraph-rsid="009aa987" style:font-weight-asian="normal" style:font-weight-complex="normal"/>
    </style:style>
    <style:style style:name="P86" style:family="paragraph" style:parent-style-name="Standard">
      <style:text-properties style:text-underline-style="none" fo:font-weight="normal" officeooo:rsid="009da0de" officeooo:paragraph-rsid="009da0de" style:font-weight-asian="normal" style:font-weight-complex="normal"/>
    </style:style>
    <style:style style:name="P87" style:family="paragraph" style:parent-style-name="Standard">
      <style:text-properties style:text-underline-style="none" fo:font-weight="normal" officeooo:rsid="009e4453" officeooo:paragraph-rsid="009e4453" style:font-weight-asian="normal" style:font-weight-complex="normal"/>
    </style:style>
    <style:style style:name="P88" style:family="paragraph" style:parent-style-name="Standard">
      <style:text-properties style:text-underline-style="none" fo:font-weight="normal" officeooo:rsid="009ef5e4" officeooo:paragraph-rsid="009ef5e4" style:font-weight-asian="normal" style:font-weight-complex="normal"/>
    </style:style>
    <style:style style:name="P89" style:family="paragraph" style:parent-style-name="Standard">
      <style:text-properties style:text-underline-style="none" fo:font-weight="normal" officeooo:rsid="00a2a969" officeooo:paragraph-rsid="00a2a969" style:font-weight-asian="normal" style:font-weight-complex="normal"/>
    </style:style>
    <style:style style:name="P90" style:family="paragraph" style:parent-style-name="Standard">
      <style:text-properties style:text-underline-style="none" fo:font-weight="normal" officeooo:rsid="00b163b9" officeooo:paragraph-rsid="00b163b9" style:font-weight-asian="normal" style:font-weight-complex="normal"/>
    </style:style>
    <style:style style:name="P91" style:family="paragraph" style:parent-style-name="Standard">
      <style:text-properties style:text-underline-style="none" fo:font-weight="normal" officeooo:rsid="00b30c99" officeooo:paragraph-rsid="00b30c99" style:font-weight-asian="normal" style:font-weight-complex="normal"/>
    </style:style>
    <style:style style:name="P92" style:family="paragraph" style:parent-style-name="Standard">
      <style:text-properties style:text-underline-style="none" fo:font-weight="normal" officeooo:rsid="00e55ab2" officeooo:paragraph-rsid="00e55ab2" style:font-weight-asian="normal" style:font-weight-complex="normal"/>
    </style:style>
    <style:style style:name="P93" style:family="paragraph" style:parent-style-name="Standard">
      <style:text-properties style:text-underline-style="none" fo:font-weight="normal" officeooo:rsid="00e68c5b" officeooo:paragraph-rsid="00e68c5b" style:font-weight-asian="normal" style:font-weight-complex="normal"/>
    </style:style>
    <style:style style:name="P94" style:family="paragraph" style:parent-style-name="Standard">
      <style:text-properties style:text-underline-style="none" fo:font-weight="normal" officeooo:rsid="00e6a154" officeooo:paragraph-rsid="00e6a154" style:font-weight-asian="normal" style:font-weight-complex="normal"/>
    </style:style>
    <style:style style:name="P95" style:family="paragraph" style:parent-style-name="Standard">
      <style:text-properties style:text-underline-style="none" fo:font-weight="normal" officeooo:rsid="00f461ca" officeooo:paragraph-rsid="00f461ca" style:font-weight-asian="normal" style:font-weight-complex="normal"/>
    </style:style>
    <style:style style:name="P96" style:family="paragraph" style:parent-style-name="Standard">
      <style:text-properties style:text-underline-style="none" fo:font-weight="normal" officeooo:rsid="00f649c0" officeooo:paragraph-rsid="00f649c0" style:font-weight-asian="normal" style:font-weight-complex="normal"/>
    </style:style>
    <style:style style:name="P97" style:family="paragraph" style:parent-style-name="Standard">
      <style:text-properties style:text-underline-style="none" fo:font-weight="normal" officeooo:rsid="010097f7" officeooo:paragraph-rsid="010097f7" style:font-weight-asian="normal" style:font-weight-complex="normal"/>
    </style:style>
    <style:style style:name="P98" style:family="paragraph" style:parent-style-name="Standard">
      <style:text-properties style:text-underline-style="none" fo:font-weight="normal" officeooo:rsid="01043eb6" officeooo:paragraph-rsid="01043eb6" style:font-weight-asian="normal" style:font-weight-complex="normal"/>
    </style:style>
    <style:style style:name="P99" style:family="paragraph" style:parent-style-name="Standard">
      <style:text-properties style:text-underline-style="none" fo:font-weight="normal" officeooo:rsid="010b5ccb" officeooo:paragraph-rsid="010b5ccb" style:font-weight-asian="normal" style:font-weight-complex="normal"/>
    </style:style>
    <style:style style:name="P100" style:family="paragraph" style:parent-style-name="Standard">
      <style:text-properties style:text-underline-style="none" fo:font-weight="normal" officeooo:rsid="01184a3d" officeooo:paragraph-rsid="01184a3d" style:font-weight-asian="normal" style:font-weight-complex="normal"/>
    </style:style>
    <style:style style:name="P101" style:family="paragraph" style:parent-style-name="Standard">
      <style:text-properties style:text-underline-style="none" fo:font-weight="normal" officeooo:rsid="0123cfd7" officeooo:paragraph-rsid="0123cfd7" style:font-weight-asian="normal" style:font-weight-complex="normal"/>
    </style:style>
    <style:style style:name="P102" style:family="paragraph" style:parent-style-name="Standard">
      <style:text-properties style:text-underline-style="none" fo:font-weight="normal" officeooo:rsid="0126ae5e" officeooo:paragraph-rsid="0126ae5e" style:font-weight-asian="normal" style:font-weight-complex="normal"/>
    </style:style>
    <style:style style:name="P103" style:family="paragraph" style:parent-style-name="Standard">
      <style:text-properties style:text-underline-style="none" fo:font-weight="normal" officeooo:rsid="012d9499" officeooo:paragraph-rsid="012d9499" style:font-weight-asian="normal" style:font-weight-complex="normal"/>
    </style:style>
    <style:style style:name="P104" style:family="paragraph" style:parent-style-name="Standard">
      <style:text-properties style:text-underline-style="none" fo:font-weight="normal" officeooo:rsid="012dfb7e" officeooo:paragraph-rsid="012dfb7e" style:font-weight-asian="normal" style:font-weight-complex="normal"/>
    </style:style>
    <style:style style:name="P105" style:family="paragraph" style:parent-style-name="Standard">
      <style:text-properties style:text-underline-style="none" fo:font-weight="normal" officeooo:rsid="013812cf" officeooo:paragraph-rsid="013812cf" style:font-weight-asian="normal" style:font-weight-complex="normal"/>
    </style:style>
    <style:style style:name="P106" style:family="paragraph" style:parent-style-name="Standard">
      <style:text-properties style:text-underline-style="none" fo:font-weight="normal" officeooo:rsid="0140e33f" officeooo:paragraph-rsid="0140e33f" style:font-weight-asian="normal" style:font-weight-complex="normal"/>
    </style:style>
    <style:style style:name="P107" style:family="paragraph" style:parent-style-name="Standard">
      <style:text-properties style:text-underline-style="none" fo:font-weight="normal" officeooo:rsid="015e5b92" officeooo:paragraph-rsid="015e5b92" style:font-weight-asian="normal" style:font-weight-complex="normal"/>
    </style:style>
    <style:style style:name="P108" style:family="paragraph" style:parent-style-name="Standard">
      <style:text-properties style:text-underline-style="none" fo:font-weight="normal" officeooo:rsid="0170b420" officeooo:paragraph-rsid="0170b420" style:font-weight-asian="normal" style:font-weight-complex="normal"/>
    </style:style>
    <style:style style:name="P109" style:family="paragraph" style:parent-style-name="Standard">
      <style:text-properties style:text-underline-style="none" fo:font-weight="normal" officeooo:rsid="018bb5a4" officeooo:paragraph-rsid="018bb5a4" style:font-weight-asian="normal" style:font-weight-complex="normal"/>
    </style:style>
    <style:style style:name="P110" style:family="paragraph" style:parent-style-name="Standard">
      <style:text-properties style:text-underline-style="none" fo:font-weight="normal" officeooo:rsid="019c9707" officeooo:paragraph-rsid="019c9707" style:font-weight-asian="normal" style:font-weight-complex="normal"/>
    </style:style>
    <style:style style:name="P111" style:family="paragraph" style:parent-style-name="Standard">
      <style:text-properties style:text-underline-style="none" fo:font-weight="normal" officeooo:rsid="019f3dfd" officeooo:paragraph-rsid="019f3dfd" style:font-weight-asian="normal" style:font-weight-complex="normal"/>
    </style:style>
    <style:style style:name="P112" style:family="paragraph" style:parent-style-name="Standard">
      <style:text-properties style:text-underline-style="none" fo:font-weight="normal" officeooo:rsid="01a14adf" officeooo:paragraph-rsid="01a14adf" style:font-weight-asian="normal" style:font-weight-complex="normal"/>
    </style:style>
    <style:style style:name="P113" style:family="paragraph" style:parent-style-name="Standard">
      <style:text-properties style:text-underline-style="none" fo:font-weight="normal" officeooo:rsid="01ca2df5" officeooo:paragraph-rsid="01ca2df5" style:font-weight-asian="normal" style:font-weight-complex="normal"/>
    </style:style>
    <style:style style:name="P114" style:family="paragraph" style:parent-style-name="Standard">
      <style:text-properties style:text-underline-style="none" fo:font-weight="normal" officeooo:rsid="01e0041b" officeooo:paragraph-rsid="01ce78bd" style:font-weight-asian="normal" style:font-weight-complex="normal"/>
    </style:style>
    <style:style style:name="P115" style:family="paragraph" style:parent-style-name="Standard">
      <style:text-properties style:text-underline-style="none" fo:font-weight="normal" officeooo:rsid="01a494c9" officeooo:paragraph-rsid="01a494c9" style:font-weight-asian="normal" style:font-weight-complex="normal"/>
    </style:style>
    <style:style style:name="P116" style:family="paragraph" style:parent-style-name="Standard">
      <style:text-properties style:text-underline-style="none" fo:font-weight="normal" officeooo:rsid="01be97c4" officeooo:paragraph-rsid="01be97c4" style:font-weight-asian="normal" style:font-weight-complex="normal"/>
    </style:style>
    <style:style style:name="P117" style:family="paragraph" style:parent-style-name="Standard">
      <style:text-properties style:text-underline-style="none" fo:font-weight="normal" officeooo:rsid="01c0b627" officeooo:paragraph-rsid="01c0b627" style:font-weight-asian="normal" style:font-weight-complex="normal"/>
    </style:style>
    <style:style style:name="P118" style:family="paragraph" style:parent-style-name="Standard">
      <style:text-properties style:text-underline-style="none" fo:font-weight="normal" officeooo:rsid="01c28a8e" officeooo:paragraph-rsid="01c28a8e" style:font-weight-asian="normal" style:font-weight-complex="normal"/>
    </style:style>
    <style:style style:name="P119" style:family="paragraph" style:parent-style-name="Standard">
      <style:text-properties style:text-underline-style="none" fo:font-weight="normal" officeooo:rsid="01c7a57f" officeooo:paragraph-rsid="01c69f81" style:font-weight-asian="normal" style:font-weight-complex="normal"/>
    </style:style>
    <style:style style:name="P120" style:family="paragraph" style:parent-style-name="Standard">
      <style:text-properties style:text-underline-style="none" fo:font-weight="normal" officeooo:rsid="01eb7dda" officeooo:paragraph-rsid="01eb7dda" style:font-weight-asian="normal" style:font-weight-complex="normal"/>
    </style:style>
    <style:style style:name="P121" style:family="paragraph" style:parent-style-name="Standard">
      <style:text-properties style:text-underline-style="none" fo:font-weight="normal" officeooo:rsid="01ef4b26" officeooo:paragraph-rsid="01ef4b26" style:font-weight-asian="normal" style:font-weight-complex="normal"/>
    </style:style>
    <style:style style:name="P122" style:family="paragraph" style:parent-style-name="Standard">
      <style:text-properties style:text-underline-style="none" fo:font-weight="normal" officeooo:rsid="01f7d877" officeooo:paragraph-rsid="01f7d877" style:font-weight-asian="normal" style:font-weight-complex="normal"/>
    </style:style>
    <style:style style:name="P123" style:family="paragraph" style:parent-style-name="Standard">
      <style:text-properties style:text-underline-style="none" fo:font-weight="normal" officeooo:rsid="01f9b690" officeooo:paragraph-rsid="01f9b690" style:font-weight-asian="normal" style:font-weight-complex="normal"/>
    </style:style>
    <style:style style:name="P124" style:family="paragraph" style:parent-style-name="Standard">
      <style:text-properties style:text-underline-style="none" fo:font-weight="normal" officeooo:rsid="01fcbcde" officeooo:paragraph-rsid="01fcbcde" style:font-weight-asian="normal" style:font-weight-complex="normal"/>
    </style:style>
    <style:style style:name="P125" style:family="paragraph" style:parent-style-name="Standard">
      <style:text-properties style:text-underline-style="none" fo:font-weight="normal" officeooo:rsid="01fd06aa" officeooo:paragraph-rsid="01fd06aa" style:font-weight-asian="normal" style:font-weight-complex="normal"/>
    </style:style>
    <style:style style:name="P126" style:family="paragraph" style:parent-style-name="Standard">
      <style:text-properties style:text-underline-style="none" fo:font-weight="normal" officeooo:rsid="0204b731" officeooo:paragraph-rsid="0204b731" style:font-weight-asian="normal" style:font-weight-complex="normal"/>
    </style:style>
    <style:style style:name="P127" style:family="paragraph" style:parent-style-name="Standard">
      <style:text-properties style:text-underline-style="none" fo:font-weight="normal" officeooo:rsid="020bc1f0" officeooo:paragraph-rsid="0208846d" style:font-weight-asian="normal" style:font-weight-complex="normal"/>
    </style:style>
    <style:style style:name="P128" style:family="paragraph" style:parent-style-name="Standard">
      <style:text-properties style:text-underline-style="none" fo:font-weight="normal" officeooo:rsid="021981d4" officeooo:paragraph-rsid="021981d4" style:font-weight-asian="normal" style:font-weight-complex="normal"/>
    </style:style>
    <style:style style:name="P129" style:family="paragraph" style:parent-style-name="Standard">
      <style:text-properties style:text-underline-style="none" fo:font-weight="normal" officeooo:rsid="021d550b" officeooo:paragraph-rsid="021d550b" style:font-weight-asian="normal" style:font-weight-complex="normal"/>
    </style:style>
    <style:style style:name="P130" style:family="paragraph" style:parent-style-name="Standard">
      <style:text-properties style:text-underline-style="none" fo:font-weight="normal" officeooo:rsid="021fbde1" officeooo:paragraph-rsid="021fbde1" style:font-weight-asian="normal" style:font-weight-complex="normal"/>
    </style:style>
    <style:style style:name="P131" style:family="paragraph" style:parent-style-name="Standard">
      <style:text-properties style:text-underline-style="none" fo:font-weight="normal" officeooo:rsid="023dbe1d" officeooo:paragraph-rsid="023ce797" style:font-weight-asian="normal" style:font-weight-complex="normal"/>
    </style:style>
    <style:style style:name="P132" style:family="paragraph" style:parent-style-name="Standard">
      <style:text-properties style:text-underline-style="none" fo:font-weight="normal" officeooo:rsid="02287f62" officeooo:paragraph-rsid="02283798" style:font-weight-asian="normal" style:font-weight-complex="normal"/>
    </style:style>
    <style:style style:name="P133" style:family="paragraph" style:parent-style-name="Standard">
      <style:text-properties style:text-underline-style="none" fo:font-weight="normal" officeooo:rsid="0246dc5c" officeooo:paragraph-rsid="0246dc5c" style:font-weight-asian="normal" style:font-weight-complex="normal"/>
    </style:style>
    <style:style style:name="P134" style:family="paragraph" style:parent-style-name="Standard">
      <style:text-properties style:text-underline-style="none" fo:font-weight="normal" officeooo:rsid="025f7de9" officeooo:paragraph-rsid="025f7de9" style:font-weight-asian="normal" style:font-weight-complex="normal"/>
    </style:style>
    <style:style style:name="P135" style:family="paragraph" style:parent-style-name="Standard">
      <style:text-properties style:text-underline-style="none" fo:font-weight="normal" officeooo:rsid="02651fff" officeooo:paragraph-rsid="0265e3c9" style:font-weight-asian="normal" style:font-weight-complex="normal"/>
    </style:style>
    <style:style style:name="P136" style:family="paragraph" style:parent-style-name="Standard">
      <style:text-properties style:text-underline-style="none" fo:font-weight="normal" officeooo:rsid="02651fff" officeooo:paragraph-rsid="0262db64" style:font-weight-asian="normal" style:font-weight-complex="normal"/>
    </style:style>
    <style:style style:name="P137" style:family="paragraph" style:parent-style-name="Standard">
      <style:text-properties style:text-underline-style="none" fo:font-weight="normal" officeooo:rsid="0268301e" officeooo:paragraph-rsid="0268301e" style:font-weight-asian="normal" style:font-weight-complex="normal"/>
    </style:style>
    <style:style style:name="P138" style:family="paragraph" style:parent-style-name="Standard">
      <style:text-properties style:text-underline-style="none" fo:font-weight="normal" officeooo:rsid="02734c89" officeooo:paragraph-rsid="02734c89" style:font-weight-asian="normal" style:font-weight-complex="normal"/>
    </style:style>
    <style:style style:name="P139" style:family="paragraph" style:parent-style-name="Standard">
      <style:text-properties style:text-underline-style="none" fo:font-weight="normal" officeooo:rsid="0279a444" officeooo:paragraph-rsid="0279a444" style:font-weight-asian="normal" style:font-weight-complex="normal"/>
    </style:style>
    <style:style style:name="P140" style:family="paragraph" style:parent-style-name="Standard">
      <style:text-properties style:text-underline-style="none" fo:font-weight="normal" officeooo:rsid="027d79d2" officeooo:paragraph-rsid="027d79d2" style:font-weight-asian="normal" style:font-weight-complex="normal"/>
    </style:style>
    <style:style style:name="P141" style:family="paragraph" style:parent-style-name="Standard">
      <style:text-properties style:text-underline-style="none" fo:font-weight="normal" officeooo:rsid="02829fbe" officeooo:paragraph-rsid="02829fbe" style:font-weight-asian="normal" style:font-weight-complex="normal"/>
    </style:style>
    <style:style style:name="P142" style:family="paragraph" style:parent-style-name="Standard">
      <style:text-properties style:text-underline-style="none" fo:font-weight="normal" officeooo:rsid="028d6e0f" officeooo:paragraph-rsid="028d6e0f" style:font-weight-asian="normal" style:font-weight-complex="normal"/>
    </style:style>
    <style:style style:name="P143" style:family="paragraph" style:parent-style-name="Standard">
      <style:text-properties style:text-underline-style="none" fo:font-weight="normal" officeooo:rsid="0294c21b" officeooo:paragraph-rsid="0294c21b" style:font-weight-asian="normal" style:font-weight-complex="normal"/>
    </style:style>
    <style:style style:name="P144" style:family="paragraph" style:parent-style-name="Standard">
      <style:text-properties style:text-underline-style="none" fo:font-weight="normal" officeooo:rsid="0298dbb1" officeooo:paragraph-rsid="0298dbb1" style:font-weight-asian="normal" style:font-weight-complex="normal"/>
    </style:style>
    <style:style style:name="P145" style:family="paragraph" style:parent-style-name="Standard">
      <style:text-properties style:text-underline-style="none" fo:font-weight="normal" officeooo:rsid="029ab5b6" officeooo:paragraph-rsid="029ab5b6" style:font-weight-asian="normal" style:font-weight-complex="normal"/>
    </style:style>
    <style:style style:name="P146" style:family="paragraph" style:parent-style-name="Standard">
      <style:text-properties style:text-underline-style="none" fo:font-weight="normal" officeooo:rsid="02b8c390" officeooo:paragraph-rsid="02b9ce94" style:font-weight-asian="normal" style:font-weight-complex="normal"/>
    </style:style>
    <style:style style:name="P147" style:family="paragraph" style:parent-style-name="Standard">
      <style:text-properties style:text-underline-style="none" fo:font-weight="normal" officeooo:rsid="02b8c390" officeooo:paragraph-rsid="02bb8175" style:font-weight-asian="normal" style:font-weight-complex="normal"/>
    </style:style>
    <style:style style:name="P148" style:family="paragraph" style:parent-style-name="Standard">
      <style:text-properties style:text-underline-style="none" fo:font-weight="normal" officeooo:rsid="02be8c9e" officeooo:paragraph-rsid="02be8c9e" style:font-weight-asian="normal" style:font-weight-complex="normal"/>
    </style:style>
    <style:style style:name="P149" style:family="paragraph" style:parent-style-name="Standard">
      <style:text-properties style:text-underline-style="none" fo:font-weight="normal" officeooo:rsid="02cace88" officeooo:paragraph-rsid="02be8c9e" style:font-weight-asian="normal" style:font-weight-complex="normal"/>
    </style:style>
    <style:style style:name="P150" style:family="paragraph" style:parent-style-name="Standard">
      <style:text-properties style:text-underline-style="none" fo:font-weight="normal" officeooo:rsid="02d60aa3" officeooo:paragraph-rsid="02d60aa3" style:font-weight-asian="normal" style:font-weight-complex="normal"/>
    </style:style>
    <style:style style:name="P151" style:family="paragraph" style:parent-style-name="Standard">
      <style:text-properties style:text-underline-style="none" fo:font-weight="normal" officeooo:rsid="02d6e085" officeooo:paragraph-rsid="02d6e085" style:font-weight-asian="normal" style:font-weight-complex="normal"/>
    </style:style>
    <style:style style:name="P152" style:family="paragraph" style:parent-style-name="Standard">
      <style:text-properties style:text-underline-style="none" fo:font-weight="normal" officeooo:rsid="02d974a4" officeooo:paragraph-rsid="02d974a4" style:font-weight-asian="normal" style:font-weight-complex="normal"/>
    </style:style>
    <style:style style:name="P153" style:family="paragraph" style:parent-style-name="Standard">
      <style:text-properties style:text-underline-style="none" fo:font-weight="normal" officeooo:rsid="02de4fb5" officeooo:paragraph-rsid="02de4fb5" style:font-weight-asian="normal" style:font-weight-complex="normal"/>
    </style:style>
    <style:style style:name="P154" style:family="paragraph" style:parent-style-name="Standard">
      <style:text-properties style:text-underline-style="none" fo:font-weight="normal" officeooo:rsid="02ded390" officeooo:paragraph-rsid="02ded390" style:font-weight-asian="normal" style:font-weight-complex="normal"/>
    </style:style>
    <style:style style:name="P155" style:family="paragraph" style:parent-style-name="Standard">
      <style:text-properties style:text-underline-style="none" fo:font-weight="normal" officeooo:rsid="02e10c88" officeooo:paragraph-rsid="02e10c88" style:font-weight-asian="normal" style:font-weight-complex="normal"/>
    </style:style>
    <style:style style:name="P156" style:family="paragraph" style:parent-style-name="Standard">
      <style:text-properties style:text-underline-style="none" fo:font-weight="normal" officeooo:rsid="02e4dece" officeooo:paragraph-rsid="02e4dece" style:font-weight-asian="normal" style:font-weight-complex="normal"/>
    </style:style>
    <style:style style:name="P157" style:family="paragraph" style:parent-style-name="Standard">
      <style:text-properties style:text-underline-style="none" fo:font-weight="normal" officeooo:rsid="02e6ad41" officeooo:paragraph-rsid="02e6ad41" style:font-weight-asian="normal" style:font-weight-complex="normal"/>
    </style:style>
    <style:style style:name="P158" style:family="paragraph" style:parent-style-name="Standard">
      <style:text-properties style:text-underline-style="none" fo:font-weight="normal" officeooo:rsid="02e75dcb" officeooo:paragraph-rsid="02e75dcb" style:font-weight-asian="normal" style:font-weight-complex="normal"/>
    </style:style>
    <style:style style:name="P159" style:family="paragraph" style:parent-style-name="Standard">
      <style:text-properties style:text-underline-style="none" fo:font-weight="normal" officeooo:rsid="02e9bc08" officeooo:paragraph-rsid="02e9bc08" style:font-weight-asian="normal" style:font-weight-complex="normal"/>
    </style:style>
    <style:style style:name="P160" style:family="paragraph" style:parent-style-name="Standard">
      <style:text-properties style:text-underline-style="none" fo:font-weight="normal" officeooo:rsid="02eb016d" officeooo:paragraph-rsid="02eb016d" style:font-weight-asian="normal" style:font-weight-complex="normal"/>
    </style:style>
    <style:style style:name="P161" style:family="paragraph" style:parent-style-name="Standard">
      <style:text-properties style:text-underline-style="none" fo:font-weight="normal" officeooo:rsid="02f8f461" officeooo:paragraph-rsid="02f8f461" style:font-weight-asian="normal" style:font-weight-complex="normal"/>
    </style:style>
    <style:style style:name="P162" style:family="paragraph" style:parent-style-name="Standard">
      <style:text-properties style:text-underline-style="none" fo:font-weight="normal" officeooo:rsid="02f9aea6" officeooo:paragraph-rsid="02f9aea6" style:font-weight-asian="normal" style:font-weight-complex="normal"/>
    </style:style>
    <style:style style:name="P163" style:family="paragraph" style:parent-style-name="Standard">
      <style:text-properties style:text-underline-style="none" fo:font-weight="normal" officeooo:rsid="02fcc7e9" officeooo:paragraph-rsid="02fcc7e9" style:font-weight-asian="normal" style:font-weight-complex="normal"/>
    </style:style>
    <style:style style:name="P164" style:family="paragraph" style:parent-style-name="Standard">
      <style:text-properties style:text-underline-style="none" fo:font-weight="normal" officeooo:rsid="030bdab4" officeooo:paragraph-rsid="030bdab4" style:font-weight-asian="normal" style:font-weight-complex="normal"/>
    </style:style>
    <style:style style:name="P165" style:family="paragraph" style:parent-style-name="Standard">
      <style:text-properties style:text-underline-style="none" fo:font-weight="normal" officeooo:rsid="030e9911" officeooo:paragraph-rsid="030e9911" style:font-weight-asian="normal" style:font-weight-complex="normal"/>
    </style:style>
    <style:style style:name="P166" style:family="paragraph" style:parent-style-name="Standard">
      <style:text-properties style:text-underline-style="none" fo:font-weight="normal" officeooo:rsid="030f3ed4" officeooo:paragraph-rsid="030f3ed4" style:font-weight-asian="normal" style:font-weight-complex="normal"/>
    </style:style>
    <style:style style:name="P167" style:family="paragraph" style:parent-style-name="Standard">
      <style:text-properties style:text-underline-style="none" fo:font-weight="normal" officeooo:rsid="03115c41" officeooo:paragraph-rsid="03115c41" style:font-weight-asian="normal" style:font-weight-complex="normal"/>
    </style:style>
    <style:style style:name="P168" style:family="paragraph" style:parent-style-name="Standard">
      <style:text-properties style:text-underline-style="none" fo:font-weight="normal" officeooo:rsid="031405cd" officeooo:paragraph-rsid="031405cd" style:font-weight-asian="normal" style:font-weight-complex="normal"/>
    </style:style>
    <style:style style:name="P169" style:family="paragraph" style:parent-style-name="Standard">
      <style:text-properties style:text-underline-style="none" fo:font-weight="normal" officeooo:rsid="0316a5be" officeooo:paragraph-rsid="0316a5be" style:font-weight-asian="normal" style:font-weight-complex="normal"/>
    </style:style>
    <style:style style:name="P170" style:family="paragraph" style:parent-style-name="Standard">
      <style:text-properties style:text-underline-style="none" fo:font-weight="normal" officeooo:rsid="03185718" officeooo:paragraph-rsid="03185718" style:font-weight-asian="normal" style:font-weight-complex="normal"/>
    </style:style>
    <style:style style:name="P171" style:family="paragraph" style:parent-style-name="Standard">
      <style:text-properties style:text-underline-style="none" fo:font-weight="normal" officeooo:rsid="03218d2b" officeooo:paragraph-rsid="03218d2b" style:font-weight-asian="normal" style:font-weight-complex="normal"/>
    </style:style>
    <style:style style:name="P172" style:family="paragraph" style:parent-style-name="Standard">
      <style:text-properties style:text-underline-style="none" fo:font-weight="normal" officeooo:rsid="0322345e" officeooo:paragraph-rsid="0322345e" style:font-weight-asian="normal" style:font-weight-complex="normal"/>
    </style:style>
    <style:style style:name="P173" style:family="paragraph" style:parent-style-name="Standard">
      <style:text-properties style:text-underline-style="none" fo:font-weight="normal" officeooo:rsid="03254c99" officeooo:paragraph-rsid="03254c99" style:font-weight-asian="normal" style:font-weight-complex="normal"/>
    </style:style>
    <style:style style:name="P174" style:family="paragraph" style:parent-style-name="Standard">
      <style:text-properties style:text-underline-style="none" fo:font-weight="normal" officeooo:rsid="03273323" officeooo:paragraph-rsid="03273323" style:font-weight-asian="normal" style:font-weight-complex="normal"/>
    </style:style>
    <style:style style:name="P175" style:family="paragraph" style:parent-style-name="Standard">
      <style:text-properties style:text-underline-style="none" fo:font-weight="normal" officeooo:rsid="032a2608" officeooo:paragraph-rsid="032a2608" style:font-weight-asian="normal" style:font-weight-complex="normal"/>
    </style:style>
    <style:style style:name="P176" style:family="paragraph" style:parent-style-name="Standard">
      <style:text-properties style:text-underline-style="none" fo:font-weight="normal" officeooo:rsid="032ba2ed" officeooo:paragraph-rsid="032ba2ed" style:font-weight-asian="normal" style:font-weight-complex="normal"/>
    </style:style>
    <style:style style:name="P177" style:family="paragraph" style:parent-style-name="Standard">
      <style:text-properties style:text-underline-style="none" fo:font-weight="normal" officeooo:rsid="033252e0" officeooo:paragraph-rsid="033252e0" style:font-weight-asian="normal" style:font-weight-complex="normal"/>
    </style:style>
    <style:style style:name="P178" style:family="paragraph" style:parent-style-name="Standard">
      <style:text-properties style:text-underline-style="none" fo:font-weight="normal" officeooo:rsid="0332f2d9" officeooo:paragraph-rsid="0332f2d9" style:font-weight-asian="normal" style:font-weight-complex="normal"/>
    </style:style>
    <style:style style:name="P179" style:family="paragraph" style:parent-style-name="Standard">
      <style:text-properties style:text-underline-style="none" fo:font-weight="normal" officeooo:rsid="03387972" officeooo:paragraph-rsid="03387972" style:font-weight-asian="normal" style:font-weight-complex="normal"/>
    </style:style>
    <style:style style:name="P180" style:family="paragraph" style:parent-style-name="Standard">
      <style:text-properties style:text-underline-style="none" fo:font-weight="normal" officeooo:rsid="033a673c" officeooo:paragraph-rsid="033a673c" style:font-weight-asian="normal" style:font-weight-complex="normal"/>
    </style:style>
    <style:style style:name="P181" style:family="paragraph" style:parent-style-name="Standard">
      <style:text-properties style:text-underline-style="none" fo:font-weight="normal" officeooo:rsid="0343eb5c" officeooo:paragraph-rsid="0343eb5c" style:font-weight-asian="normal" style:font-weight-complex="normal"/>
    </style:style>
    <style:style style:name="P182" style:family="paragraph" style:parent-style-name="Standard">
      <style:text-properties style:text-underline-style="none" fo:font-weight="normal" officeooo:rsid="034737b1" officeooo:paragraph-rsid="034737b1" style:font-weight-asian="normal" style:font-weight-complex="normal"/>
    </style:style>
    <style:style style:name="P183" style:family="paragraph" style:parent-style-name="Standard">
      <style:text-properties style:text-underline-style="none" fo:font-weight="normal" officeooo:rsid="035abf7a" officeooo:paragraph-rsid="035abf7a" style:font-weight-asian="normal" style:font-weight-complex="normal"/>
    </style:style>
    <style:style style:name="P184" style:family="paragraph" style:parent-style-name="Standard">
      <style:text-properties style:text-underline-style="none" fo:font-weight="bold" officeooo:rsid="007dd50d" officeooo:paragraph-rsid="007dd50d" style:font-weight-asian="bold" style:font-weight-complex="bold"/>
    </style:style>
    <style:style style:name="P185" style:family="paragraph" style:parent-style-name="Standard">
      <style:text-properties style:text-underline-style="none" fo:font-weight="bold" officeooo:rsid="0081d690" officeooo:paragraph-rsid="0081d690" style:font-weight-asian="bold" style:font-weight-complex="bold"/>
    </style:style>
    <style:style style:name="P186" style:family="paragraph" style:parent-style-name="Standard">
      <style:text-properties style:text-underline-style="none" fo:font-weight="bold" officeooo:rsid="015e5b92" officeooo:paragraph-rsid="015e5b92" style:font-weight-asian="bold" style:font-weight-complex="bold"/>
    </style:style>
    <style:style style:name="P187" style:family="paragraph" style:parent-style-name="Standard">
      <style:text-properties style:text-underline-style="none" fo:font-weight="bold" officeooo:rsid="01a14adf" officeooo:paragraph-rsid="01a14adf" style:font-weight-asian="bold" style:font-weight-complex="bold"/>
    </style:style>
    <style:style style:name="P188" style:family="paragraph" style:parent-style-name="Standard">
      <style:text-properties style:text-underline-style="none" fo:font-weight="bold" officeooo:rsid="01c28a8e" officeooo:paragraph-rsid="01c28a8e" style:font-weight-asian="bold" style:font-weight-complex="bold"/>
    </style:style>
    <style:style style:name="P189" style:family="paragraph" style:parent-style-name="Standard">
      <style:text-properties style:text-underline-style="none" fo:font-weight="bold" officeooo:rsid="0262db64" officeooo:paragraph-rsid="0262db64" style:font-weight-asian="bold" style:font-weight-complex="bold"/>
    </style:style>
    <style:style style:name="P190" style:family="paragraph" style:parent-style-name="Standard">
      <style:text-properties style:text-underline-style="none" fo:font-weight="bold" officeooo:rsid="026ebe73" officeooo:paragraph-rsid="026ebe73" style:font-weight-asian="bold" style:font-weight-complex="bold"/>
    </style:style>
    <style:style style:name="P191" style:family="paragraph" style:parent-style-name="Standard">
      <style:text-properties style:text-underline-style="none" fo:font-weight="bold" officeooo:rsid="02734c89" officeooo:paragraph-rsid="02734c89" style:font-weight-asian="bold" style:font-weight-complex="bold"/>
    </style:style>
    <style:style style:name="P192" style:family="paragraph" style:parent-style-name="Standard">
      <style:text-properties style:text-underline-style="none" fo:font-weight="bold" officeooo:rsid="027ad025" officeooo:paragraph-rsid="0279a444" style:font-weight-asian="bold" style:font-weight-complex="bold"/>
    </style:style>
    <style:style style:name="P193" style:family="paragraph" style:parent-style-name="Standard">
      <style:text-properties style:text-underline-style="none" fo:font-weight="bold" officeooo:rsid="03351919" officeooo:paragraph-rsid="03351919" style:font-weight-asian="bold" style:font-weight-complex="bold"/>
    </style:style>
    <style:style style:name="P194" style:family="paragraph" style:parent-style-name="Standard">
      <style:text-properties style:text-underline-style="none" fo:font-weight="bold" officeooo:rsid="0349efbe" officeooo:paragraph-rsid="0349efbe" style:font-weight-asian="bold" style:font-weight-complex="bold"/>
    </style:style>
    <style:style style:name="P195" style:family="paragraph" style:parent-style-name="Standard">
      <style:text-properties style:text-underline-style="none" fo:font-weight="bold" officeooo:rsid="03584bee" officeooo:paragraph-rsid="03584bee" style:font-weight-asian="bold" style:font-weight-complex="bold"/>
    </style:style>
    <style:style style:name="P196" style:family="paragraph" style:parent-style-name="Standard">
      <style:text-properties style:text-underline-style="none" fo:font-weight="bold" officeooo:rsid="035abf7a" officeooo:paragraph-rsid="035abf7a" style:font-weight-asian="bold" style:font-weight-complex="bold"/>
    </style:style>
    <style:style style:name="P197" style:family="paragraph" style:parent-style-name="Standard">
      <style:text-properties officeooo:rsid="0265e3c9" officeooo:paragraph-rsid="0265e3c9"/>
    </style:style>
    <style:style style:name="P198" style:family="paragraph" style:parent-style-name="Standard" style:list-style-name="L1">
      <style:text-properties style:text-underline-style="none" fo:font-weight="normal" officeooo:rsid="00196474" officeooo:paragraph-rsid="00196474" style:font-weight-asian="normal" style:font-weight-complex="normal"/>
    </style:style>
    <style:style style:name="P199" style:family="paragraph" style:parent-style-name="Standard" style:list-style-name="L1">
      <style:text-properties style:text-underline-style="none" fo:font-weight="normal" officeooo:rsid="001c2846" officeooo:paragraph-rsid="001c2846" style:font-weight-asian="normal" style:font-weight-complex="normal"/>
    </style:style>
    <style:style style:name="P200" style:family="paragraph" style:parent-style-name="Standard" style:list-style-name="L1">
      <style:text-properties style:text-underline-style="none" fo:font-weight="normal" officeooo:rsid="001dca94" officeooo:paragraph-rsid="001dca94" style:font-weight-asian="normal" style:font-weight-complex="normal"/>
    </style:style>
    <style:style style:name="P201" style:family="paragraph" style:parent-style-name="Standard" style:list-style-name="L1">
      <style:text-properties style:text-underline-style="none" fo:font-weight="normal" officeooo:rsid="001f4b75" officeooo:paragraph-rsid="001f4b75" style:font-weight-asian="normal" style:font-weight-complex="normal"/>
    </style:style>
    <style:style style:name="P202" style:family="paragraph" style:parent-style-name="Standard" style:list-style-name="L1">
      <style:text-properties style:text-underline-style="none" fo:font-weight="normal" officeooo:rsid="00211721" officeooo:paragraph-rsid="00211721" style:font-weight-asian="normal" style:font-weight-complex="normal"/>
    </style:style>
    <style:style style:name="P203" style:family="paragraph" style:parent-style-name="Standard" style:list-style-name="L1">
      <style:text-properties style:text-underline-style="none" fo:font-weight="normal" officeooo:rsid="0026e462" officeooo:paragraph-rsid="0026e462" style:font-weight-asian="normal" style:font-weight-complex="normal"/>
    </style:style>
    <style:style style:name="P204" style:family="paragraph" style:parent-style-name="Standard" style:list-style-name="L2">
      <style:text-properties style:text-underline-style="none" fo:font-weight="normal" officeooo:rsid="00b163b9" officeooo:paragraph-rsid="00b163b9" style:font-weight-asian="normal" style:font-weight-complex="normal"/>
    </style:style>
    <style:style style:name="P205" style:family="paragraph" style:parent-style-name="Standard" style:list-style-name="L3">
      <style:text-properties style:text-underline-style="none" fo:font-weight="normal" officeooo:rsid="00b1f1ee" officeooo:paragraph-rsid="00b1f1ee" style:font-weight-asian="normal" style:font-weight-complex="normal"/>
    </style:style>
    <style:style style:name="P206" style:family="paragraph" style:parent-style-name="Standard" style:list-style-name="L3">
      <style:text-properties style:text-underline-style="none" fo:font-weight="normal" officeooo:rsid="00b1fb78" officeooo:paragraph-rsid="00b1fb78" style:font-weight-asian="normal" style:font-weight-complex="normal"/>
    </style:style>
    <style:style style:name="P207" style:family="paragraph" style:parent-style-name="Standard" style:list-style-name="L3">
      <style:text-properties style:text-underline-style="none" fo:font-weight="normal" officeooo:rsid="00b30c99" officeooo:paragraph-rsid="00b30c99" style:font-weight-asian="normal" style:font-weight-complex="normal"/>
    </style:style>
    <style:style style:name="P208" style:family="paragraph" style:parent-style-name="Standard" style:list-style-name="L4">
      <style:text-properties style:text-underline-style="none" fo:font-weight="normal" officeooo:rsid="00e55ab2" officeooo:paragraph-rsid="00e55ab2" style:font-weight-asian="normal" style:font-weight-complex="normal"/>
    </style:style>
    <style:style style:name="P209" style:family="paragraph" style:parent-style-name="Standard" style:list-style-name="L4">
      <style:text-properties style:text-underline-style="none" fo:font-weight="normal" officeooo:rsid="00e68c5b" officeooo:paragraph-rsid="00e68c5b" style:font-weight-asian="normal" style:font-weight-complex="normal"/>
    </style:style>
    <style:style style:name="P210" style:family="paragraph" style:parent-style-name="Standard" style:list-style-name="L5">
      <style:text-properties style:text-underline-style="none" fo:font-weight="normal" officeooo:rsid="00e6a154" officeooo:paragraph-rsid="00e6a154" style:font-weight-asian="normal" style:font-weight-complex="normal"/>
    </style:style>
    <style:style style:name="P211" style:family="paragraph" style:parent-style-name="Standard" style:list-style-name="L5">
      <style:text-properties style:text-underline-style="none" fo:font-weight="normal" officeooo:rsid="00e813cd" officeooo:paragraph-rsid="00e813cd" style:font-weight-asian="normal" style:font-weight-complex="normal"/>
    </style:style>
    <style:style style:name="P212" style:family="paragraph" style:parent-style-name="Standard" style:list-style-name="L5">
      <style:text-properties style:text-underline-style="none" fo:font-weight="normal" officeooo:rsid="00e955fe" officeooo:paragraph-rsid="00e955fe" style:font-weight-asian="normal" style:font-weight-complex="normal"/>
    </style:style>
    <style:style style:name="P213" style:family="paragraph" style:parent-style-name="Standard" style:list-style-name="L5">
      <style:text-properties style:text-underline-style="none" fo:font-weight="normal" officeooo:rsid="00e9d272" officeooo:paragraph-rsid="00e9d272" style:font-weight-asian="normal" style:font-weight-complex="normal"/>
    </style:style>
    <style:style style:name="P214" style:family="paragraph" style:parent-style-name="Standard" style:list-style-name="L5">
      <style:text-properties style:text-underline-style="none" fo:font-weight="normal" officeooo:rsid="00ecf328" officeooo:paragraph-rsid="00ecf328" style:font-weight-asian="normal" style:font-weight-complex="normal"/>
    </style:style>
    <style:style style:name="P215" style:family="paragraph" style:parent-style-name="Standard" style:list-style-name="L5">
      <style:text-properties style:text-underline-style="none" fo:font-weight="normal" officeooo:rsid="00eda82a" officeooo:paragraph-rsid="00eda82a" style:font-weight-asian="normal" style:font-weight-complex="normal"/>
    </style:style>
    <style:style style:name="P216" style:family="paragraph" style:parent-style-name="Standard" style:list-style-name="L5">
      <style:text-properties style:text-underline-style="none" fo:font-weight="normal" officeooo:rsid="00ef0368" officeooo:paragraph-rsid="00ef0368" style:font-weight-asian="normal" style:font-weight-complex="normal"/>
    </style:style>
    <style:style style:name="P217" style:family="paragraph" style:parent-style-name="Standard" style:list-style-name="L5">
      <style:text-properties style:text-underline-style="none" fo:font-weight="normal" officeooo:rsid="00f04fc6" officeooo:paragraph-rsid="00f04fc6" style:font-weight-asian="normal" style:font-weight-complex="normal"/>
    </style:style>
    <style:style style:name="P218" style:family="paragraph" style:parent-style-name="Standard" style:list-style-name="L5">
      <style:text-properties style:text-underline-style="none" fo:font-weight="normal" officeooo:rsid="00f13e13" officeooo:paragraph-rsid="00f13e13" style:font-weight-asian="normal" style:font-weight-complex="normal"/>
    </style:style>
    <style:style style:name="P219" style:family="paragraph" style:parent-style-name="Standard" style:list-style-name="L5">
      <style:text-properties style:text-underline-style="none" fo:font-weight="normal" officeooo:rsid="00f461ca" officeooo:paragraph-rsid="00f461ca" style:font-weight-asian="normal" style:font-weight-complex="normal"/>
    </style:style>
    <style:style style:name="P220" style:family="paragraph" style:parent-style-name="Standard" style:list-style-name="L6">
      <style:text-properties style:text-underline-style="none" fo:font-weight="normal" officeooo:rsid="00f99db8" officeooo:paragraph-rsid="00f99db8" style:font-weight-asian="normal" style:font-weight-complex="normal"/>
    </style:style>
    <style:style style:name="P221" style:family="paragraph" style:parent-style-name="Standard" style:list-style-name="L6">
      <style:text-properties style:text-underline-style="none" fo:font-weight="normal" officeooo:rsid="00fb931f" officeooo:paragraph-rsid="00fb931f" style:font-weight-asian="normal" style:font-weight-complex="normal"/>
    </style:style>
    <style:style style:name="P222" style:family="paragraph" style:parent-style-name="Standard" style:list-style-name="L6">
      <style:text-properties style:text-underline-style="none" fo:font-weight="normal" officeooo:rsid="010097f7" officeooo:paragraph-rsid="010097f7" style:font-weight-asian="normal" style:font-weight-complex="normal"/>
    </style:style>
    <style:style style:name="P223" style:family="paragraph" style:parent-style-name="Standard" style:list-style-name="L7">
      <style:text-properties style:text-underline-style="none" fo:font-weight="normal" officeooo:rsid="010538e6" officeooo:paragraph-rsid="010538e6" style:font-weight-asian="normal" style:font-weight-complex="normal"/>
    </style:style>
    <style:style style:name="P224" style:family="paragraph" style:parent-style-name="Standard" style:list-style-name="L7">
      <style:text-properties style:text-underline-style="none" fo:font-weight="normal" officeooo:rsid="010855f9" officeooo:paragraph-rsid="010855f9" style:font-weight-asian="normal" style:font-weight-complex="normal"/>
    </style:style>
    <style:style style:name="P225" style:family="paragraph" style:parent-style-name="Standard" style:list-style-name="L7">
      <style:text-properties style:text-underline-style="none" fo:font-weight="normal" officeooo:rsid="010ea354" officeooo:paragraph-rsid="010ea354" style:font-weight-asian="normal" style:font-weight-complex="normal"/>
    </style:style>
    <style:style style:name="P226" style:family="paragraph" style:parent-style-name="Standard" style:list-style-name="L7">
      <style:text-properties style:text-underline-style="none" fo:font-weight="normal" officeooo:rsid="01114f32" officeooo:paragraph-rsid="01114f32" style:font-weight-asian="normal" style:font-weight-complex="normal"/>
    </style:style>
    <style:style style:name="P227" style:family="paragraph" style:parent-style-name="Standard" style:list-style-name="L7">
      <style:text-properties style:text-underline-style="none" fo:font-weight="normal" officeooo:rsid="0114856a" officeooo:paragraph-rsid="0114856a" style:font-weight-asian="normal" style:font-weight-complex="normal"/>
    </style:style>
    <style:style style:name="P228" style:family="paragraph" style:parent-style-name="Standard" style:list-style-name="L7">
      <style:text-properties style:text-underline-style="none" fo:font-weight="normal" officeooo:rsid="011645a7" officeooo:paragraph-rsid="011645a7" style:font-weight-asian="normal" style:font-weight-complex="normal"/>
    </style:style>
    <style:style style:name="P229" style:family="paragraph" style:parent-style-name="Standard" style:list-style-name="L8">
      <style:text-properties style:text-underline-style="none" fo:font-weight="normal" officeooo:rsid="0119ee21" officeooo:paragraph-rsid="0119ee21" style:font-weight-asian="normal" style:font-weight-complex="normal"/>
    </style:style>
    <style:style style:name="P230" style:family="paragraph" style:parent-style-name="Standard" style:list-style-name="L8">
      <style:text-properties style:text-underline-style="none" fo:font-weight="normal" officeooo:rsid="011b829c" officeooo:paragraph-rsid="011b829c" style:font-weight-asian="normal" style:font-weight-complex="normal"/>
    </style:style>
    <style:style style:name="P231" style:family="paragraph" style:parent-style-name="Standard" style:list-style-name="L8">
      <style:text-properties style:text-underline-style="none" fo:font-weight="normal" officeooo:rsid="011d1db9" officeooo:paragraph-rsid="011d1db9" style:font-weight-asian="normal" style:font-weight-complex="normal"/>
    </style:style>
    <style:style style:name="P232" style:family="paragraph" style:parent-style-name="Standard" style:list-style-name="L8">
      <style:text-properties style:text-underline-style="none" fo:font-weight="normal" officeooo:rsid="011edfcf" officeooo:paragraph-rsid="011edfcf" style:font-weight-asian="normal" style:font-weight-complex="normal"/>
    </style:style>
    <style:style style:name="P233" style:family="paragraph" style:parent-style-name="Standard" style:list-style-name="L8">
      <style:text-properties style:text-underline-style="none" fo:font-weight="normal" officeooo:rsid="01213588" officeooo:paragraph-rsid="01213588" style:font-weight-asian="normal" style:font-weight-complex="normal"/>
    </style:style>
    <style:style style:name="P234" style:family="paragraph" style:parent-style-name="Standard" style:list-style-name="L8">
      <style:text-properties style:text-underline-style="none" fo:font-weight="normal" officeooo:rsid="0122aea4" officeooo:paragraph-rsid="0122aea4" style:font-weight-asian="normal" style:font-weight-complex="normal"/>
    </style:style>
    <style:style style:name="P235" style:family="paragraph" style:parent-style-name="Standard" style:list-style-name="L8">
      <style:text-properties style:text-underline-style="none" fo:font-weight="normal" officeooo:rsid="0123cfd7" officeooo:paragraph-rsid="0123cfd7" style:font-weight-asian="normal" style:font-weight-complex="normal"/>
    </style:style>
    <style:style style:name="P236" style:family="paragraph" style:parent-style-name="Standard" style:list-style-name="L9">
      <style:text-properties style:text-underline-style="none" fo:font-weight="normal" officeooo:rsid="0128745b" officeooo:paragraph-rsid="0128745b" style:font-weight-asian="normal" style:font-weight-complex="normal"/>
    </style:style>
    <style:style style:name="P237" style:family="paragraph" style:parent-style-name="Standard" style:list-style-name="L9">
      <style:text-properties style:text-underline-style="none" fo:font-weight="normal" officeooo:rsid="012a5889" officeooo:paragraph-rsid="012a5889" style:font-weight-asian="normal" style:font-weight-complex="normal"/>
    </style:style>
    <style:style style:name="P238" style:family="paragraph" style:parent-style-name="Standard" style:list-style-name="L9">
      <style:text-properties style:text-underline-style="none" fo:font-weight="normal" officeooo:rsid="012ab896" officeooo:paragraph-rsid="012ab896" style:font-weight-asian="normal" style:font-weight-complex="normal"/>
    </style:style>
    <style:style style:name="P239" style:family="paragraph" style:parent-style-name="Standard" style:list-style-name="L9">
      <style:text-properties style:text-underline-style="none" fo:font-weight="normal" officeooo:rsid="012b0184" officeooo:paragraph-rsid="012b0184" style:font-weight-asian="normal" style:font-weight-complex="normal"/>
    </style:style>
    <style:style style:name="P240" style:family="paragraph" style:parent-style-name="Standard" style:list-style-name="L9">
      <style:text-properties style:text-underline-style="none" fo:font-weight="normal" officeooo:rsid="012d8d49" officeooo:paragraph-rsid="012d8d49" style:font-weight-asian="normal" style:font-weight-complex="normal"/>
    </style:style>
    <style:style style:name="P241" style:family="paragraph" style:parent-style-name="Standard" style:list-style-name="L9">
      <style:text-properties style:text-underline-style="none" fo:font-weight="normal" officeooo:rsid="012d9499" officeooo:paragraph-rsid="012d9499" style:font-weight-asian="normal" style:font-weight-complex="normal"/>
    </style:style>
    <style:style style:name="P242" style:family="paragraph" style:parent-style-name="Standard" style:list-style-name="L10">
      <style:text-properties style:text-underline-style="none" fo:font-weight="normal" officeooo:rsid="012f9840" officeooo:paragraph-rsid="012f9840" style:font-weight-asian="normal" style:font-weight-complex="normal"/>
    </style:style>
    <style:style style:name="P243" style:family="paragraph" style:parent-style-name="Standard" style:list-style-name="L10">
      <style:text-properties style:text-underline-style="none" fo:font-weight="normal" officeooo:rsid="0130d9eb" officeooo:paragraph-rsid="0130d9eb" style:font-weight-asian="normal" style:font-weight-complex="normal"/>
    </style:style>
    <style:style style:name="P244" style:family="paragraph" style:parent-style-name="Standard" style:list-style-name="L10">
      <style:text-properties style:text-underline-style="none" fo:font-weight="normal" officeooo:rsid="013298a7" officeooo:paragraph-rsid="013298a7" style:font-weight-asian="normal" style:font-weight-complex="normal"/>
    </style:style>
    <style:style style:name="P245" style:family="paragraph" style:parent-style-name="Standard" style:list-style-name="L11">
      <style:text-properties style:text-underline-style="none" fo:font-weight="normal" officeooo:rsid="013b7ac8" officeooo:paragraph-rsid="013b7ac8" style:font-weight-asian="normal" style:font-weight-complex="normal"/>
    </style:style>
    <style:style style:name="P246" style:family="paragraph" style:parent-style-name="Standard" style:list-style-name="L11">
      <style:text-properties style:text-underline-style="none" fo:font-weight="normal" officeooo:rsid="013d50eb" officeooo:paragraph-rsid="013d50eb" style:font-weight-asian="normal" style:font-weight-complex="normal"/>
    </style:style>
    <style:style style:name="P247" style:family="paragraph" style:parent-style-name="Standard" style:list-style-name="L11">
      <style:text-properties style:text-underline-style="none" fo:font-weight="normal" officeooo:rsid="0140e33f" officeooo:paragraph-rsid="0140e33f" style:font-weight-asian="normal" style:font-weight-complex="normal"/>
    </style:style>
    <style:style style:name="P248" style:family="paragraph" style:parent-style-name="Standard" style:list-style-name="L12">
      <style:text-properties style:text-underline-style="none" fo:font-weight="normal" officeooo:rsid="01476190" officeooo:paragraph-rsid="01476190" style:font-weight-asian="normal" style:font-weight-complex="normal"/>
    </style:style>
    <style:style style:name="P249" style:family="paragraph" style:parent-style-name="Standard" style:list-style-name="L12">
      <style:text-properties style:text-underline-style="none" fo:font-weight="normal" officeooo:rsid="0148bcd8" officeooo:paragraph-rsid="0148bcd8" style:font-weight-asian="normal" style:font-weight-complex="normal"/>
    </style:style>
    <style:style style:name="P250" style:family="paragraph" style:parent-style-name="Standard" style:list-style-name="L12">
      <style:text-properties style:text-underline-style="none" fo:font-weight="normal" officeooo:rsid="014b3954" officeooo:paragraph-rsid="014b3954" style:font-weight-asian="normal" style:font-weight-complex="normal"/>
    </style:style>
    <style:style style:name="P251" style:family="paragraph" style:parent-style-name="Standard" style:list-style-name="L12">
      <style:text-properties style:text-underline-style="none" fo:font-weight="normal" officeooo:rsid="014cee28" officeooo:paragraph-rsid="014cee28" style:font-weight-asian="normal" style:font-weight-complex="normal"/>
    </style:style>
    <style:style style:name="P252" style:family="paragraph" style:parent-style-name="Standard" style:list-style-name="L12">
      <style:text-properties style:text-underline-style="none" fo:font-weight="normal" officeooo:rsid="014f9f80" officeooo:paragraph-rsid="014f9f80" style:font-weight-asian="normal" style:font-weight-complex="normal"/>
    </style:style>
    <style:style style:name="P253" style:family="paragraph" style:parent-style-name="Standard" style:list-style-name="L12">
      <style:text-properties style:text-underline-style="none" fo:font-weight="normal" officeooo:rsid="0153293f" officeooo:paragraph-rsid="0153293f" style:font-weight-asian="normal" style:font-weight-complex="normal"/>
    </style:style>
    <style:style style:name="P254" style:family="paragraph" style:parent-style-name="Standard" style:list-style-name="L12">
      <style:text-properties style:text-underline-style="none" fo:font-weight="normal" officeooo:rsid="01536b13" officeooo:paragraph-rsid="01536b13" style:font-weight-asian="normal" style:font-weight-complex="normal"/>
    </style:style>
    <style:style style:name="P255" style:family="paragraph" style:parent-style-name="Standard" style:list-style-name="L12">
      <style:text-properties style:text-underline-style="none" fo:font-weight="normal" officeooo:rsid="0154ad02" officeooo:paragraph-rsid="0154ad02" style:font-weight-asian="normal" style:font-weight-complex="normal"/>
    </style:style>
    <style:style style:name="P256" style:family="paragraph" style:parent-style-name="Standard" style:list-style-name="L12">
      <style:text-properties style:text-underline-style="none" fo:font-weight="normal" officeooo:rsid="01569d41" officeooo:paragraph-rsid="01569d41" style:font-weight-asian="normal" style:font-weight-complex="normal"/>
    </style:style>
    <style:style style:name="P257" style:family="paragraph" style:parent-style-name="Standard" style:list-style-name="L13">
      <style:text-properties style:text-underline-style="none" fo:font-weight="normal" officeooo:rsid="00bd4515" officeooo:paragraph-rsid="00bd4515" style:font-weight-asian="normal" style:font-weight-complex="normal"/>
    </style:style>
    <style:style style:name="P258" style:family="paragraph" style:parent-style-name="Standard" style:list-style-name="L13">
      <style:text-properties style:text-underline-style="none" fo:font-weight="normal" officeooo:rsid="00be5025" officeooo:paragraph-rsid="00be5025" style:font-weight-asian="normal" style:font-weight-complex="normal"/>
    </style:style>
    <style:style style:name="P259" style:family="paragraph" style:parent-style-name="Standard" style:list-style-name="L13">
      <style:text-properties style:text-underline-style="none" fo:font-weight="normal" officeooo:rsid="00bfb551" officeooo:paragraph-rsid="00bfb551" style:font-weight-asian="normal" style:font-weight-complex="normal"/>
    </style:style>
    <style:style style:name="P260" style:family="paragraph" style:parent-style-name="Standard" style:list-style-name="L13">
      <style:text-properties style:text-underline-style="none" fo:font-weight="normal" officeooo:rsid="00c2140c" officeooo:paragraph-rsid="00c2140c" style:font-weight-asian="normal" style:font-weight-complex="normal"/>
    </style:style>
    <style:style style:name="P261" style:family="paragraph" style:parent-style-name="Standard" style:list-style-name="L13">
      <style:text-properties style:text-underline-style="none" fo:font-weight="normal" officeooo:rsid="00c3ffd5" officeooo:paragraph-rsid="00c3ffd5" style:font-weight-asian="normal" style:font-weight-complex="normal"/>
    </style:style>
    <style:style style:name="P262" style:family="paragraph" style:parent-style-name="Standard" style:list-style-name="L13">
      <style:text-properties style:text-underline-style="none" fo:font-weight="normal" officeooo:rsid="00c8a248" officeooo:paragraph-rsid="00c8a248" style:font-weight-asian="normal" style:font-weight-complex="normal"/>
    </style:style>
    <style:style style:name="P263" style:family="paragraph" style:parent-style-name="Standard" style:list-style-name="L13">
      <style:text-properties style:text-underline-style="none" fo:font-weight="normal" officeooo:rsid="00c8cbdb" officeooo:paragraph-rsid="00c8cbdb" style:font-weight-asian="normal" style:font-weight-complex="normal"/>
    </style:style>
    <style:style style:name="P264" style:family="paragraph" style:parent-style-name="Standard" style:list-style-name="L13">
      <style:text-properties style:text-underline-style="none" fo:font-weight="normal" officeooo:rsid="00ca4d8a" officeooo:paragraph-rsid="00ca4d8a" style:font-weight-asian="normal" style:font-weight-complex="normal"/>
    </style:style>
    <style:style style:name="P265" style:family="paragraph" style:parent-style-name="Standard" style:list-style-name="L13">
      <style:text-properties style:text-underline-style="none" fo:font-weight="normal" officeooo:rsid="00cb985d" officeooo:paragraph-rsid="00cb985d" style:font-weight-asian="normal" style:font-weight-complex="normal"/>
    </style:style>
    <style:style style:name="P266" style:family="paragraph" style:parent-style-name="Standard" style:list-style-name="L13">
      <style:text-properties style:text-underline-style="none" fo:font-weight="normal" officeooo:rsid="00cf8f8e" officeooo:paragraph-rsid="00cf8f8e" style:font-weight-asian="normal" style:font-weight-complex="normal"/>
    </style:style>
    <style:style style:name="P267" style:family="paragraph" style:parent-style-name="Standard" style:list-style-name="L13">
      <style:text-properties style:text-underline-style="none" fo:font-weight="normal" officeooo:rsid="00cf9248" officeooo:paragraph-rsid="00cf9248" style:font-weight-asian="normal" style:font-weight-complex="normal"/>
    </style:style>
    <style:style style:name="P268" style:family="paragraph" style:parent-style-name="Standard" style:list-style-name="L13">
      <style:text-properties style:text-underline-style="none" fo:font-weight="normal" officeooo:rsid="00d2e0b3" officeooo:paragraph-rsid="00d2e0b3" style:font-weight-asian="normal" style:font-weight-complex="normal"/>
    </style:style>
    <style:style style:name="P269" style:family="paragraph" style:parent-style-name="Standard" style:list-style-name="L13">
      <style:text-properties style:text-underline-style="none" fo:font-weight="normal" officeooo:rsid="00d6b329" officeooo:paragraph-rsid="00d6b329" style:font-weight-asian="normal" style:font-weight-complex="normal"/>
    </style:style>
    <style:style style:name="P270" style:family="paragraph" style:parent-style-name="Standard" style:list-style-name="L13">
      <style:text-properties style:text-underline-style="none" fo:font-weight="normal" officeooo:rsid="00d85f65" officeooo:paragraph-rsid="00d85f65" style:font-weight-asian="normal" style:font-weight-complex="normal"/>
    </style:style>
    <style:style style:name="P271" style:family="paragraph" style:parent-style-name="Standard" style:list-style-name="L13">
      <style:text-properties style:text-underline-style="none" fo:font-weight="normal" officeooo:rsid="00da6473" officeooo:paragraph-rsid="00da6473" style:font-weight-asian="normal" style:font-weight-complex="normal"/>
    </style:style>
    <style:style style:name="P272" style:family="paragraph" style:parent-style-name="Standard" style:list-style-name="L13">
      <style:text-properties style:text-underline-style="none" fo:font-weight="normal" officeooo:rsid="00db72e1" officeooo:paragraph-rsid="00db72e1" style:font-weight-asian="normal" style:font-weight-complex="normal"/>
    </style:style>
    <style:style style:name="P273" style:family="paragraph" style:parent-style-name="Standard" style:list-style-name="L14">
      <style:text-properties style:text-underline-style="none" fo:font-weight="normal" officeooo:rsid="016904ad" officeooo:paragraph-rsid="016904ad" style:font-weight-asian="normal" style:font-weight-complex="normal"/>
    </style:style>
    <style:style style:name="P274" style:family="paragraph" style:parent-style-name="Standard" style:list-style-name="L14">
      <style:text-properties style:text-underline-style="none" fo:font-weight="normal" officeooo:rsid="016c4aec" officeooo:paragraph-rsid="016c4aec" style:font-weight-asian="normal" style:font-weight-complex="normal"/>
    </style:style>
    <style:style style:name="P275" style:family="paragraph" style:parent-style-name="Standard" style:list-style-name="L14">
      <style:text-properties style:text-underline-style="none" fo:font-weight="normal" officeooo:rsid="016cd799" officeooo:paragraph-rsid="016cd799" style:font-weight-asian="normal" style:font-weight-complex="normal"/>
    </style:style>
    <style:style style:name="P276" style:family="paragraph" style:parent-style-name="Standard" style:list-style-name="L14">
      <style:text-properties style:text-underline-style="none" fo:font-weight="normal" officeooo:rsid="016ea06a" officeooo:paragraph-rsid="016ea06a" style:font-weight-asian="normal" style:font-weight-complex="normal"/>
    </style:style>
    <style:style style:name="P277" style:family="paragraph" style:parent-style-name="Standard" style:list-style-name="L14">
      <style:text-properties style:text-underline-style="none" fo:font-weight="normal" officeooo:rsid="0170b420" officeooo:paragraph-rsid="0170b420" style:font-weight-asian="normal" style:font-weight-complex="normal"/>
    </style:style>
    <style:style style:name="P278" style:family="paragraph" style:parent-style-name="Standard" style:list-style-name="L14">
      <style:text-properties style:text-underline-style="none" fo:font-weight="normal" officeooo:rsid="0175560c" officeooo:paragraph-rsid="0175560c" style:font-weight-asian="normal" style:font-weight-complex="normal"/>
    </style:style>
    <style:style style:name="P279" style:family="paragraph" style:parent-style-name="Standard" style:list-style-name="L14">
      <style:text-properties style:text-underline-style="none" fo:font-weight="normal" officeooo:rsid="01770274" officeooo:paragraph-rsid="0177bc21" style:font-weight-asian="normal" style:font-weight-complex="normal"/>
    </style:style>
    <style:style style:name="P280" style:family="paragraph" style:parent-style-name="Standard" style:list-style-name="L14">
      <style:text-properties style:text-underline-style="none" fo:font-weight="normal" officeooo:rsid="0177bc21" officeooo:paragraph-rsid="0177bc21" style:font-weight-asian="normal" style:font-weight-complex="normal"/>
    </style:style>
    <style:style style:name="P281" style:family="paragraph" style:parent-style-name="Standard" style:list-style-name="L15">
      <style:text-properties style:text-underline-style="none" fo:font-weight="normal" officeooo:rsid="017eeeb9" officeooo:paragraph-rsid="017eeeb9" style:font-weight-asian="normal" style:font-weight-complex="normal"/>
    </style:style>
    <style:style style:name="P282" style:family="paragraph" style:parent-style-name="Standard" style:list-style-name="L15">
      <style:text-properties style:text-underline-style="none" fo:font-weight="normal" officeooo:rsid="01811f94" officeooo:paragraph-rsid="01811f94" style:font-weight-asian="normal" style:font-weight-complex="normal"/>
    </style:style>
    <style:style style:name="P283" style:family="paragraph" style:parent-style-name="Standard" style:list-style-name="L15">
      <style:text-properties style:text-underline-style="none" fo:font-weight="normal" officeooo:rsid="01885e4e" officeooo:paragraph-rsid="01885e4e" style:font-weight-asian="normal" style:font-weight-complex="normal"/>
    </style:style>
    <style:style style:name="P284" style:family="paragraph" style:parent-style-name="Standard" style:list-style-name="L15">
      <style:text-properties style:text-underline-style="none" fo:font-weight="normal" officeooo:rsid="018a1456" officeooo:paragraph-rsid="018a1456" style:font-weight-asian="normal" style:font-weight-complex="normal"/>
    </style:style>
    <style:style style:name="P285" style:family="paragraph" style:parent-style-name="Standard" style:list-style-name="L15">
      <style:text-properties style:text-underline-style="none" fo:font-weight="normal" officeooo:rsid="018bb5a4" officeooo:paragraph-rsid="018bb5a4" style:font-weight-asian="normal" style:font-weight-complex="normal"/>
    </style:style>
    <style:style style:name="P286" style:family="paragraph" style:parent-style-name="Standard" style:list-style-name="L16">
      <style:text-properties style:text-underline-style="none" fo:font-weight="normal" officeooo:rsid="0190af42" officeooo:paragraph-rsid="0190af42" style:font-weight-asian="normal" style:font-weight-complex="normal"/>
    </style:style>
    <style:style style:name="P287" style:family="paragraph" style:parent-style-name="Standard" style:list-style-name="L16">
      <style:text-properties style:text-underline-style="none" fo:font-weight="normal" officeooo:rsid="01924c32" officeooo:paragraph-rsid="01924c32" style:font-weight-asian="normal" style:font-weight-complex="normal"/>
    </style:style>
    <style:style style:name="P288" style:family="paragraph" style:parent-style-name="Standard" style:list-style-name="L16">
      <style:text-properties style:text-underline-style="none" fo:font-weight="normal" officeooo:rsid="0193b1c7" officeooo:paragraph-rsid="0193b1c7" style:font-weight-asian="normal" style:font-weight-complex="normal"/>
    </style:style>
    <style:style style:name="P289" style:family="paragraph" style:parent-style-name="Standard" style:list-style-name="L16">
      <style:text-properties style:text-underline-style="none" fo:font-weight="normal" officeooo:rsid="019b01a7" officeooo:paragraph-rsid="019b01a7" style:font-weight-asian="normal" style:font-weight-complex="normal"/>
    </style:style>
    <style:style style:name="P290" style:family="paragraph" style:parent-style-name="Standard" style:list-style-name="L16">
      <style:text-properties style:text-underline-style="none" fo:font-weight="normal" officeooo:rsid="019c9707" officeooo:paragraph-rsid="019c9707" style:font-weight-asian="normal" style:font-weight-complex="normal"/>
    </style:style>
    <style:style style:name="P291" style:family="paragraph" style:parent-style-name="Standard" style:list-style-name="L17">
      <style:text-properties style:text-underline-style="none" fo:font-weight="normal" officeooo:rsid="01a494c9" officeooo:paragraph-rsid="01a494c9" style:font-weight-asian="normal" style:font-weight-complex="normal"/>
    </style:style>
    <style:style style:name="P292" style:family="paragraph" style:parent-style-name="Standard" style:list-style-name="L17">
      <style:text-properties style:text-underline-style="none" fo:font-weight="normal" officeooo:rsid="01a6b471" officeooo:paragraph-rsid="01a6b471" style:font-weight-asian="normal" style:font-weight-complex="normal"/>
    </style:style>
    <style:style style:name="P293" style:family="paragraph" style:parent-style-name="Standard" style:list-style-name="L17">
      <style:text-properties style:text-underline-style="none" fo:font-weight="normal" officeooo:rsid="01aba023" officeooo:paragraph-rsid="01aba023" style:font-weight-asian="normal" style:font-weight-complex="normal"/>
    </style:style>
    <style:style style:name="P294" style:family="paragraph" style:parent-style-name="Standard" style:list-style-name="L17">
      <style:text-properties style:text-underline-style="none" fo:font-weight="normal" officeooo:rsid="01ac9a72" officeooo:paragraph-rsid="01ac9a72" style:font-weight-asian="normal" style:font-weight-complex="normal"/>
    </style:style>
    <style:style style:name="P295" style:family="paragraph" style:parent-style-name="Standard" style:list-style-name="L17">
      <style:text-properties style:text-underline-style="none" fo:font-weight="normal" officeooo:rsid="01b12df1" officeooo:paragraph-rsid="01b12df1" style:font-weight-asian="normal" style:font-weight-complex="normal"/>
    </style:style>
    <style:style style:name="P296" style:family="paragraph" style:parent-style-name="Standard" style:list-style-name="L17">
      <style:text-properties style:text-underline-style="none" fo:font-weight="normal" officeooo:rsid="01b1d913" officeooo:paragraph-rsid="01b1d913" style:font-weight-asian="normal" style:font-weight-complex="normal"/>
    </style:style>
    <style:style style:name="P297" style:family="paragraph" style:parent-style-name="Standard" style:list-style-name="L17">
      <style:text-properties style:text-underline-style="none" fo:font-weight="normal" officeooo:rsid="01b3698d" officeooo:paragraph-rsid="01b39c51" style:font-weight-asian="normal" style:font-weight-complex="normal"/>
    </style:style>
    <style:style style:name="P298" style:family="paragraph" style:parent-style-name="Standard" style:list-style-name="L17">
      <style:text-properties style:text-underline-style="none" fo:font-weight="normal" officeooo:rsid="01b39c51" officeooo:paragraph-rsid="01b39c51" style:font-weight-asian="normal" style:font-weight-complex="normal"/>
    </style:style>
    <style:style style:name="P299" style:family="paragraph" style:parent-style-name="Standard" style:list-style-name="L17">
      <style:text-properties style:text-underline-style="none" fo:font-weight="normal" officeooo:rsid="01b3c7c1" officeooo:paragraph-rsid="01b3c7c1" style:font-weight-asian="normal" style:font-weight-complex="normal"/>
    </style:style>
    <style:style style:name="P300" style:family="paragraph" style:parent-style-name="Standard" style:list-style-name="L17">
      <style:text-properties style:text-underline-style="none" fo:font-weight="normal" officeooo:rsid="01b48ec0" officeooo:paragraph-rsid="01b48ec0" style:font-weight-asian="normal" style:font-weight-complex="normal"/>
    </style:style>
    <style:style style:name="P301" style:family="paragraph" style:parent-style-name="Standard" style:list-style-name="L17">
      <style:text-properties style:text-underline-style="none" fo:font-weight="normal" officeooo:rsid="01b5c88b" officeooo:paragraph-rsid="01b5c88b" style:font-weight-asian="normal" style:font-weight-complex="normal"/>
    </style:style>
    <style:style style:name="P302" style:family="paragraph" style:parent-style-name="Standard" style:list-style-name="L17">
      <style:text-properties style:text-underline-style="none" fo:font-weight="normal" officeooo:rsid="01b5c88b" officeooo:paragraph-rsid="01b7c2ca" style:font-weight-asian="normal" style:font-weight-complex="normal"/>
    </style:style>
    <style:style style:name="P303" style:family="paragraph" style:parent-style-name="Standard" style:list-style-name="L17">
      <style:text-properties style:text-underline-style="none" fo:font-weight="normal" officeooo:rsid="01bc1fc8" officeooo:paragraph-rsid="01bc1fc8" style:font-weight-asian="normal" style:font-weight-complex="normal"/>
    </style:style>
    <style:style style:name="P304" style:family="paragraph" style:parent-style-name="Standard" style:list-style-name="L17">
      <style:text-properties style:text-underline-style="none" fo:font-weight="normal" officeooo:rsid="01bd0077" officeooo:paragraph-rsid="01bd0077" style:font-weight-asian="normal" style:font-weight-complex="normal"/>
    </style:style>
    <style:style style:name="P305" style:family="paragraph" style:parent-style-name="Standard" style:list-style-name="L17">
      <style:text-properties style:text-underline-style="none" fo:font-weight="normal" officeooo:rsid="01be3bab" officeooo:paragraph-rsid="01be3bab" style:font-weight-asian="normal" style:font-weight-complex="normal"/>
    </style:style>
    <style:style style:name="P306" style:family="paragraph" style:parent-style-name="Standard" style:list-style-name="L17">
      <style:text-properties style:text-underline-style="none" fo:font-weight="normal" officeooo:rsid="01be97c4" officeooo:paragraph-rsid="01be97c4" style:font-weight-asian="normal" style:font-weight-complex="normal"/>
    </style:style>
    <style:style style:name="P307" style:family="paragraph" style:parent-style-name="Standard" style:list-style-name="L18">
      <style:text-properties style:text-underline-style="none" fo:font-weight="normal" officeooo:rsid="01c3a216" officeooo:paragraph-rsid="01c3a216" style:font-weight-asian="normal" style:font-weight-complex="normal"/>
    </style:style>
    <style:style style:name="P308" style:family="paragraph" style:parent-style-name="Standard" style:list-style-name="L18">
      <style:text-properties style:text-underline-style="none" fo:font-weight="normal" officeooo:rsid="01c4e62f" officeooo:paragraph-rsid="01c4e62f" style:font-weight-asian="normal" style:font-weight-complex="normal"/>
    </style:style>
    <style:style style:name="P309" style:family="paragraph" style:parent-style-name="Standard" style:list-style-name="L18">
      <style:text-properties style:text-underline-style="none" fo:font-weight="normal" officeooo:rsid="01d17f3c" officeooo:paragraph-rsid="01e12f5d" style:font-weight-asian="normal" style:font-weight-complex="normal"/>
    </style:style>
    <style:style style:name="P310" style:family="paragraph" style:parent-style-name="Standard" style:list-style-name="L18">
      <style:text-properties style:text-underline-style="none" fo:font-weight="normal" officeooo:rsid="01d3c896" officeooo:paragraph-rsid="01e12f5d" style:font-weight-asian="normal" style:font-weight-complex="normal"/>
    </style:style>
    <style:style style:name="P311" style:family="paragraph" style:parent-style-name="Standard" style:list-style-name="L18">
      <style:text-properties style:text-underline-style="none" fo:font-weight="normal" officeooo:rsid="01d82372" officeooo:paragraph-rsid="01e12f5d" style:font-weight-asian="normal" style:font-weight-complex="normal"/>
    </style:style>
    <style:style style:name="P312" style:family="paragraph" style:parent-style-name="Standard" style:list-style-name="L18">
      <style:text-properties style:text-underline-style="none" fo:font-weight="normal" officeooo:rsid="01dc06a3" officeooo:paragraph-rsid="01e12f5d" style:font-weight-asian="normal" style:font-weight-complex="normal"/>
    </style:style>
    <style:style style:name="P313" style:family="paragraph" style:parent-style-name="Standard" style:list-style-name="L18">
      <style:text-properties style:text-underline-style="none" fo:font-weight="normal" officeooo:rsid="01ddff2c" officeooo:paragraph-rsid="01e12f5d" style:font-weight-asian="normal" style:font-weight-complex="normal"/>
    </style:style>
    <style:style style:name="P314" style:family="paragraph" style:parent-style-name="Standard" style:list-style-name="L18">
      <style:text-properties style:text-underline-style="none" fo:font-weight="normal" officeooo:rsid="01dfbd63" officeooo:paragraph-rsid="01e12f5d" style:font-weight-asian="normal" style:font-weight-complex="normal"/>
    </style:style>
    <style:style style:name="P315" style:family="paragraph" style:parent-style-name="Standard" style:list-style-name="L18">
      <style:text-properties style:text-underline-style="none" fo:font-weight="normal" officeooo:rsid="01e0041b" officeooo:paragraph-rsid="01e12f5d" style:font-weight-asian="normal" style:font-weight-complex="normal"/>
    </style:style>
    <style:style style:name="P316" style:family="paragraph" style:parent-style-name="Standard" style:list-style-name="L18">
      <style:text-properties style:text-underline-style="none" fo:font-weight="normal" officeooo:rsid="01e61513" officeooo:paragraph-rsid="01e61513" style:font-weight-asian="normal" style:font-weight-complex="normal"/>
    </style:style>
    <style:style style:name="P317" style:family="paragraph" style:parent-style-name="Standard" style:list-style-name="L19">
      <style:text-properties style:text-underline-style="none" fo:font-weight="normal" officeooo:rsid="01cabf53" officeooo:paragraph-rsid="01cabf53" style:font-weight-asian="normal" style:font-weight-complex="normal"/>
    </style:style>
    <style:style style:name="P318" style:family="paragraph" style:parent-style-name="Standard" style:list-style-name="L19">
      <style:text-properties style:text-underline-style="none" fo:font-weight="normal" officeooo:rsid="01cb035a" officeooo:paragraph-rsid="01cb035a" style:font-weight-asian="normal" style:font-weight-complex="normal"/>
    </style:style>
    <style:style style:name="P319" style:family="paragraph" style:parent-style-name="Standard" style:list-style-name="L19">
      <style:text-properties style:text-underline-style="none" fo:font-weight="normal" officeooo:rsid="01cc2467" officeooo:paragraph-rsid="01cc2467" style:font-weight-asian="normal" style:font-weight-complex="normal"/>
    </style:style>
    <style:style style:name="P320" style:family="paragraph" style:parent-style-name="Standard" style:list-style-name="L19">
      <style:text-properties style:text-underline-style="none" fo:font-weight="normal" officeooo:rsid="01ce78bd" officeooo:paragraph-rsid="01ce78bd" style:font-weight-asian="normal" style:font-weight-complex="normal"/>
    </style:style>
    <style:style style:name="P321" style:family="paragraph" style:parent-style-name="Standard" style:list-style-name="L20">
      <style:text-properties style:text-underline-style="none" fo:font-weight="normal" officeooo:rsid="01fea200" officeooo:paragraph-rsid="01fea200" style:font-weight-asian="normal" style:font-weight-complex="normal"/>
    </style:style>
    <style:style style:name="P322" style:family="paragraph" style:parent-style-name="Standard" style:list-style-name="L20">
      <style:text-properties style:text-underline-style="none" fo:font-weight="normal" officeooo:rsid="020093e7" officeooo:paragraph-rsid="020093e7" style:font-weight-asian="normal" style:font-weight-complex="normal"/>
    </style:style>
    <style:style style:name="P323" style:family="paragraph" style:parent-style-name="Standard" style:list-style-name="L20">
      <style:text-properties style:text-underline-style="none" fo:font-weight="normal" officeooo:rsid="020303ae" officeooo:paragraph-rsid="020303ae" style:font-weight-asian="normal" style:font-weight-complex="normal"/>
    </style:style>
    <style:style style:name="P324" style:family="paragraph" style:parent-style-name="Standard" style:list-style-name="L20">
      <style:text-properties style:text-underline-style="none" fo:font-weight="normal" officeooo:rsid="0204b731" officeooo:paragraph-rsid="0204b731" style:font-weight-asian="normal" style:font-weight-complex="normal"/>
    </style:style>
    <style:style style:name="P325" style:family="paragraph" style:parent-style-name="Standard" style:list-style-name="L21">
      <style:text-properties style:text-underline-style="none" fo:font-weight="normal" officeooo:rsid="020d48d9" officeooo:paragraph-rsid="020d48d9" style:font-weight-asian="normal" style:font-weight-complex="normal"/>
    </style:style>
    <style:style style:name="P326" style:family="paragraph" style:parent-style-name="Standard" style:list-style-name="L21">
      <style:text-properties style:text-underline-style="none" fo:font-weight="normal" officeooo:rsid="0214d5e7" officeooo:paragraph-rsid="0214d5e7" style:font-weight-asian="normal" style:font-weight-complex="normal"/>
    </style:style>
    <style:style style:name="P327" style:family="paragraph" style:parent-style-name="Standard" style:list-style-name="L21">
      <style:text-properties style:text-underline-style="none" fo:font-weight="normal" officeooo:rsid="021981d4" officeooo:paragraph-rsid="021981d4" style:font-weight-asian="normal" style:font-weight-complex="normal"/>
    </style:style>
    <style:style style:name="P328" style:family="paragraph" style:parent-style-name="Standard" style:list-style-name="L23">
      <style:text-properties style:text-underline-style="none" fo:font-weight="normal" officeooo:rsid="02446226" officeooo:paragraph-rsid="02446226" style:font-weight-asian="normal" style:font-weight-complex="normal"/>
    </style:style>
    <style:style style:name="P329" style:family="paragraph" style:parent-style-name="Standard" style:list-style-name="L23">
      <style:text-properties style:text-underline-style="none" fo:font-weight="normal" officeooo:rsid="0246dc5c" officeooo:paragraph-rsid="0246dc5c" style:font-weight-asian="normal" style:font-weight-complex="normal"/>
    </style:style>
    <style:style style:name="P330" style:family="paragraph" style:parent-style-name="Standard" style:list-style-name="L24">
      <style:text-properties style:text-underline-style="none" fo:font-weight="normal" officeooo:rsid="025f7de9" officeooo:paragraph-rsid="025f7de9" style:font-weight-asian="normal" style:font-weight-complex="normal"/>
    </style:style>
    <style:style style:name="P331" style:family="paragraph" style:parent-style-name="Standard" style:list-style-name="L26">
      <style:text-properties style:text-underline-style="none" fo:font-weight="normal" officeooo:rsid="0268301e" officeooo:paragraph-rsid="0268301e" style:font-weight-asian="normal" style:font-weight-complex="normal"/>
    </style:style>
    <style:style style:name="P332" style:family="paragraph" style:parent-style-name="Standard" style:list-style-name="L27">
      <style:text-properties style:text-underline-style="none" fo:font-weight="normal" officeooo:rsid="02696cbe" officeooo:paragraph-rsid="02696cbe" style:font-weight-asian="normal" style:font-weight-complex="normal"/>
    </style:style>
    <style:style style:name="P333" style:family="paragraph" style:parent-style-name="Standard" style:list-style-name="L27">
      <style:text-properties style:text-underline-style="none" fo:font-weight="normal" officeooo:rsid="026b60bf" officeooo:paragraph-rsid="026b60bf" style:font-weight-asian="normal" style:font-weight-complex="normal"/>
    </style:style>
    <style:style style:name="P334" style:family="paragraph" style:parent-style-name="Standard" style:list-style-name="L27">
      <style:text-properties style:text-underline-style="none" fo:font-weight="normal" officeooo:rsid="026d9e2c" officeooo:paragraph-rsid="026d9e2c" style:font-weight-asian="normal" style:font-weight-complex="normal"/>
    </style:style>
    <style:style style:name="P335" style:family="paragraph" style:parent-style-name="Standard" style:list-style-name="L28">
      <style:text-properties style:text-underline-style="none" fo:font-weight="normal" officeooo:rsid="029ab5b6" officeooo:paragraph-rsid="029ab5b6" style:font-weight-asian="normal" style:font-weight-complex="normal"/>
    </style:style>
    <style:style style:name="P336" style:family="paragraph" style:parent-style-name="Standard" style:list-style-name="L29">
      <style:text-properties style:text-underline-style="none" fo:font-weight="normal" officeooo:rsid="02ab0e42" officeooo:paragraph-rsid="02ab0e42" style:font-weight-asian="normal" style:font-weight-complex="normal"/>
    </style:style>
    <style:style style:name="P337" style:family="paragraph" style:parent-style-name="Standard" style:list-style-name="L29">
      <style:text-properties style:text-underline-style="none" fo:font-weight="normal" officeooo:rsid="02b3ed3f" officeooo:paragraph-rsid="02b3ed3f" style:font-weight-asian="normal" style:font-weight-complex="normal"/>
    </style:style>
    <style:style style:name="P338" style:family="paragraph" style:parent-style-name="Standard" style:list-style-name="L30">
      <style:text-properties style:text-underline-style="none" fo:font-weight="normal" officeooo:rsid="02be8c9e" officeooo:paragraph-rsid="02be8c9e" style:font-weight-asian="normal" style:font-weight-complex="normal"/>
    </style:style>
    <style:style style:name="P339" style:family="paragraph" style:parent-style-name="Standard" style:list-style-name="L31">
      <style:text-properties style:text-underline-style="none" fo:font-weight="normal" officeooo:rsid="02e4dece" officeooo:paragraph-rsid="02e4dece" style:font-weight-asian="normal" style:font-weight-complex="normal"/>
    </style:style>
    <style:style style:name="P340" style:family="paragraph" style:parent-style-name="Standard" style:list-style-name="L32">
      <style:text-properties style:text-underline-style="none" fo:font-weight="normal" officeooo:rsid="02f3ae27" officeooo:paragraph-rsid="02f3ae27" style:font-weight-asian="normal" style:font-weight-complex="normal"/>
    </style:style>
    <style:style style:name="P341" style:family="paragraph" style:parent-style-name="Standard" style:list-style-name="L32">
      <style:text-properties style:text-underline-style="none" fo:font-weight="normal" officeooo:rsid="02f58f31" officeooo:paragraph-rsid="02f58f31" style:font-weight-asian="normal" style:font-weight-complex="normal"/>
    </style:style>
    <style:style style:name="P342" style:family="paragraph" style:parent-style-name="Standard" style:list-style-name="L32">
      <style:text-properties style:text-underline-style="none" fo:font-weight="normal" officeooo:rsid="02f8f461" officeooo:paragraph-rsid="02f8f461" style:font-weight-asian="normal" style:font-weight-complex="normal"/>
    </style:style>
    <style:style style:name="P343" style:family="paragraph" style:parent-style-name="Standard" style:list-style-name="L33">
      <style:text-properties style:text-underline-style="none" fo:font-weight="normal" officeooo:rsid="0302d530" officeooo:paragraph-rsid="0302d530" style:font-weight-asian="normal" style:font-weight-complex="normal"/>
    </style:style>
    <style:style style:name="P344" style:family="paragraph" style:parent-style-name="Standard" style:list-style-name="L33">
      <style:text-properties style:text-underline-style="none" fo:font-weight="normal" officeooo:rsid="030462d4" officeooo:paragraph-rsid="030462d4" style:font-weight-asian="normal" style:font-weight-complex="normal"/>
    </style:style>
    <style:style style:name="P345" style:family="paragraph" style:parent-style-name="Standard" style:list-style-name="L33">
      <style:text-properties style:text-underline-style="none" fo:font-weight="normal" officeooo:rsid="03062ffe" officeooo:paragraph-rsid="03062ffe" style:font-weight-asian="normal" style:font-weight-complex="normal"/>
    </style:style>
    <style:style style:name="P346" style:family="paragraph" style:parent-style-name="Standard" style:list-style-name="L33">
      <style:text-properties style:text-underline-style="none" fo:font-weight="normal" officeooo:rsid="030829a6" officeooo:paragraph-rsid="030829a6" style:font-weight-asian="normal" style:font-weight-complex="normal"/>
    </style:style>
    <style:style style:name="P347" style:family="paragraph" style:parent-style-name="Standard" style:list-style-name="L33">
      <style:text-properties style:text-underline-style="none" fo:font-weight="normal" officeooo:rsid="030bdab4" officeooo:paragraph-rsid="030bdab4" style:font-weight-asian="normal" style:font-weight-complex="normal"/>
    </style:style>
    <style:style style:name="P348" style:family="paragraph" style:parent-style-name="Standard" style:list-style-name="L34">
      <style:text-properties style:text-underline-style="none" fo:font-weight="normal" officeooo:rsid="030e9911" officeooo:paragraph-rsid="030e9911" style:font-weight-asian="normal" style:font-weight-complex="normal"/>
    </style:style>
    <style:style style:name="P349" style:family="paragraph" style:parent-style-name="Standard" style:list-style-name="L35">
      <style:text-properties style:text-underline-style="none" fo:font-weight="normal" officeooo:rsid="03185718" officeooo:paragraph-rsid="03185718" style:font-weight-asian="normal" style:font-weight-complex="normal"/>
    </style:style>
    <style:style style:name="P350" style:family="paragraph" style:parent-style-name="Standard" style:list-style-name="L35">
      <style:text-properties style:text-underline-style="none" fo:font-weight="normal" officeooo:rsid="0319e3c1" officeooo:paragraph-rsid="0319e3c1" style:font-weight-asian="normal" style:font-weight-complex="normal"/>
    </style:style>
    <style:style style:name="P351" style:family="paragraph" style:parent-style-name="Standard" style:list-style-name="L36">
      <style:text-properties style:text-underline-style="none" fo:font-weight="normal" officeooo:rsid="031ebe3f" officeooo:paragraph-rsid="031ebe3f" style:font-weight-asian="normal" style:font-weight-complex="normal"/>
    </style:style>
    <style:style style:name="P352" style:family="paragraph" style:parent-style-name="Standard" style:list-style-name="L36">
      <style:text-properties style:text-underline-style="none" fo:font-weight="normal" officeooo:rsid="03218d2b" officeooo:paragraph-rsid="03218d2b" style:font-weight-asian="normal" style:font-weight-complex="normal"/>
    </style:style>
    <style:style style:name="P353" style:family="paragraph" style:parent-style-name="Standard" style:list-style-name="L37">
      <style:text-properties style:text-underline-style="none" fo:font-weight="normal" officeooo:rsid="032c033f" officeooo:paragraph-rsid="032c033f" style:font-weight-asian="normal" style:font-weight-complex="normal"/>
    </style:style>
    <style:style style:name="P354" style:family="paragraph" style:parent-style-name="Standard" style:list-style-name="L37">
      <style:text-properties style:text-underline-style="none" fo:font-weight="normal" officeooo:rsid="032dbabb" officeooo:paragraph-rsid="032dbabb" style:font-weight-asian="normal" style:font-weight-complex="normal"/>
    </style:style>
    <style:style style:name="P355" style:family="paragraph" style:parent-style-name="Standard" style:list-style-name="L37">
      <style:text-properties style:text-underline-style="none" fo:font-weight="normal" officeooo:rsid="032f2ba3" officeooo:paragraph-rsid="032f2ba3" style:font-weight-asian="normal" style:font-weight-complex="normal"/>
    </style:style>
    <style:style style:name="P356" style:family="paragraph" style:parent-style-name="Standard" style:list-style-name="L37">
      <style:text-properties style:text-underline-style="none" fo:font-weight="normal" officeooo:rsid="0330fcef" officeooo:paragraph-rsid="0330fcef" style:font-weight-asian="normal" style:font-weight-complex="normal"/>
    </style:style>
    <style:style style:name="P357" style:family="paragraph" style:parent-style-name="Standard" style:list-style-name="L37">
      <style:text-properties style:text-underline-style="none" fo:font-weight="normal" officeooo:rsid="033252e0" officeooo:paragraph-rsid="033252e0" style:font-weight-asian="normal" style:font-weight-complex="normal"/>
    </style:style>
    <style:style style:name="P358" style:family="paragraph" style:parent-style-name="Standard">
      <style:text-properties style:text-underline-style="none" fo:font-weight="normal" officeooo:rsid="03351919" officeooo:paragraph-rsid="03351919" style:font-weight-asian="normal" style:font-weight-complex="normal"/>
    </style:style>
    <style:style style:name="P359" style:family="paragraph" style:parent-style-name="Standard" style:list-style-name="L38">
      <style:text-properties style:text-underline-style="none" fo:font-weight="normal" officeooo:rsid="033c9ac5" officeooo:paragraph-rsid="033c9ac5" style:font-weight-asian="normal" style:font-weight-complex="normal"/>
    </style:style>
    <style:style style:name="P360" style:family="paragraph" style:parent-style-name="Standard" style:list-style-name="L38">
      <style:text-properties style:text-underline-style="none" fo:font-weight="normal" officeooo:rsid="033f4ae5" officeooo:paragraph-rsid="033f4ae5" style:font-weight-asian="normal" style:font-weight-complex="normal"/>
    </style:style>
    <style:style style:name="P361" style:family="paragraph" style:parent-style-name="Standard" style:list-style-name="L38">
      <style:text-properties style:text-underline-style="none" fo:font-weight="normal" officeooo:rsid="0341f3de" officeooo:paragraph-rsid="0341f3de" style:font-weight-asian="normal" style:font-weight-complex="normal"/>
    </style:style>
    <style:style style:name="P362" style:family="paragraph" style:parent-style-name="Standard" style:list-style-name="L38">
      <style:text-properties style:text-underline-style="none" fo:font-weight="normal" officeooo:rsid="0343eb5c" officeooo:paragraph-rsid="0343eb5c" style:font-weight-asian="normal" style:font-weight-complex="normal"/>
    </style:style>
    <style:style style:name="P363" style:family="paragraph" style:parent-style-name="Standard" style:list-style-name="L38">
      <style:text-properties style:text-underline-style="none" fo:font-weight="normal" officeooo:rsid="034ad3b4" officeooo:paragraph-rsid="034ad3b4" style:font-weight-asian="normal" style:font-weight-complex="normal"/>
    </style:style>
    <style:style style:name="P364" style:family="paragraph" style:parent-style-name="Standard">
      <style:text-properties style:text-underline-style="none" fo:font-weight="normal" officeooo:rsid="0349efbe" officeooo:paragraph-rsid="0349efbe" style:font-weight-asian="normal" style:font-weight-complex="normal"/>
    </style:style>
    <style:style style:name="P365" style:family="paragraph" style:parent-style-name="Standard">
      <style:text-properties style:text-underline-style="none" fo:font-weight="normal" officeooo:rsid="035a20cf" officeooo:paragraph-rsid="03584bee" style:font-weight-asian="normal" style:font-weight-complex="normal"/>
    </style:style>
    <style:style style:name="P366" style:family="paragraph" style:parent-style-name="Standard">
      <style:text-properties style:text-underline-style="none" fo:font-weight="normal" officeooo:rsid="035abf7a" officeooo:paragraph-rsid="035abf7a" style:font-weight-asian="normal" style:font-weight-complex="normal"/>
    </style:style>
    <style:style style:name="P367" style:family="paragraph" style:parent-style-name="Standard" style:list-style-name="L39">
      <style:text-properties style:text-underline-style="none" fo:font-weight="normal" officeooo:rsid="035abf7a" officeooo:paragraph-rsid="035abf7a" style:font-weight-asian="normal" style:font-weight-complex="normal"/>
    </style:style>
    <style:style style:name="P368" style:family="paragraph" style:parent-style-name="Standard" style:list-style-name="L39">
      <style:text-properties style:text-underline-style="none" fo:font-weight="normal" officeooo:rsid="035e44e9" officeooo:paragraph-rsid="035e44e9" style:font-weight-asian="normal" style:font-weight-complex="normal"/>
    </style:style>
    <style:style style:name="P369" style:family="paragraph" style:parent-style-name="Standard" style:list-style-name="L39">
      <style:text-properties style:text-underline-style="none" fo:font-weight="normal" officeooo:rsid="035f3a66" officeooo:paragraph-rsid="035f3a66" style:font-weight-asian="normal" style:font-weight-complex="normal"/>
    </style:style>
    <style:style style:name="P370" style:family="paragraph" style:parent-style-name="Standard" style:list-style-name="L39">
      <style:text-properties style:text-underline-style="none" fo:font-weight="normal" officeooo:rsid="036019eb" officeooo:paragraph-rsid="036019eb" style:font-weight-asian="normal" style:font-weight-complex="normal"/>
    </style:style>
    <style:style style:name="P371" style:family="paragraph" style:parent-style-name="Standard">
      <style:text-properties style:text-underline-style="none" fo:font-weight="normal" officeooo:rsid="03631dcc" officeooo:paragraph-rsid="03631dcc" style:font-weight-asian="normal" style:font-weight-complex="normal"/>
    </style:style>
    <style:style style:name="P372" style:family="paragraph" style:parent-style-name="Standard" style:list-style-name="L39">
      <style:text-properties style:text-underline-style="none" fo:font-weight="normal" officeooo:rsid="03631dcc" officeooo:paragraph-rsid="03631dcc" style:font-weight-asian="normal" style:font-weight-complex="normal"/>
    </style:style>
    <style:style style:name="P373" style:family="paragraph" style:parent-style-name="Standard" style:list-style-name="L36">
      <style:text-properties style:text-underline-style="none" fo:font-weight="normal" officeooo:rsid="0364581c" officeooo:paragraph-rsid="0364581c" style:font-weight-asian="normal" style:font-weight-complex="normal"/>
    </style:style>
    <style:style style:name="P374" style:family="paragraph" style:parent-style-name="Standard" style:list-style-name="L36">
      <style:text-properties style:text-underline-style="none" fo:font-weight="normal" officeooo:rsid="03670563" officeooo:paragraph-rsid="03670563" style:font-weight-asian="normal" style:font-weight-complex="normal"/>
    </style:style>
    <style:style style:name="P375" style:family="paragraph" style:parent-style-name="Standard" style:list-style-name="L36">
      <style:text-properties style:text-underline-style="none" fo:font-weight="normal" officeooo:rsid="036b91bf" officeooo:paragraph-rsid="036b91bf" style:font-weight-asian="normal" style:font-weight-complex="normal"/>
    </style:style>
    <style:style style:name="P376" style:family="paragraph" style:parent-style-name="Standard" style:list-style-name="L36">
      <style:text-properties style:text-underline-style="none" fo:font-weight="normal" officeooo:rsid="036d5c16" officeooo:paragraph-rsid="036d5c16" style:font-weight-asian="normal" style:font-weight-complex="normal"/>
    </style:style>
    <style:style style:name="P377" style:family="paragraph" style:parent-style-name="Standard" style:list-style-name="L36">
      <style:text-properties style:text-underline-style="none" fo:font-weight="normal" officeooo:rsid="036ef309" officeooo:paragraph-rsid="036ef309" style:font-weight-asian="normal" style:font-weight-complex="normal"/>
    </style:style>
    <style:style style:name="P378" style:family="paragraph" style:parent-style-name="Standard">
      <style:text-properties style:text-underline-style="none" fo:font-weight="normal" officeooo:rsid="036ef309" officeooo:paragraph-rsid="036ef309" style:font-weight-asian="normal" style:font-weight-complex="normal"/>
    </style:style>
    <style:style style:name="P379" style:family="paragraph" style:parent-style-name="Standard" style:list-style-name="L40">
      <style:text-properties style:text-underline-style="none" fo:font-weight="normal" officeooo:rsid="0374a9bf" officeooo:paragraph-rsid="0374a9bf" style:font-weight-asian="normal" style:font-weight-complex="normal"/>
    </style:style>
    <style:style style:name="P380" style:family="paragraph" style:parent-style-name="Standard" style:list-style-name="L17">
      <style:text-properties style:text-underline-style="none" fo:font-weight="bold" officeooo:rsid="01a6b471" officeooo:paragraph-rsid="01a6b471" style:font-weight-asian="bold" style:font-weight-complex="bold"/>
    </style:style>
    <style:style style:name="P381" style:family="paragraph" style:parent-style-name="Standard" style:list-style-name="L17">
      <style:text-properties style:text-underline-style="none" fo:font-weight="bold" officeooo:rsid="01b12df1" officeooo:paragraph-rsid="01b12df1" style:font-weight-asian="bold" style:font-weight-complex="bold"/>
    </style:style>
    <style:style style:name="P382" style:family="paragraph" style:parent-style-name="Standard" style:list-style-name="L17">
      <style:text-properties style:text-underline-style="none" fo:font-weight="bold" officeooo:rsid="01bb2031" officeooo:paragraph-rsid="01bb2031" style:font-weight-asian="bold" style:font-weight-complex="bold"/>
    </style:style>
    <style:style style:name="P383" style:family="paragraph" style:parent-style-name="Standard" style:list-style-name="L18">
      <style:text-properties style:text-underline-style="none" fo:font-weight="bold" officeooo:rsid="01c69f81" officeooo:paragraph-rsid="01c69f81" style:font-weight-asian="bold" style:font-weight-complex="bold"/>
    </style:style>
    <style:style style:name="P384" style:family="paragraph" style:parent-style-name="Standard" style:list-style-name="L18">
      <style:text-properties style:text-underline-style="none" fo:font-weight="bold" officeooo:rsid="01cebcea" officeooo:paragraph-rsid="01cebcea" style:font-weight-asian="bold" style:font-weight-complex="bold"/>
    </style:style>
    <style:style style:name="P385" style:family="paragraph" style:parent-style-name="Standard" style:list-style-name="L23">
      <style:text-properties style:text-underline-style="none" officeooo:rsid="02452845" officeooo:paragraph-rsid="02452845"/>
    </style:style>
    <style:style style:name="P386" style:family="paragraph" style:parent-style-name="Standard" style:list-style-name="L26">
      <style:text-properties style:text-underline-style="none" officeooo:rsid="0266945a" officeooo:paragraph-rsid="0266945a"/>
    </style:style>
    <style:style style:name="P387" style:family="paragraph" style:parent-style-name="Standard" style:list-style-name="L26">
      <style:text-properties style:text-underline-style="none" officeooo:rsid="0268301e" officeooo:paragraph-rsid="0268301e"/>
    </style:style>
    <style:style style:name="P388" style:family="paragraph" style:parent-style-name="Standard" style:list-style-name="L2">
      <style:text-properties officeooo:paragraph-rsid="00aae62c"/>
    </style:style>
    <style:style style:name="P389" style:family="paragraph" style:parent-style-name="Standard" style:list-style-name="L2">
      <style:text-properties officeooo:rsid="00aeb87d" officeooo:paragraph-rsid="00aeb87d"/>
    </style:style>
    <style:style style:name="P390" style:family="paragraph" style:parent-style-name="Standard" style:list-style-name="L2">
      <style:text-properties officeooo:rsid="00afa204" officeooo:paragraph-rsid="00afa204"/>
    </style:style>
    <style:style style:name="P391" style:family="paragraph" style:parent-style-name="Standard" style:list-style-name="L17">
      <style:text-properties officeooo:rsid="01a6b471" officeooo:paragraph-rsid="01a6b471"/>
    </style:style>
    <style:style style:name="P392" style:family="paragraph" style:parent-style-name="Standard" style:list-style-name="L17">
      <style:text-properties officeooo:rsid="01ac9a72" officeooo:paragraph-rsid="01ac9a72"/>
    </style:style>
    <style:style style:name="P393" style:family="paragraph" style:parent-style-name="Standard" style:list-style-name="L22">
      <style:text-properties officeooo:paragraph-rsid="0226cb95"/>
    </style:style>
    <style:style style:name="P394" style:family="paragraph" style:parent-style-name="Standard" style:list-style-name="L22">
      <style:text-properties officeooo:rsid="02283798" officeooo:paragraph-rsid="02283798"/>
    </style:style>
    <style:style style:name="P395" style:family="paragraph" style:parent-style-name="Standard" style:list-style-name="L22">
      <style:text-properties officeooo:rsid="022ef9ed" officeooo:paragraph-rsid="022ef9ed"/>
    </style:style>
    <style:style style:name="P396" style:family="paragraph" style:parent-style-name="Standard" style:list-style-name="L22">
      <style:text-properties officeooo:rsid="022fa4ac" officeooo:paragraph-rsid="022fa4ac"/>
    </style:style>
    <style:style style:name="P397" style:family="paragraph" style:parent-style-name="Standard" style:list-style-name="L22">
      <style:text-properties officeooo:rsid="023195c3" officeooo:paragraph-rsid="023195c3"/>
    </style:style>
    <style:style style:name="P398" style:family="paragraph" style:parent-style-name="Standard" style:list-style-name="L22">
      <style:text-properties officeooo:rsid="02363483" officeooo:paragraph-rsid="02363483"/>
    </style:style>
    <style:style style:name="P399" style:family="paragraph" style:parent-style-name="Standard" style:list-style-name="L22">
      <style:text-properties officeooo:rsid="0239eeff" officeooo:paragraph-rsid="0239eeff"/>
    </style:style>
    <style:style style:name="P400" style:family="paragraph" style:parent-style-name="Standard" style:list-style-name="L22">
      <style:text-properties officeooo:rsid="023ce797" officeooo:paragraph-rsid="023ce797"/>
    </style:style>
    <style:style style:name="P401" style:family="paragraph" style:parent-style-name="Standard" style:list-style-name="L25">
      <style:text-properties officeooo:paragraph-rsid="0262db64"/>
    </style:style>
    <style:style style:name="P402" style:family="paragraph" style:parent-style-name="Standard">
      <style:text-properties style:text-underline-style="solid" style:text-underline-width="auto" style:text-underline-color="font-color" fo:font-weight="normal" officeooo:rsid="0357395e" officeooo:paragraph-rsid="0357395e" style:font-weight-asian="normal" style:font-weight-complex="normal"/>
    </style:style>
    <style:style style:name="P403" style:family="paragraph" style:parent-style-name="Standard">
      <style:text-properties style:text-underline-style="solid" style:text-underline-width="auto" style:text-underline-color="font-color" fo:font-weight="normal" officeooo:rsid="0372a1f3" officeooo:paragraph-rsid="0372a1f3" style:font-weight-asian="normal" style:font-weight-complex="normal"/>
    </style:style>
    <style:style style:name="P404" style:family="paragraph" style:parent-style-name="Table_20_Contents">
      <style:text-properties officeooo:rsid="0374a9bf" officeooo:paragraph-rsid="0374a9bf"/>
    </style:style>
    <style:style style:name="P405" style:family="paragraph" style:parent-style-name="Table_20_Contents">
      <style:text-properties officeooo:rsid="03765f4f" officeooo:paragraph-rsid="03765f4f"/>
    </style:style>
    <style:style style:name="P406" style:family="paragraph" style:parent-style-name="Table_20_Contents">
      <style:text-properties officeooo:rsid="03784da4" officeooo:paragraph-rsid="03784da4"/>
    </style:style>
    <style:style style:name="P407" style:family="paragraph" style:parent-style-name="Table_20_Contents">
      <style:text-properties officeooo:rsid="0378dedc" officeooo:paragraph-rsid="0378dedc"/>
    </style:style>
    <style:style style:name="P408" style:family="paragraph" style:parent-style-name="Table_20_Contents">
      <style:text-properties fo:font-style="italic" officeooo:rsid="03796078" officeooo:paragraph-rsid="03796078" style:font-style-asian="italic" style:font-style-complex="italic"/>
    </style:style>
    <style:style style:name="P409" style:family="paragraph" style:parent-style-name="Table_20_Contents">
      <style:text-properties officeooo:rsid="037c1208" officeooo:paragraph-rsid="037c1208"/>
    </style:style>
    <style:style style:name="T1" style:family="text">
      <style:text-properties officeooo:rsid="001b42b2"/>
    </style:style>
    <style:style style:name="T2" style:family="text">
      <style:text-properties officeooo:rsid="001dd94c"/>
    </style:style>
    <style:style style:name="T3" style:family="text">
      <style:text-properties officeooo:rsid="001e4ee5"/>
    </style:style>
    <style:style style:name="T4" style:family="text">
      <style:text-properties officeooo:rsid="0022aafd"/>
    </style:style>
    <style:style style:name="T5" style:family="text">
      <style:text-properties officeooo:rsid="002443d0"/>
    </style:style>
    <style:style style:name="T6" style:family="text">
      <style:text-properties officeooo:rsid="0027fe27"/>
    </style:style>
    <style:style style:name="T7" style:family="text">
      <style:text-properties officeooo:rsid="0028fd6c"/>
    </style:style>
    <style:style style:name="T8" style:family="text">
      <style:text-properties officeooo:rsid="0029fcd9"/>
    </style:style>
    <style:style style:name="T9" style:family="text">
      <style:text-properties officeooo:rsid="002d9295"/>
    </style:style>
    <style:style style:name="T10" style:family="text">
      <style:text-properties officeooo:rsid="002f361c"/>
    </style:style>
    <style:style style:name="T11" style:family="text">
      <style:text-properties officeooo:rsid="00339b1b"/>
    </style:style>
    <style:style style:name="T12" style:family="text">
      <style:text-properties officeooo:rsid="00384b97"/>
    </style:style>
    <style:style style:name="T13" style:family="text">
      <style:text-properties officeooo:rsid="00394524"/>
    </style:style>
    <style:style style:name="T14" style:family="text">
      <style:text-properties officeooo:rsid="003caace"/>
    </style:style>
    <style:style style:name="T15" style:family="text">
      <style:text-properties officeooo:rsid="00420efe"/>
    </style:style>
    <style:style style:name="T16" style:family="text">
      <style:text-properties officeooo:rsid="0042fac3"/>
    </style:style>
    <style:style style:name="T17" style:family="text">
      <style:text-properties officeooo:rsid="0043d13f"/>
    </style:style>
    <style:style style:name="T18" style:family="text">
      <style:text-properties officeooo:rsid="00455e05"/>
    </style:style>
    <style:style style:name="T19" style:family="text">
      <style:text-properties officeooo:rsid="0054dd8d"/>
    </style:style>
    <style:style style:name="T20" style:family="text">
      <style:text-properties officeooo:rsid="00575719"/>
    </style:style>
    <style:style style:name="T21" style:family="text">
      <style:text-properties officeooo:rsid="0059f019"/>
    </style:style>
    <style:style style:name="T22" style:family="text">
      <style:text-properties officeooo:rsid="005bb5c7"/>
    </style:style>
    <style:style style:name="T23" style:family="text">
      <style:text-properties officeooo:rsid="006526c4"/>
    </style:style>
    <style:style style:name="T24" style:family="text">
      <style:text-properties officeooo:rsid="0065f56a"/>
    </style:style>
    <style:style style:name="T25" style:family="text">
      <style:text-properties officeooo:rsid="00704c7a"/>
    </style:style>
    <style:style style:name="T26" style:family="text">
      <style:text-properties officeooo:rsid="00720ac7"/>
    </style:style>
    <style:style style:name="T27" style:family="text">
      <style:text-properties officeooo:rsid="00722744"/>
    </style:style>
    <style:style style:name="T28" style:family="text">
      <style:text-properties officeooo:rsid="007c8c33"/>
    </style:style>
    <style:style style:name="T29" style:family="text">
      <style:text-properties fo:font-weight="normal" style:font-weight-asian="normal" style:font-weight-complex="normal"/>
    </style:style>
    <style:style style:name="T30" style:family="text">
      <style:text-properties fo:font-weight="normal" officeooo:rsid="0083bba7" style:font-weight-asian="normal" style:font-weight-complex="normal"/>
    </style:style>
    <style:style style:name="T31" style:family="text">
      <style:text-properties fo:font-weight="normal" officeooo:rsid="0084b0f6" style:font-weight-asian="normal" style:font-weight-complex="normal"/>
    </style:style>
    <style:style style:name="T32" style:family="text">
      <style:text-properties fo:font-weight="normal" officeooo:rsid="01b897d2" style:font-weight-asian="normal" style:font-weight-complex="normal"/>
    </style:style>
    <style:style style:name="T33" style:family="text">
      <style:text-properties fo:font-weight="normal" officeooo:rsid="01bc1fc8" style:font-weight-asian="normal" style:font-weight-complex="normal"/>
    </style:style>
    <style:style style:name="T34" style:family="text">
      <style:text-properties fo:font-weight="normal" officeooo:rsid="01c7a57f" style:font-weight-asian="normal" style:font-weight-complex="normal"/>
    </style:style>
    <style:style style:name="T35" style:family="text">
      <style:text-properties fo:font-weight="normal" officeooo:rsid="02287f62" style:font-weight-asian="normal" style:font-weight-complex="normal"/>
    </style:style>
    <style:style style:name="T36" style:family="text">
      <style:text-properties fo:font-weight="normal" officeooo:rsid="0248cb4b" style:font-weight-asian="normal" style:font-weight-complex="normal"/>
    </style:style>
    <style:style style:name="T37" style:family="text">
      <style:text-properties fo:font-weight="normal" officeooo:rsid="0249d249" style:font-weight-asian="normal" style:font-weight-complex="normal"/>
    </style:style>
    <style:style style:name="T38" style:family="text">
      <style:text-properties fo:font-weight="normal" officeooo:rsid="024a67f2" style:font-weight-asian="normal" style:font-weight-complex="normal"/>
    </style:style>
    <style:style style:name="T39" style:family="text">
      <style:text-properties fo:font-weight="normal" officeooo:rsid="024b6006" style:font-weight-asian="normal" style:font-weight-complex="normal"/>
    </style:style>
    <style:style style:name="T40" style:family="text">
      <style:text-properties fo:font-weight="normal" officeooo:rsid="024ba532" style:font-weight-asian="normal" style:font-weight-complex="normal"/>
    </style:style>
    <style:style style:name="T41" style:family="text">
      <style:text-properties fo:font-weight="normal" officeooo:rsid="024c0b75" style:font-weight-asian="normal" style:font-weight-complex="normal"/>
    </style:style>
    <style:style style:name="T42" style:family="text">
      <style:text-properties fo:font-weight="normal" officeooo:rsid="024df17e" style:font-weight-asian="normal" style:font-weight-complex="normal"/>
    </style:style>
    <style:style style:name="T43" style:family="text">
      <style:text-properties fo:font-weight="normal" officeooo:rsid="0254ccbe" style:font-weight-asian="normal" style:font-weight-complex="normal"/>
    </style:style>
    <style:style style:name="T44" style:family="text">
      <style:text-properties fo:font-weight="normal" officeooo:rsid="02583f29" style:font-weight-asian="normal" style:font-weight-complex="normal"/>
    </style:style>
    <style:style style:name="T45" style:family="text">
      <style:text-properties fo:font-weight="normal" officeooo:rsid="0259004b" style:font-weight-asian="normal" style:font-weight-complex="normal"/>
    </style:style>
    <style:style style:name="T46" style:family="text">
      <style:text-properties fo:font-weight="normal" officeooo:rsid="02651fff" style:font-weight-asian="normal" style:font-weight-complex="normal"/>
    </style:style>
    <style:style style:name="T47" style:family="text">
      <style:text-properties fo:font-weight="normal" officeooo:rsid="02675f76" style:font-weight-asian="normal" style:font-weight-complex="normal"/>
    </style:style>
    <style:style style:name="T48" style:family="text">
      <style:text-properties fo:font-weight="normal" officeooo:rsid="035a20cf" style:font-weight-asian="normal" style:font-weight-complex="normal"/>
    </style:style>
    <style:style style:name="T49" style:family="text">
      <style:text-properties officeooo:rsid="0080b8b9"/>
    </style:style>
    <style:style style:name="T50" style:family="text">
      <style:text-properties officeooo:rsid="0090e1b2"/>
    </style:style>
    <style:style style:name="T51" style:family="text">
      <style:text-properties officeooo:rsid="00913b2e"/>
    </style:style>
    <style:style style:name="T52" style:family="text">
      <style:text-properties officeooo:rsid="00924040"/>
    </style:style>
    <style:style style:name="T53" style:family="text">
      <style:text-properties officeooo:rsid="00979fa0"/>
    </style:style>
    <style:style style:name="T54" style:family="text">
      <style:text-properties officeooo:rsid="0097eaa2"/>
    </style:style>
    <style:style style:name="T55" style:family="text">
      <style:text-properties officeooo:rsid="00999340"/>
    </style:style>
    <style:style style:name="T56" style:family="text">
      <style:text-properties officeooo:rsid="00a2ccc3"/>
    </style:style>
    <style:style style:name="T57" style:family="text">
      <style:text-properties officeooo:rsid="00a2d526"/>
    </style:style>
    <style:style style:name="T58" style:family="text">
      <style:text-properties officeooo:rsid="00a660e5"/>
    </style:style>
    <style:style style:name="T59" style:family="text">
      <style:text-properties style:text-underline-style="none" fo:font-weight="normal" style:font-weight-asian="normal" style:font-weight-complex="normal"/>
    </style:style>
    <style:style style:name="T60" style:family="text">
      <style:text-properties style:text-underline-style="none" fo:font-weight="normal" officeooo:rsid="00aae62c" style:font-weight-asian="normal" style:font-weight-complex="normal"/>
    </style:style>
    <style:style style:name="T61" style:family="text">
      <style:text-properties style:text-underline-style="none" fo:font-weight="normal" officeooo:rsid="00ad7549" style:font-weight-asian="normal" style:font-weight-complex="normal"/>
    </style:style>
    <style:style style:name="T62" style:family="text">
      <style:text-properties style:text-underline-style="none" fo:font-weight="normal" officeooo:rsid="00b003b8" style:font-weight-asian="normal" style:font-weight-complex="normal"/>
    </style:style>
    <style:style style:name="T63" style:family="text">
      <style:text-properties style:text-underline-style="none" fo:font-weight="normal" officeooo:rsid="01af6f01" style:font-weight-asian="normal" style:font-weight-complex="normal"/>
    </style:style>
    <style:style style:name="T64" style:family="text">
      <style:text-properties style:text-underline-style="none" fo:font-weight="normal" officeooo:rsid="0226cb95" style:font-weight-asian="normal" style:font-weight-complex="normal"/>
    </style:style>
    <style:style style:name="T65" style:family="text">
      <style:text-properties style:text-underline-style="none" fo:font-weight="normal" officeooo:rsid="02283798" style:font-weight-asian="normal" style:font-weight-complex="normal"/>
    </style:style>
    <style:style style:name="T66" style:family="text">
      <style:text-properties style:text-underline-style="none" fo:font-weight="normal" officeooo:rsid="02287f62" style:font-weight-asian="normal" style:font-weight-complex="normal"/>
    </style:style>
    <style:style style:name="T67" style:family="text">
      <style:text-properties style:text-underline-style="none" fo:font-weight="normal" officeooo:rsid="022fa4ac" style:font-weight-asian="normal" style:font-weight-complex="normal"/>
    </style:style>
    <style:style style:name="T68" style:family="text">
      <style:text-properties style:text-underline-style="none" fo:font-weight="normal" officeooo:rsid="022fe67d" style:font-weight-asian="normal" style:font-weight-complex="normal"/>
    </style:style>
    <style:style style:name="T69" style:family="text">
      <style:text-properties style:text-underline-style="none" fo:font-weight="normal" officeooo:rsid="02333eb5" style:font-weight-asian="normal" style:font-weight-complex="normal"/>
    </style:style>
    <style:style style:name="T70" style:family="text">
      <style:text-properties style:text-underline-style="none" fo:font-weight="normal" officeooo:rsid="02344ff0" style:font-weight-asian="normal" style:font-weight-complex="normal"/>
    </style:style>
    <style:style style:name="T71" style:family="text">
      <style:text-properties style:text-underline-style="none" fo:font-weight="normal" officeooo:rsid="02378ded" style:font-weight-asian="normal" style:font-weight-complex="normal"/>
    </style:style>
    <style:style style:name="T72" style:family="text">
      <style:text-properties style:text-underline-style="none" fo:font-weight="normal" officeooo:rsid="0239096a" style:font-weight-asian="normal" style:font-weight-complex="normal"/>
    </style:style>
    <style:style style:name="T73" style:family="text">
      <style:text-properties style:text-underline-style="none" fo:font-weight="normal" officeooo:rsid="023dbe1d" style:font-weight-asian="normal" style:font-weight-complex="normal"/>
    </style:style>
    <style:style style:name="T74" style:family="text">
      <style:text-properties style:text-underline-style="none" fo:font-weight="normal" officeooo:rsid="023f4cc4" style:font-weight-asian="normal" style:font-weight-complex="normal"/>
    </style:style>
    <style:style style:name="T75" style:family="text">
      <style:text-properties style:text-underline-style="none" fo:font-weight="normal" officeooo:rsid="0262db64" style:font-weight-asian="normal" style:font-weight-complex="normal"/>
    </style:style>
    <style:style style:name="T76" style:family="text">
      <style:text-properties style:text-underline-style="none" fo:font-weight="normal" officeooo:rsid="02632e4e" style:font-weight-asian="normal" style:font-weight-complex="normal"/>
    </style:style>
    <style:style style:name="T77" style:family="text">
      <style:text-properties style:text-underline-style="none" fo:font-weight="normal" officeooo:rsid="0264f72c" style:font-weight-asian="normal" style:font-weight-complex="normal"/>
    </style:style>
    <style:style style:name="T78" style:family="text">
      <style:text-properties style:text-underline-style="none" fo:font-weight="normal" officeooo:rsid="02651fff" style:font-weight-asian="normal" style:font-weight-complex="normal"/>
    </style:style>
    <style:style style:name="T79" style:family="text">
      <style:text-properties style:text-underline-style="none" fo:font-weight="bold" style:font-weight-asian="bold" style:font-weight-complex="bold"/>
    </style:style>
    <style:style style:name="T80" style:family="text">
      <style:text-properties style:text-underline-style="none" fo:font-weight="bold" officeooo:rsid="02651fff" style:font-weight-asian="bold" style:font-weight-complex="bold"/>
    </style:style>
    <style:style style:name="T81" style:family="text">
      <style:text-properties officeooo:rsid="00bfbb84"/>
    </style:style>
    <style:style style:name="T82" style:family="text">
      <style:text-properties officeooo:rsid="00c52e55"/>
    </style:style>
    <style:style style:name="T83" style:family="text">
      <style:text-properties officeooo:rsid="00db93f3"/>
    </style:style>
    <style:style style:name="T84" style:family="text">
      <style:text-properties officeooo:rsid="00e8b98e"/>
    </style:style>
    <style:style style:name="T85" style:family="text">
      <style:text-properties officeooo:rsid="00fcd6bb"/>
    </style:style>
    <style:style style:name="T86" style:family="text">
      <style:text-properties officeooo:rsid="0106b57f"/>
    </style:style>
    <style:style style:name="T87" style:family="text">
      <style:text-properties officeooo:rsid="010b5ccb"/>
    </style:style>
    <style:style style:name="T88" style:family="text">
      <style:text-properties officeooo:rsid="010ff8b5"/>
    </style:style>
    <style:style style:name="T89" style:family="text">
      <style:text-properties officeooo:rsid="0110cb0f"/>
    </style:style>
    <style:style style:name="T90" style:family="text">
      <style:text-properties officeooo:rsid="01171e0d"/>
    </style:style>
    <style:style style:name="T91" style:family="text">
      <style:text-properties officeooo:rsid="013da4ab"/>
    </style:style>
    <style:style style:name="T92" style:family="text">
      <style:text-properties officeooo:rsid="013e572c"/>
    </style:style>
    <style:style style:name="T93" style:family="text">
      <style:text-properties officeooo:rsid="013f472b"/>
    </style:style>
    <style:style style:name="T94" style:family="text">
      <style:text-properties officeooo:rsid="0149a5f5"/>
    </style:style>
    <style:style style:name="T95" style:family="text">
      <style:text-properties officeooo:rsid="014c0f2f"/>
    </style:style>
    <style:style style:name="T96" style:family="text">
      <style:text-properties officeooo:rsid="0151b6b4"/>
    </style:style>
    <style:style style:name="T97" style:family="text">
      <style:text-properties officeooo:rsid="01532aa7"/>
    </style:style>
    <style:style style:name="T98" style:family="text">
      <style:text-properties officeooo:rsid="0154c91e"/>
    </style:style>
    <style:style style:name="T99" style:family="text">
      <style:text-properties officeooo:rsid="01566a1d"/>
    </style:style>
    <style:style style:name="T100" style:family="text">
      <style:text-properties officeooo:rsid="016fb0d9"/>
    </style:style>
    <style:style style:name="T101" style:family="text">
      <style:text-properties officeooo:rsid="01743418"/>
    </style:style>
    <style:style style:name="T102" style:family="text">
      <style:text-properties officeooo:rsid="01785678"/>
    </style:style>
    <style:style style:name="T103" style:family="text">
      <style:text-properties officeooo:rsid="0180ed89"/>
    </style:style>
    <style:style style:name="T104" style:family="text">
      <style:text-properties officeooo:rsid="0182e61b"/>
    </style:style>
    <style:style style:name="T105" style:family="text">
      <style:text-properties officeooo:rsid="0183761a"/>
    </style:style>
    <style:style style:name="T106" style:family="text">
      <style:text-properties officeooo:rsid="01970d7b"/>
    </style:style>
    <style:style style:name="T107" style:family="text">
      <style:text-properties officeooo:rsid="0198a941"/>
    </style:style>
    <style:style style:name="T108" style:family="text">
      <style:text-properties officeooo:rsid="0199dcb3"/>
    </style:style>
    <style:style style:name="T109" style:family="text">
      <style:text-properties officeooo:rsid="01a494c9"/>
    </style:style>
    <style:style style:name="T110" style:family="text">
      <style:text-properties officeooo:rsid="01c7a57f"/>
    </style:style>
    <style:style style:name="T111" style:family="text">
      <style:text-properties officeooo:rsid="01cb035a"/>
    </style:style>
    <style:style style:name="T112" style:family="text">
      <style:text-properties officeooo:rsid="01cdd7ef"/>
    </style:style>
    <style:style style:name="T113" style:family="text">
      <style:text-properties officeooo:rsid="01d262da"/>
    </style:style>
    <style:style style:name="T114" style:family="text">
      <style:text-properties officeooo:rsid="01d6a2e9"/>
    </style:style>
    <style:style style:name="T115" style:family="text">
      <style:text-properties officeooo:rsid="01daaf0a"/>
    </style:style>
    <style:style style:name="T116" style:family="text">
      <style:text-properties officeooo:rsid="01e12822"/>
    </style:style>
    <style:style style:name="T117" style:family="text">
      <style:text-properties officeooo:rsid="01fea200"/>
    </style:style>
    <style:style style:name="T118" style:family="text">
      <style:text-properties officeooo:rsid="0200c9f9"/>
    </style:style>
    <style:style style:name="T119" style:family="text">
      <style:text-properties officeooo:rsid="020230e8"/>
    </style:style>
    <style:style style:name="T120" style:family="text">
      <style:text-properties fo:font-weight="bold" style:font-weight-asian="bold" style:font-weight-complex="bold"/>
    </style:style>
    <style:style style:name="T121" style:family="text">
      <style:text-properties fo:font-weight="bold" officeooo:rsid="027ad025" style:font-weight-asian="bold" style:font-weight-complex="bold"/>
    </style:style>
    <style:style style:name="T122" style:family="text">
      <style:text-properties officeooo:rsid="020edc85"/>
    </style:style>
    <style:style style:name="T123" style:family="text">
      <style:text-properties officeooo:rsid="02120346"/>
    </style:style>
    <style:style style:name="T124" style:family="text">
      <style:text-properties officeooo:rsid="0217f489"/>
    </style:style>
    <style:style style:name="T125" style:family="text">
      <style:text-properties officeooo:rsid="0219c76b"/>
    </style:style>
    <style:style style:name="T126" style:family="text">
      <style:text-properties officeooo:rsid="021b8732"/>
    </style:style>
    <style:style style:name="T127" style:family="text">
      <style:text-properties officeooo:rsid="021beb96"/>
    </style:style>
    <style:style style:name="T128" style:family="text">
      <style:text-properties officeooo:rsid="02200317"/>
    </style:style>
    <style:style style:name="T129" style:family="text">
      <style:text-properties officeooo:rsid="027ad025"/>
    </style:style>
    <style:style style:name="T130" style:family="text">
      <style:text-properties officeooo:rsid="027f11ab"/>
    </style:style>
    <style:style style:name="T131" style:family="text">
      <style:text-properties officeooo:rsid="0280ffec"/>
    </style:style>
    <style:style style:name="T132" style:family="text">
      <style:text-properties officeooo:rsid="02837717"/>
    </style:style>
    <style:style style:name="T133" style:family="text">
      <style:text-properties officeooo:rsid="028503e6"/>
    </style:style>
    <style:style style:name="T134" style:family="text">
      <style:text-properties officeooo:rsid="02859167"/>
    </style:style>
    <style:style style:name="T135" style:family="text">
      <style:text-properties officeooo:rsid="028926f2"/>
    </style:style>
    <style:style style:name="T136" style:family="text">
      <style:text-properties officeooo:rsid="0289f8a0"/>
    </style:style>
    <style:style style:name="T137" style:family="text">
      <style:text-properties officeooo:rsid="028cc6e6"/>
    </style:style>
    <style:style style:name="T138" style:family="text">
      <style:text-properties officeooo:rsid="028e3abf"/>
    </style:style>
    <style:style style:name="T139" style:family="text">
      <style:text-properties officeooo:rsid="02963838"/>
    </style:style>
    <style:style style:name="T140" style:family="text">
      <style:text-properties officeooo:rsid="02971aaf"/>
    </style:style>
    <style:style style:name="T141" style:family="text">
      <style:text-properties officeooo:rsid="02a6a26b"/>
    </style:style>
    <style:style style:name="T142" style:family="text">
      <style:text-properties officeooo:rsid="02ac032c"/>
    </style:style>
    <style:style style:name="T143" style:family="text">
      <style:text-properties officeooo:rsid="02adb4d6"/>
    </style:style>
    <style:style style:name="T144" style:family="text">
      <style:text-properties officeooo:rsid="02aeee95"/>
    </style:style>
    <style:style style:name="T145" style:family="text">
      <style:text-properties officeooo:rsid="02b23081"/>
    </style:style>
    <style:style style:name="T146" style:family="text">
      <style:text-properties officeooo:rsid="02b9ce94"/>
    </style:style>
    <style:style style:name="T147" style:family="text">
      <style:text-properties fo:font-style="italic" officeooo:rsid="02b9ce94" style:font-style-asian="italic" style:font-style-complex="italic"/>
    </style:style>
    <style:style style:name="T148" style:family="text">
      <style:text-properties officeooo:rsid="02b9d62d"/>
    </style:style>
    <style:style style:name="T149" style:family="text">
      <style:text-properties officeooo:rsid="02c00ae0"/>
    </style:style>
    <style:style style:name="T150" style:family="text">
      <style:text-properties officeooo:rsid="02c2356b"/>
    </style:style>
    <style:style style:name="T151" style:family="text">
      <style:text-properties officeooo:rsid="02c8639b"/>
    </style:style>
    <style:style style:name="T152" style:family="text">
      <style:text-properties officeooo:rsid="02cb5e1b"/>
    </style:style>
    <style:style style:name="T153" style:family="text">
      <style:text-properties officeooo:rsid="02e2b2c0"/>
    </style:style>
    <style:style style:name="T154" style:family="text">
      <style:text-properties officeooo:rsid="02e3ff45"/>
    </style:style>
    <style:style style:name="T155" style:family="text">
      <style:text-properties officeooo:rsid="02e8e12b"/>
    </style:style>
    <style:style style:name="T156" style:family="text">
      <style:text-properties officeooo:rsid="02ea79e5"/>
    </style:style>
    <style:style style:name="T157" style:family="text">
      <style:text-properties officeooo:rsid="02eef844"/>
    </style:style>
    <style:style style:name="T158" style:family="text">
      <style:text-properties officeooo:rsid="02ef827d"/>
    </style:style>
    <style:style style:name="T159" style:family="text">
      <style:text-properties officeooo:rsid="02f162ed"/>
    </style:style>
    <style:style style:name="T160" style:family="text">
      <style:text-properties officeooo:rsid="02f30e01"/>
    </style:style>
    <style:style style:name="T161" style:family="text">
      <style:text-properties officeooo:rsid="02f536a6"/>
    </style:style>
    <style:style style:name="T162" style:family="text">
      <style:text-properties officeooo:rsid="02f71331"/>
    </style:style>
    <style:style style:name="T163" style:family="text">
      <style:text-properties officeooo:rsid="02fe6808"/>
    </style:style>
    <style:style style:name="T164" style:family="text">
      <style:text-properties officeooo:rsid="02fe74cf"/>
    </style:style>
    <style:style style:name="T165" style:family="text">
      <style:text-properties officeooo:rsid="0309ebf3"/>
    </style:style>
    <style:style style:name="T166" style:family="text">
      <style:text-properties officeooo:rsid="030ccf2f"/>
    </style:style>
    <style:style style:name="T167" style:family="text">
      <style:text-properties officeooo:rsid="0310bfab"/>
    </style:style>
    <style:style style:name="T168" style:family="text">
      <style:text-properties officeooo:rsid="0310cd92"/>
    </style:style>
    <style:style style:name="T169" style:family="text">
      <style:text-properties officeooo:rsid="0312c2d5"/>
    </style:style>
    <style:style style:name="T170" style:family="text">
      <style:text-properties officeooo:rsid="0320a5f1"/>
    </style:style>
    <style:style style:name="T171" style:family="text">
      <style:text-properties officeooo:rsid="0321f342"/>
    </style:style>
    <style:style style:name="T172" style:family="text">
      <style:text-properties officeooo:rsid="0322b190"/>
    </style:style>
    <style:style style:name="T173" style:family="text">
      <style:text-properties officeooo:rsid="03286cca"/>
    </style:style>
    <style:style style:name="T174" style:family="text">
      <style:text-properties officeooo:rsid="032ea897"/>
    </style:style>
    <style:style style:name="T175" style:family="text">
      <style:text-properties officeooo:rsid="03335aa6"/>
    </style:style>
    <style:style style:name="T176" style:family="text">
      <style:text-properties officeooo:rsid="0335d25d"/>
    </style:style>
    <style:style style:name="T177" style:family="text">
      <style:text-properties officeooo:rsid="03387c59"/>
    </style:style>
    <style:style style:name="T178" style:family="text">
      <style:text-properties officeooo:rsid="0338c4d8"/>
    </style:style>
    <style:style style:name="T179" style:family="text">
      <style:text-properties officeooo:rsid="033ae11a"/>
    </style:style>
    <style:style style:name="T180" style:family="text">
      <style:text-properties officeooo:rsid="033d7361"/>
    </style:style>
    <style:style style:name="T181" style:family="text">
      <style:text-properties officeooo:rsid="033e801f"/>
    </style:style>
    <style:style style:name="T182" style:family="text">
      <style:text-properties officeooo:rsid="033f13a8"/>
    </style:style>
    <style:style style:name="T183" style:family="text">
      <style:text-properties officeooo:rsid="033fff91"/>
    </style:style>
    <style:style style:name="T184" style:family="text">
      <style:text-properties officeooo:rsid="03422b42"/>
    </style:style>
    <style:style style:name="T185" style:family="text">
      <style:text-properties officeooo:rsid="0346b3d5"/>
    </style:style>
    <style:style style:name="T186" style:family="text">
      <style:text-properties officeooo:rsid="034b2736"/>
    </style:style>
    <style:style style:name="T187" style:family="text">
      <style:text-properties officeooo:rsid="034b7a05"/>
    </style:style>
    <style:style style:name="T188" style:family="text">
      <style:text-properties officeooo:rsid="034d741a"/>
    </style:style>
    <style:style style:name="T189" style:family="text">
      <style:text-properties officeooo:rsid="034f0146"/>
    </style:style>
    <style:style style:name="T190" style:family="text">
      <style:text-properties officeooo:rsid="0351afbf"/>
    </style:style>
    <style:style style:name="T191" style:family="text">
      <style:text-properties officeooo:rsid="035b70db"/>
    </style:style>
    <style:style style:name="T192" style:family="text">
      <style:text-properties officeooo:rsid="035cd549"/>
    </style:style>
    <style:style style:name="T193" style:family="text">
      <style:text-properties officeooo:rsid="03612325"/>
    </style:style>
    <style:style style:name="T194" style:family="text">
      <style:text-properties officeooo:rsid="036512ea"/>
    </style:style>
    <style:style style:name="T195" style:family="text">
      <style:text-properties officeooo:rsid="036675d0"/>
    </style:style>
    <style:style style:name="T196" style:family="text">
      <style:text-properties officeooo:rsid="03682b24"/>
    </style:style>
    <style:style style:name="T197" style:family="text">
      <style:text-properties officeooo:rsid="0369ee34"/>
    </style:style>
    <style:style style:name="T198" style:family="text">
      <style:text-properties officeooo:rsid="036b6589"/>
    </style:style>
    <style:style style:name="T199" style:family="text">
      <style:text-properties officeooo:rsid="036e412f"/>
    </style:style>
    <style:style style:name="T200" style:family="text">
      <style:text-properties officeooo:rsid="03796d94"/>
    </style:style>
    <style:style style:name="T201" style:family="text">
      <style:text-properties officeooo:rsid="037b170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WS foundational theory</text:p>
      <text:p text:style-name="P4"/>
      <text:p text:style-name="P58">AWS provide compute services. Compute services being different services and resources to be able to interact in the cloud. So various server programs. Such as:</text:p>
      <text:p text:style-name="P58"/>
      <text:list text:style-name="L1">
        <text:list-item>
          <text:p text:style-name="P198">Amazon EC2(Elastic Compute Cloud). These are virtual machines which can be accessed across the internet running on virtual servers, being the cloud. <text:span text:style-name="T1">Similiar to virtual box, we can create running virtual machines using the EC2 service. And configure our virtual machine, such as the specifications for the hardware, the operating system on it etc.</text:span></text:p>
        </text:list-item>
        <text:list-item>
          <text:p text:style-name="P199">AWS lambda is what is known as a serverless computing service. Meaning we don’t have to deal with managing servers and provisioning for our code, We can deploy onto a lambda service which automatically performs actions in response to events.</text:p>
        </text:list-item>
        <text:list-item>
          <text:p text:style-name="P200">Amazon ECS(Elastic Container service) <text:span text:style-name="T2">is a useful service when we want to perform want is known as container orchestration, managing and coordinating containers across a network of hosts in a distributed environment. <text:s/>And this service helps us , for instance if we wanted to use docker swarm and perform container orchestration, ECS helps with this </text:span><text:span text:style-name="T3">allowing us to run docker containers at scale.</text:span></text:p>
        </text:list-item>
        <text:list-item>
          <text:p text:style-name="P201">AWS Batch is a service used for running batch computing workloads. Depending on the batch job it helps automatically scale resources based on the demands of the batch job currently being executed. Batch is useful for job scheduling needs.</text:p>
        </text:list-item>
        <text:list-item>
          <text:p text:style-name="P202">AWS Auto scaling service allows us to easily scale things, for example our EC2 virtual machines <text:span text:style-name="T4">or scale our ECS orchestration maybe we want to add another subnet for example of cluster nodes. </text:span><text:span text:style-name="T5">This service is great for scaling up and down resources in response to change.</text:span></text:p>
        </text:list-item>
        <text:list-item>
          <text:p text:style-name="P203">AWS Fargate is a serverless service for containers and allows to launch and manage container applications without having to deal with any of the underlying infrastructure.</text:p>
        </text:list-item>
      </text:list>
      <text:p text:style-name="P59"/>
      <text:p text:style-name="P60">These are some of the basic compute services provided by AWS as a cloud provider. It’s analogous to a landlord, they have servers and we get to rent some virtual land , such as creating our own virtual private network, <text:span text:style-name="T6">and have complete access to it over the internet </text:span><text:span text:style-name="T7">and use the virtual servers. </text:span><text:span text:style-name="T8">We can </text:span></text:p>
      <text:p text:style-name="P60"/>
      <text:p text:style-name="P61">Reference: <text:a xlink:type="simple" xlink:href="https://chat.openai.com/?model=text-davinci-002-render-sha" text:style-name="Internet_20_link" text:visited-style-name="Visited_20_Internet_20_Link">https://chat.openai.com/?model=text-davinci-002-render-sha</text:a></text:p>
      <text:p text:style-name="P61"><text:tab/>“what is compute in aws”</text:p>
      <text:p text:style-name="P61"/>
      <text:p text:style-name="P5">What is an AMI</text:p>
      <text:p text:style-name="P5"/>
      <text:p text:style-name="P62">An AMI is essentially a virtual machine image. Which we can create EC2 virtual machine instances based off the images, such as ubuntu machine image or a windows <text:span text:style-name="T9">machine image, </text:span><text:span text:style-name="T10">which are configured from the operating system and hardware up.</text:span></text:p>
      <text:p text:style-name="P63"/>
      <text:p text:style-name="P64">We can then configure our instances architecture type, how many cpu cores, how much memory and how much storage , networking,<text:span text:style-name="T11">security groups</text:span> etc. <text:span text:style-name="T12">Amazon organizes images into instance types, which have differing hardware </text:span><text:span text:style-name="T13">options.</text:span></text:p>
      <text:p text:style-name="P64"/>
      <text:p text:style-name="P6">ECS service</text:p>
      <text:p text:style-name="P6"/>
      <text:p text:style-name="P65">We mentioned prior how this service helps to run container orchestration such as docker containers across a cluster of EC2 instances, <text:span text:style-name="T14">This service provides an abstraction level for ease of use and in doing so passes the respnosibility to AWS fargate service, which mentioned before is serverless and allow to run containers without having to worry about the architecture or response.</text:span></text:p>
      <text:p text:style-name="P64"/>
      <text:p text:style-name="P7">AWS fargate</text:p>
      <text:p text:style-name="P7"/>
      <text:p text:style-name="P66">AWS fargate is an egine which Allows ECS to run containers without to manage and provision instances and clusters for the containers which need to be deployed.</text:p>
      <text:p text:style-name="P66"/>
      <text:p text:style-name="P64"/>
      <text:p text:style-name="P8">Docker</text:p>
      <text:p text:style-name="P8"/>
      <text:p text:style-name="P67">Docker gives us the ability to install and distribute applications using Containers and automation to install and deploy. <text:span text:style-name="T15">A container holds everything an application needs to run from within its container package. </text:span><text:span text:style-name="T16">It’s analogous to a shipping container. Everything the application requires to live is inside the container, it can’t live without it. </text:span><text:span text:style-name="T17">It doesn’t include an operating system in the container, thus reducing overhead. </text:span><text:span text:style-name="T18">This container is useful for application portability and deploying applications on machines.</text:span></text:p>
      <text:p text:style-name="P61"/>
      <text:p text:style-name="P9">Elastic Container Registry (ECR)</text:p>
      <text:p text:style-name="P9"/>
      <text:p text:style-name="P68">ECR service stores and manages docker images in a secure manner. This is a fully managed service and thus we leave aws to deal with the provision of infrastructure. </text:p>
      <text:p text:style-name="P68"/>
      <text:p text:style-name="P69">A use case for this service are developers managing their library of docker images, they can use this service to store them securely in the aws cloud.</text:p>
      <text:p text:style-name="P69"/>
      <text:p text:style-name="P10">EKS Elastic container service for kubernetes</text:p>
      <text:p text:style-name="P10"/>
      <text:p text:style-name="P70">It’s an open source container orchestration tool used to automate,deploy,scale and manage containerized applications. <text:span text:style-name="T19">It’s a container management tool. </text:span><text:span text:style-name="T20">Like Docker. </text:span><text:span text:style-name="T21">It can scale to millions of containers and its container-runtime agnostic, </text:span><text:span text:style-name="T22">meaning we can run docker containers with it.</text:span></text:p>
      <text:p text:style-name="P70"/>
      <text:p text:style-name="P71">AWS provide this service which makes it easier to use kubernetes across our AWS infrastructure and AWS takes care of the running the kubernetes management infrastructure using the control plane.</text:p>
      <text:p text:style-name="P71"/>
      <text:p text:style-name="P71"/>
      <text:p text:style-name="P11">AWS Elastic BEANSTALK</text:p>
      <text:p text:style-name="P11"/>
      <text:p text:style-name="P72">A service <text:span text:style-name="T23">taking uploaded code</text:span> which automatically provisions and deploys the required resources <text:span text:style-name="T23">and infrastructure needed for to run the uploaded application code. </text:span><text:span text:style-name="T24">It provisions and deploys the required AWS resources to make the web application operational such as EC2, Auto scaling, application monitoring, elastic load balancing etc.</text:span></text:p>
      <text:p text:style-name="P72"/>
      <text:p text:style-name="P73">A use case for this, are developers who are new to the cloud, and just want a simplified way of being able to their application code in the cloud.</text:p>
      <text:p text:style-name="P73"/>
      <text:p text:style-name="P12">AWS Lambda</text:p>
      <text:p text:style-name="P12"/>
      <text:p text:style-name="P74">A serverless compute service with the use case of <text:span text:style-name="T25">running</text:span> application<text:span text:style-name="T25">s</text:span> without having to manage EC2 instances <text:span text:style-name="T25">which the application is running on. </text:span><text:span text:style-name="T26">Serverless, we don’t have to worry about the typical server management, that’s left up to AWS. </text:span><text:span text:style-name="T27">We don’t have to worry about provisioning etc.</text:span></text:p>
      <text:p text:style-name="P74"/>
      <text:p text:style-name="P13">AWS Batch</text:p>
      <text:p text:style-name="P13"/>
      <text:p text:style-name="P75">Batch Tasks are Tasks with a large lists of smaller tasks being operating on by the computer as one single file to operate on. <text:span text:style-name="T28">Performing a number of tasks in a short period of time.</text:span></text:p>
      <text:p text:style-name="P75"/>
      <text:p text:style-name="P14">Amazon light <text:span text:style-name="T49">sail</text:span></text:p>
      <text:p text:style-name="P14"/>
      <text:p text:style-name="P76">Provides a virtual private server for us to use.</text:p>
      <text:p text:style-name="P13"/>
      <text:p text:style-name="P73"/>
      <text:p text:style-name="P184">Reference: <text:a xlink:type="simple" xlink:href="https://app.qa.com/learning-paths/discover-and-practice-devops-infrastructure-a-online-dol4-a51-fl-1698-9600/?preview" text:style-name="Internet_20_link" text:visited-style-name="Visited_20_Internet_20_Link"><text:span text:style-name="T29">https://app.qa.com/learning-paths/discover-and-practice-devops-infrastructure-a-online-dol4-a51-fl-1698-9600/?preview</text:span></text:a></text:p>
      <text:p text:style-name="P77">QA</text:p>
      <text:p text:style-name="P77"/>
      <text:p text:style-name="P15">What is an Elastic load balancer</text:p>
      <text:p text:style-name="P15"/>
      <text:p text:style-name="P185"><text:span text:style-name="T29">it manages and controls the inbound traffic and routes them to </text:span><text:span text:style-name="T30">a group of targets by dividing the requests evenly between the targeted resource group. </text:span><text:span text:style-name="T31">Thus dividing workload across multiple servers in case one fails or there is too much traffic etc.</text:span></text:p>
      <text:p text:style-name="P78"/>
      <text:p text:style-name="P78"/>
      <text:p text:style-name="P16">AWS global infrastructure</text:p>
      <text:p text:style-name="P16"/>
      <text:p text:style-name="P79">Which consists of: Availability Zones, Regions, Edge Locations and Regional Edge Caches.</text:p>
      <text:p text:style-name="P79"/>
      <text:p text:style-name="P80">It’s important to understand this theory if we are deploying any type of service with <text:s/>AWS.</text:p>
      <text:p text:style-name="P80"/>
      <text:p text:style-name="P81">Availability zones are where the physical servers will reside, in some sort of geographical location such as a city, Availability zones can contain one or more data centers. <text:span text:style-name="T50">Availability zones can communicate through low latency resilient fiber connectivity. And doing so and grouping them into a region. </text:span><text:span text:style-name="T51">Because it contains multiple data centers.</text:span></text:p>
      <text:p text:style-name="P81"/>
      <text:p text:style-name="P82">Having availability zones, more than one server is important for our applications, such as too much traffic, the server dying,software crashes, thus having multiple machines can help maintain availability of our infrastructure isn’t compromised. <text:span text:style-name="T52">Furthermore allows us to create highly available and resilient applications and services.</text:span></text:p>
      <text:p text:style-name="P82"/>
      <text:p text:style-name="P17">AWS Global infrastructure: Regions</text:p>
      <text:p text:style-name="P17"/>
      <text:p text:style-name="P83">A region is a collection of availability zones that share the same geograpical location, or at least an Availabilty zone with a geographicl location closed to each other.</text:p>
      <text:p text:style-name="P83"/>
      <text:p text:style-name="P18">AWS Global infrastructure: Edge locations</text:p>
      <text:p text:style-name="P18"/>
      <text:p text:style-name="P84">Edge cases are AWS sites running in cities and densely populated areas, and outnumber the number of availability zones. <text:span text:style-name="T53">Edge locations are not used to deploy main infrastructure but used by services such as Mazon cloud front aws lbda etc. </text:span><text:span text:style-name="T54">Thus mainly used by end users who are using the aws services for their own personal interests most likely. </text:span><text:span text:style-name="T55">Using cloudfront origin servers and edge locations.</text:span></text:p>
      <text:p text:style-name="P84"/>
      <text:p text:style-name="P19">AWS Global infrastructure: Regional Edge Cache</text:p>
      <text:p text:style-name="P19"/>
      <text:p text:style-name="P85">Edge locations make use of a middle man between the CloudFront Origin servers and edge locations. They exist to retain and hold data to then be accessed and referred to by the edge location if it requires information, thus reducing the time in half. This is because data expires from the cache at the edge locations.</text:p>
      <text:p text:style-name="P20"/>
      <text:p text:style-name="P20">Data storage types</text:p>
      <text:p text:style-name="P20"/>
      <text:p text:style-name="P86">block storage is when data is stored in blocks, which are in turn stored on a volume attatched to an instance. They provide low latency data access and comparable to DAS storage.</text:p>
      <text:p text:style-name="P86"/>
      <text:p text:style-name="P87">File storage is when data is stored in a file system, comparable to NAS storage and shared access is provided for multiple users.</text:p>
      <text:p text:style-name="P87"/>
      <text:p text:style-name="P88">Object storage is when we store objects in a flat address space. Binary. Objects are referenced by a unique key and objects can contain metadata to help identify the object.</text:p>
      <text:p text:style-name="P88"/>
      <text:p text:style-name="P89">We can create S3 buckets in aws , which is storage, it supports up to 5 terabytes. <text:span text:style-name="T56">Buckets use an object storing system and don’t conform to any sort of hierarchy, like in a file system. </text:span><text:span text:style-name="T57">S3 is a regional service, and you must declare the region for your storage service. </text:span><text:span text:style-name="T58">By default a normal aws account can have up to 100 buckets.</text:span></text:p>
      <text:p text:style-name="P89"/>
      <text:p text:style-name="P89"/>
      <text:p text:style-name="P21">EC2 instance storage</text:p>
      <text:p text:style-name="P21"/>
      <text:list text:style-name="L2">
        <text:list-item>
          <text:p text:style-name="P388"><text:span text:style-name="T60">This type of storage provides ephemeral storage essentially temporary memory </text:span><text:span text:style-name="T61">it’s volatile, similar characteristics to ram.</text:span></text:p>
        </text:list-item>
        <text:list-item>
          <text:p text:style-name="P389"><text:span text:style-name="T60">A </text:span><text:span text:style-name="T59">reason to use this is the no additional cost for storage as it’s included in the instance price.</text:span></text:p>
        </text:list-item>
        <text:list-item>
          <text:p text:style-name="P390"><text:span text:style-name="T59">Offer high I/O speed, </text:span><text:span text:style-name="T62">because it’s closer to the CPU.</text:span></text:p>
        </text:list-item>
        <text:list-item>
          <text:p text:style-name="P204">Instance store volumes are useful as a cache for changing data without the need for retention.</text:p>
        </text:list-item>
      </text:list>
      <text:p text:style-name="P90"/>
      <text:p text:style-name="P26">Elastic block service</text:p>
      <text:p text:style-name="P26"/>
      <text:list text:style-name="L3">
        <text:list-item>
          <text:p text:style-name="P205">Allows us to access EC2 storage through EBS (elastic block service) volumes.</text:p>
        </text:list-item>
        <text:list-item>
          <text:p text:style-name="P206">EBS provides persistent and durable block level storage</text:p>
        </text:list-item>
        <text:list-item>
          <text:p text:style-name="P206">A flexible service for managing data.</text:p>
        </text:list-item>
        <text:list-item>
          <text:p text:style-name="P207">EBS volumes would then be attached to the instance.</text:p>
        </text:list-item>
        <text:list-item>
          <text:p text:style-name="P207">EBS volumes are independent from EC2 instance.</text:p>
        </text:list-item>
      </text:list>
      <text:p text:style-name="P91"/>
      <text:p text:style-name="P23"/>
      <text:p text:style-name="P23"/>
      <text:p text:style-name="P92">S3 security policies:</text:p>
      <text:list text:style-name="L4">
        <text:list-item>
          <text:p text:style-name="P208">Bucket policies</text:p>
        </text:list-item>
        <text:list-item>
          <text:p text:style-name="P208">Access control lists</text:p>
        </text:list-item>
        <text:list-item>
          <text:p text:style-name="P208">data encryption</text:p>
        </text:list-item>
        <text:list-item>
          <text:p text:style-name="P208">ssl support</text:p>
        </text:list-item>
        <text:list-item>
          <text:p text:style-name="P209">Pricing is primarily based on the amount of used storage and data transfer costs.</text:p>
        </text:list-item>
      </text:list>
      <text:p text:style-name="P93"/>
      <text:p text:style-name="P94">Amazon Glacier:</text:p>
      <text:list text:style-name="L5">
        <text:list-item>
          <text:p text:style-name="P210">Low cost, long term storage solution designed for long term archiving and backups.</text:p>
        </text:list-item>
        <text:list-item>
          <text:p text:style-name="P211">Durable, but cheaper than S<text:span text:style-name="T84">3.</text:span></text:p>
        </text:list-item>
        <text:list-item>
          <text:p text:style-name="P212">Data structure design is built around Vaults and Archives</text:p>
        </text:list-item>
        <text:list-item>
          <text:p text:style-name="P213">A vault is just a container for glacier archives.</text:p>
        </text:list-item>
        <text:list-item>
          <text:p text:style-name="P214">Unlimited archives</text:p>
        </text:list-item>
        <text:list-item>
          <text:p text:style-name="P215">You have to use a web API to move data within a vault, and the console application can only create vaults.</text:p>
        </text:list-item>
        <text:list-item>
          <text:p text:style-name="P216">3 different retrieval options: </text:p>
          <text:list>
            <text:list-item>
              <text:p text:style-name="P216">Exedpited</text:p>
            </text:list-item>
            <text:list-item>
              <text:p text:style-name="P216">Standard</text:p>
            </text:list-item>
            <text:list-item>
              <text:p text:style-name="P216">Bulk</text:p>
            </text:list-item>
          </text:list>
        </text:list-item>
        <text:list-item>
          <text:p text:style-name="P217">Encryption enabled by default AES-256 algorithm.</text:p>
        </text:list-item>
        <text:list-item>
          <text:p text:style-name="P218">Access control is controlled through IAM access policies and vault lock policies.</text:p>
        </text:list-item>
        <text:list-item>
          <text:p text:style-name="P219">You’re charged for data transfer costs, other then that the price is the same irrespective of storage used.</text:p>
        </text:list-item>
      </text:list>
      <text:p text:style-name="P95"/>
      <text:p text:style-name="P96">EC2 instance store volumes:</text:p>
      <text:list text:style-name="L6">
        <text:list-item>
          <text:p text:style-name="P220">Physically located on the same host that is running the EC2 instance</text:p>
        </text:list-item>
        <text:list-item>
          <text:p text:style-name="P220">provides ephermeral storage for EC2 instances.</text:p>
        </text:list-item>
        <text:list-item>
          <text:p text:style-name="P221">Should not use to store sensitive data, <text:span text:style-name="T85">because the data is volatile if stopped or terminated, the exception being is if the instance is rebooted, thus it’s not volatile, and doesn’t disappear.</text:span></text:p>
        </text:list-item>
        <text:list-item>
          <text:p text:style-name="P222">Storage is included in the EC2 instance price</text:p>
        </text:list-item>
        <text:list-item>
          <text:p text:style-name="P222">high I/O speed.</text:p>
        </text:list-item>
      </text:list>
      <text:p text:style-name="P97"/>
      <text:p text:style-name="P98">Elastic block store:</text:p>
      <text:list text:style-name="L7">
        <text:list-item>
          <text:p text:style-name="P223"><text:span text:style-name="T86">provides </text:span>block level storage for your EC2 instances.</text:p>
        </text:list-item>
        <text:list-item>
          <text:p text:style-name="P224">The data storage is persistent.</text:p>
        </text:list-item>
        <text:list-item>
          <text:p text:style-name="P224">One one EBS volume can be attached to a single EC2 instance. <text:span text:style-name="T87">However it doesn’t stop you from attaching multiple volumes to an instance.</text:span></text:p>
        </text:list-item>
        <text:list-item>
          <text:p text:style-name="P225"><text:span text:style-name="T88">EBS snapshots provide </text:span>Provide a point in time backup</text:p>
        </text:list-item>
        <text:list-item>
          <text:p text:style-name="P225">can create a new volume fr<text:span text:style-name="T89">o</text:span>m a snapshot</text:p>
        </text:list-item>
        <text:list-item>
          <text:p text:style-name="P226">Writes are replicated multiple times within a single availability zone</text:p>
        </text:list-item>
        <text:list-item>
          <text:p text:style-name="P226">EBS volumes are only available in a single availability zone.</text:p>
        </text:list-item>
        <text:list-item>
          <text:p text:style-name="P227">Storage provisions is bulled to you on a per second basis, this also applies to EBS snapshots</text:p>
        </text:list-item>
        <text:list-item>
          <text:p text:style-name="P228">encrypts data at all stages of travel. <text:span text:style-name="T90">And encrypted volumes will produce encrypted snapshots.</text:span></text:p>
        </text:list-item>
        <text:list-item>
          <text:p text:style-name="P228"/>
        </text:list-item>
      </text:list>
      <text:p text:style-name="P96"/>
      <text:p text:style-name="P100">Elastic File System:</text:p>
      <text:list text:style-name="L8">
        <text:list-item>
          <text:p text:style-name="P229">provides file level storage.</text:p>
        </text:list-item>
        <text:list-item>
          <text:p text:style-name="P230">Allows us to create shared file systems and is quite scalable to many EC2 instances and has a limitless capacity which grows with use.</text:p>
        </text:list-item>
        <text:list-item>
          <text:p text:style-name="P231">It’s a regional service designed to give a high level of throughput and low latency access response.</text:p>
        </text:list-item>
        <text:list-item>
          <text:p text:style-name="P232">Mount targets allow connectivity from your instances to your EFS </text:p>
        </text:list-item>
        <text:list-item>
          <text:p text:style-name="P233">no Windows support, and Linux instances must have an NFS client for mounting purposes.</text:p>
        </text:list-item>
        <text:list-item>
          <text:p text:style-name="P234">File sync feature</text:p>
        </text:list-item>
        <text:list-item>
          <text:p text:style-name="P234">encryption feature <text:s/>possible and can run in two different performance modes being general purpose and max IO</text:p>
        </text:list-item>
        <text:list-item>
          <text:p text:style-name="P235">Price is charged per GB each month.</text:p>
        </text:list-item>
      </text:list>
      <text:p text:style-name="P101"/>
      <text:p text:style-name="P102">Amazon cloudfront:</text:p>
      <text:list text:style-name="L9">
        <text:list-item>
          <text:p text:style-name="P236">cloud front is a content delivery network CDN.</text:p>
        </text:list-item>
        <text:list-item>
          <text:p text:style-name="P236">It deploys web data closer to the end user using AWS edge locations in cached memory for performance. However it doesn’t always provide durable data.</text:p>
        </text:list-item>
        <text:list-item>
          <text:p text:style-name="P236">AWS edge locations are sites which hold cache data across the planet in populated areas to cache data and thus improve memory operation travel speed and reduce latency</text:p>
        </text:list-item>
        <text:list-item>
          <text:p text:style-name="P237">Two methods of data distribution:</text:p>
          <text:list>
            <text:list-item>
              <text:p text:style-name="P237">web distribution</text:p>
            </text:list-item>
            <text:list-item>
              <text:p text:style-name="P237">RTMP distribution</text:p>
            </text:list-item>
          </text:list>
        </text:list-item>
        <text:list-item>
          <text:p text:style-name="P238">distributions control which source data it needs to distribute and to where.</text:p>
        </text:list-item>
        <text:list-item>
          <text:p text:style-name="P239">Data can be distributed using the following edge location options:</text:p>
          <text:list>
            <text:list-item>
              <text:p text:style-name="P239">US ,Canada and Europe</text:p>
            </text:list-item>
            <text:list-item>
              <text:p text:style-name="P239">US, Canada, Europe and Asia</text:p>
            </text:list-item>
            <text:list-item>
              <text:p text:style-name="P239">All edge locations (high performance)</text:p>
            </text:list-item>
          </text:list>
        </text:list-item>
        <text:list-item>
          <text:p text:style-name="P240">can interact with web applications firewall service for extra security and SSL can be configured to be used</text:p>
        </text:list-item>
        <text:list-item>
          <text:p text:style-name="P241">Pricising is based on data transfer costs and HTTP requests.</text:p>
        </text:list-item>
      </text:list>
      <text:p text:style-name="P103"/>
      <text:p text:style-name="P104">AWS storage gateway:</text:p>
      <text:list text:style-name="L10">
        <text:list-item>
          <text:p text:style-name="P242">provides a gateway opening a path between our own data center storage systems and Amazon S3/Glacier on AWS</text:p>
        </text:list-item>
        <text:list-item>
          <text:p text:style-name="P243">it’s a software appliance downloaded as a vm and installed in your own data centre.</text:p>
        </text:list-item>
        <text:list-item>
          <text:p text:style-name="P244">Storage gateway offers file, volume and tape gateway configurations.</text:p>
        </text:list-item>
      </text:list>
      <text:p text:style-name="P99"/>
      <text:p text:style-name="P105">AWS snowball:</text:p>
      <text:list text:style-name="L11">
        <text:list-item>
          <text:p text:style-name="P245">the purpose is to transfer large amounts of data to and from AWS in a secure manner using a physical appliance called a snowball.</text:p>
        </text:list-item>
        <text:list-item>
          <text:p text:style-name="P246">Snowballs come in 5OTB/80TB storage devices. <text:span text:style-name="T91">And designed for high speed data transfer. </text:span><text:span text:style-name="T92">And data given to the snowball appliance is automatically encrypted. </text:span><text:span text:style-name="T93">And has end to end tracking.</text:span></text:p>
        </text:list-item>
        <text:list-item>
          <text:p text:style-name="P247">Pricing based on data transfer job and shipping plus the price of s3 data charges.</text:p>
        </text:list-item>
      </text:list>
      <text:p text:style-name="P106"/>
      <text:p text:style-name="P106"/>
      <text:p text:style-name="P27">AWS NETWORK</text:p>
      <text:p text:style-name="P27"/>
      <text:list text:style-name="L12">
        <text:list-item>
          <text:p text:style-name="P248">VPC is an isolated segment of AWS network infrastructure allowing us to securely provision cloud resources in our own virtual private network in the cloud.</text:p>
        </text:list-item>
        <text:list-item>
          <text:p text:style-name="P249">Subnets segment the VPC CIDR block forming smaller network segments across multiple availability zones. <text:span text:style-name="T94">Beneficial to isolate organize and manage resources.</text:span></text:p>
        </text:list-item>
        <text:list-item>
          <text:p text:style-name="P250">An internet gateway is a compnent attatched to our VPC which provides a route to the outside world, being the internet to our private network. <text:span text:style-name="T95">We can configure this connection using a route and adding a route to the route table for the traffic to flow.</text:span></text:p>
        </text:list-item>
        <text:list-item>
          <text:p text:style-name="P251">Network access control list NACL are used as a logical firewall providing network level security operating at the subnet layer and are stateless and allow to define ingress and egress traffic based on protocols.</text:p>
        </text:list-item>
        <text:list-item>
          <text:p text:style-name="P252">Securit<text:span text:style-name="T96">y</text:span> groups operate at the instance layer and are virtual firewalls.</text:p>
        </text:list-item>
        <text:list-item>
          <text:p text:style-name="P253">NAT gateways allow instances located in a private subnet to access the internet to download patch updates etc. <text:span text:style-name="T97">The NAT gateway prevents inbound connections are from the internet in order to protect the private network resources.</text:span></text:p>
        </text:list-item>
        <text:list-item>
          <text:p text:style-name="P254">The nat gateway is located in a public subnet and is a managed instance provided by AWS.</text:p>
        </text:list-item>
        <text:list-item>
          <text:p text:style-name="P255">Bastion hosts are a secure and hardened instance that resides within the public subnet of your VPC. They have restrictive security controls allowing only restriced inbounds connections from known and trusted IP addresses using encrypted protocols such as SSH. <text:span text:style-name="T98">The bastion host instance acts as a jump server allowing to ssh to private instances </text:span><text:span text:style-name="T99">in private subnets.</text:span></text:p>
        </text:list-item>
        <text:list-item>
          <text:p text:style-name="P256">Virtual private network VPN: allows a connection between two remote networks to securely connect to each other across the internet.</text:p>
        </text:list-item>
      </text:list>
      <text:p text:style-name="P22"/>
      <text:p text:style-name="P24">AWS DATABASE</text:p>
      <text:p text:style-name="P25"/>
      <text:list text:style-name="L13">
        <text:list-item>
          <text:p text:style-name="P257">Amazon redshift</text:p>
          <text:list>
            <text:list-item>
              <text:p text:style-name="P257">fully managed petabyte-scale data warehouse designed for high performance of analysis of information, we access redshift using standard sql.</text:p>
            </text:list-item>
            <text:list-item>
              <text:p text:style-name="P258">Data warehouses manage reporting and data analysis needs at scale</text:p>
            </text:list-item>
            <text:list-item>
              <text:p text:style-name="P259">Extraction is the process of retrieving data, Transformation is the process of mapping the data to a new result and loading inserting transformed data into the database storage. <text:span text:style-name="T81">Known as ETL jobs.</text:span></text:p>
            </text:list-item>
            <text:list-item>
              <text:p text:style-name="P260">Redshift cluster being a group of compute nodes with leader nodes which coordinate information to the work nodes and execution plans which are given to the node with the correct data.</text:p>
            </text:list-item>
            <text:list-item>
              <text:p text:style-name="P261">Redshift supports massively parallel processing MMP, Columnar data storage and result caching <text:span text:style-name="T82">and integrates with amazon cloudwatch to monitor resource use.</text:span></text:p>
            </text:list-item>
          </text:list>
        </text:list-item>
        <text:list-item>
          <text:p text:style-name="P257">Amazon QLDB</text:p>
          <text:list>
            <text:list-item>
              <text:p text:style-name="P262">a managed and serverless database which has been designed as a ledger database </text:p>
            </text:list-item>
            <text:list-item>
              <text:p text:style-name="P262">Configured as an Append only database, so can only add things to the end</text:p>
            </text:list-item>
            <text:list-item>
              <text:p text:style-name="P263">maintaining an immutable ledger, data is placed into Amazon ION documents, which is a superset of json.</text:p>
            </text:list-item>
            <text:list-item>
              <text:p text:style-name="P264">Maintains history of all changes.</text:p>
            </text:list-item>
            <text:list-item>
              <text:p text:style-name="P265">Uses journal and index storage</text:p>
            </text:list-item>
          </text:list>
        </text:list-item>
        <text:list-item>
          <text:p text:style-name="P257">Amazon DocumentDB</text:p>
          <text:list>
            <text:list-item>
              <text:p text:style-name="P266">Runs in a virtual private cloud</text:p>
            </text:list-item>
            <text:list-item>
              <text:p text:style-name="P266">non relational database service</text:p>
            </text:list-item>
            <text:list-item>
              <text:p text:style-name="P266">scalable</text:p>
            </text:list-item>
            <text:list-item>
              <text:p text:style-name="P267">Document database, store any json like document.</text:p>
            </text:list-item>
            <text:list-item>
              <text:p text:style-name="P268">Core component is the cluster, multiple database instances.</text:p>
            </text:list-item>
            <text:list-item>
              <text:p text:style-name="P269">Automatic backups</text:p>
            </text:list-item>
          </text:list>
        </text:list-item>
        <text:list-item>
          <text:p text:style-name="P257">Amazon Keyspaces</text:p>
          <text:list>
            <text:list-item>
              <text:p text:style-name="P270">serverless managed service.</text:p>
            </text:list-item>
            <text:list-item>
              <text:p text:style-name="P271">Build low latency applications without burden of managing the infrastructure.</text:p>
            </text:list-item>
            <text:list-item>
              <text:p text:style-name="P272">TLS is required when communicating with clients. <text:span text:style-name="T83">Uses cql language.</text:span></text:p>
            </text:list-item>
          </text:list>
        </text:list-item>
      </text:list>
      <text:p text:style-name="P22"/>
      <text:p text:style-name="P186">Reference<text:span text:style-name="T29">: </text:span><text:a xlink:type="simple" xlink:href="https://app.qa.com/learning-paths/discover-and-practice-devops-infrastructure-a-online-dol4-a51-fl-1698-9600/?preview" text:style-name="Internet_20_link" text:visited-style-name="Visited_20_Internet_20_Link"><text:span text:style-name="T29">https://app.qa.com/learning-paths/discover-and-practice-devops-infrastructure-a-online-dol4-a51-fl-1698-9600/?preview</text:span></text:a></text:p>
      <text:p text:style-name="P107">QA</text:p>
      <text:p text:style-name="P107"/>
      <text:p text:style-name="P107"/>
      <text:p text:style-name="P28">Amazon DynamoDB</text:p>
      <text:p text:style-name="P28"/>
      <text:list text:style-name="L14">
        <text:list-item>
          <text:p text:style-name="P273">Key-value noSQL database, it does not use a relational data model but instead uses a flexible schema model. This allows us to store any type of data such as structured, semi-structured and unstructured data.</text:p>
        </text:list-item>
        <text:list-item>
          <text:p text:style-name="P274">It’s fully managed and DynamoDb itself deals with the messy hardware provisioning, setup,configuration, replication,backups etc. and We don’t have to worry about the underlying architecture.</text:p>
        </text:list-item>
        <text:list-item>
          <text:p text:style-name="P275">Designed for high performance and can handle millions of requests per second and scales the database automatically to accommodate different work loads.</text:p>
        </text:list-item>
        <text:list-item>
          <text:p text:style-name="P276">Manual and auto-scaling to adjust capacity <text:span text:style-name="T100">of resources to handle traffic. </text:span><text:span text:style-name="T101">And thus speed consistency.</text:span></text:p>
        </text:list-item>
        <text:list-item>
          <text:p text:style-name="P277">High availability due to DynamoDb replicas cloned across multiple availability zones within a region to ensure high availability of database and reduce the application failure, by distributing.</text:p>
        </text:list-item>
        <text:list-item>
          <text:p text:style-name="P278">Data is automatically replicated</text:p>
        </text:list-item>
        <text:list-item>
          <text:p text:style-name="P278">Queries are less flexible compared to traditional SQL.</text:p>
        </text:list-item>
        <text:list-item>
          <text:p text:style-name="P279">Workflow limitations</text:p>
          <text:list>
            <text:list-item>
              <text:p text:style-name="P279">maximum record size being 400 kb</text:p>
            </text:list-item>
            <text:list-item>
              <text:p text:style-name="P280">maximum indexes per table <text:span text:style-name="T102">20 global,5 secondary</text:span></text:p>
            </text:list-item>
          </text:list>
        </text:list-item>
      </text:list>
      <text:p text:style-name="P108"/>
      <text:p text:style-name="P108"/>
      <text:p text:style-name="P29">Amazon elasticache</text:p>
      <text:p text:style-name="P29"/>
      <text:list text:style-name="L15">
        <text:list-item>
          <text:p text:style-name="P281">use-case being we need to access data fast and frequently, for example caching database query results,session data,user profiles etc.</text:p>
        </text:list-item>
        <text:list-item>
          <text:p text:style-name="P281">in memory caching helps improve performance and reduce the load on the database applications. <text:span text:style-name="T103">As we can just access the cached memory , which is faster and we don’t have to communicate and send packets all the way back to the database.</text:span></text:p>
        </text:list-item>
        <text:list-item>
          <text:p text:style-name="P282">Supports two memory caching engines: Redis and Memcached.</text:p>
        </text:list-item>
        <text:list-item>
          <text:p text:style-name="P282">Redis in memory data store pr<text:span text:style-name="T105">oviding</text:span> advanced data structures for storing cached memory such as linked lists, has tables etc <text:span text:style-name="T104">and has persistent option to store on disk.</text:span></text:p>
        </text:list-item>
        <text:list-item>
          <text:p text:style-name="P283">Memcached uses a key-value store structure for straight forward simple caching.</text:p>
        </text:list-item>
        <text:list-item>
          <text:p text:style-name="P284">Integrates with service such as EC2,RDS,CloudWatch <text:s/>etc.</text:p>
        </text:list-item>
        <text:list-item>
          <text:p text:style-name="P285">Provides encryption at rest and in transit as well as network isolation and creating strict access controls.</text:p>
        </text:list-item>
      </text:list>
      <text:p text:style-name="P109"/>
      <text:p text:style-name="P30">Amazon neptune</text:p>
      <text:p text:style-name="P30"/>
      <text:list text:style-name="L16">
        <text:list-item>
          <text:p text:style-name="P286">graph database service used to store,query and analyse connected data and thus makes it ideal for user-cases which require complex relationship modelling</text:p>
        </text:list-item>
        <text:list-item>
          <text:p text:style-name="P286">data is stored in nodes, edges and properties. </text:p>
        </text:list-item>
        <text:list-item>
          <text:p text:style-name="P286">Fully managed, we don’t have to worry about the messy underlying architecture.</text:p>
        </text:list-item>
        <text:list-item>
          <text:p text:style-name="P287">Scalable <text:span text:style-name="T106">to handle large datasets. In order to keep high performance neptune will divide data across multiple replicas to handle the data. </text:span><text:span text:style-name="T107">Thus maintaining high high read/write throughput.</text:span></text:p>
        </text:list-item>
        <text:list-item>
          <text:p text:style-name="P288">Uses query langauges such as TinkerPop, SPARQL <text:span text:style-name="T107">And has a fast query response, </text:span><text:span text:style-name="T108">through graph traversals and complex graph queries.</text:span></text:p>
        </text:list-item>
        <text:list-item>
          <text:p text:style-name="P289">ACID compliance being ensuring data is consistent through ACID which stands for Atomicity, consistency,isolation and durability standards.</text:p>
        </text:list-item>
        <text:list-item>
          <text:p text:style-name="P290">High availability because neptune replicates data across multiple zones and provides continuous backups.</text:p>
        </text:list-item>
      </text:list>
      <text:p text:style-name="P110"/>
      <text:p text:style-name="P111">A use-case for Neptune is to help manage and analyze highly connected data.</text:p>
      <text:p text:style-name="P108"/>
      <text:p text:style-name="P108"/>
      <text:p text:style-name="P187">References: <text:a xlink:type="simple" xlink:href="https://chat.openai.com/" text:style-name="Internet_20_link" text:visited-style-name="Visited_20_Internet_20_Link">https://chat.openai.com/</text:a></text:p>
      <text:p text:style-name="P112">“What is Amazon neptune,elasticache,dynamodb?”</text:p>
      <text:p text:style-name="P112"/>
      <text:p text:style-name="P187">References: <text:a xlink:type="simple" xlink:href="https://app.qa.com/course/database-fundamentals-part-one-1064/amazon-neptune/?context_id=1&amp;context_resource=lp" text:style-name="Internet_20_link" text:visited-style-name="Visited_20_Internet_20_Link"><text:span text:style-name="T29">https://app.qa.com/course/database-fundamentals-part-one-1064/amazon-neptune/?context_id=1&amp;context_resource=lp</text:span></text:a></text:p>
      <text:p text:style-name="P112">QA</text:p>
      <text:p text:style-name="P112"/>
      <text:p text:style-name="P112"/>
      <text:p text:style-name="P1"><text:span text:style-name="T29">AWS shared responsibility </text:span><text:span text:style-name="T33">for different services.</text:span></text:p>
      <text:p text:style-name="P31"/>
      <text:list text:style-name="L17">
        <text:list-item>
          <text:p text:style-name="P291">AWS has devised three models to describe the responsibility of the user and AWS, what does the end-user have to do, and what does AWS do.</text:p>
        </text:list-item>
        <text:list-item>
          <text:p text:style-name="P380"><text:span text:style-name="T109">I</text:span>nfrastructure services:</text:p>
          <text:list>
            <text:list-item>
              <text:p text:style-name="P391"><text:span text:style-name="T59">Customer responsibility </text:span><text:span text:style-name="T63">(security in cloud)</text:span><text:span text:style-name="T59">:</text:span></text:p>
              <text:list>
                <text:list-item>
                  <text:p text:style-name="P292">Customer data</text:p>
                </text:list-item>
                <text:list-item>
                  <text:p text:style-name="P292">platform, applications,identity and access management</text:p>
                </text:list-item>
                <text:list-item>
                  <text:p text:style-name="P292">operating system , network and firewall configurations</text:p>
                </text:list-item>
                <text:list-item>
                  <text:p text:style-name="P293">client side data encryption , server side encryption, network encryption</text:p>
                </text:list-item>
              </text:list>
            </text:list-item>
            <text:list-item>
              <text:p text:style-name="P392"><text:span text:style-name="T59">AWS responsibility </text:span><text:span text:style-name="T63">(security of cloud)</text:span><text:span text:style-name="T59">:</text:span></text:p>
              <text:list>
                <text:list-item>
                  <text:p text:style-name="P294">Compute</text:p>
                </text:list-item>
                <text:list-item>
                  <text:p text:style-name="P294">Storage</text:p>
                </text:list-item>
                <text:list-item>
                  <text:p text:style-name="P294">Database</text:p>
                </text:list-item>
                <text:list-item>
                  <text:p text:style-name="P294">Network</text:p>
                </text:list-item>
                <text:list-item>
                  <text:p text:style-name="P294">Regions</text:p>
                </text:list-item>
                <text:list-item>
                  <text:p text:style-name="P294">Availability zones</text:p>
                </text:list-item>
                <text:list-item>
                  <text:p text:style-name="P294">Edge locations</text:p>
                </text:list-item>
              </text:list>
            </text:list-item>
          </text:list>
        </text:list-item>
        <text:list-item>
          <text:p text:style-name="P381">Container services <text:span text:style-name="T32">(RDS,EMR,beanstalk etc.)</text:span>:</text:p>
          <text:list>
            <text:list-item>
              <text:p text:style-name="P295">Customer responsibility:</text:p>
              <text:list>
                <text:list-item>
                  <text:p text:style-name="P295">Customer data</text:p>
                </text:list-item>
                <text:list-item>
                  <text:p text:style-name="P295">Client side data encryption and data integrity authentication</text:p>
                </text:list-item>
                <text:list-item>
                  <text:p text:style-name="P296">Network traffic protection</text:p>
                </text:list-item>
                <text:list-item>
                  <text:p text:style-name="P297">Firewall configurations</text:p>
                </text:list-item>
                <text:list-item>
                  <text:p text:style-name="P297">customer IAM</text:p>
                </text:list-item>
              </text:list>
            </text:list-item>
            <text:list-item>
              <text:p text:style-name="P298">AWS responsibility:</text:p>
              <text:list>
                <text:list-item>
                  <text:p text:style-name="P299">platform and application management</text:p>
                </text:list-item>
                <text:list-item>
                  <text:p text:style-name="P300">operating systems and network configuration</text:p>
                </text:list-item>
                <text:list-item>
                  <text:p text:style-name="P301">AWS endpoints</text:p>
                </text:list-item>
                <text:list-item>
                  <text:p text:style-name="P301">AWS IAM</text:p>
                </text:list-item>
                <text:list-item>
                  <text:p text:style-name="P301">AWS foundational services: Compute,Storage,Database,Network.</text:p>
                </text:list-item>
                <text:list-item>
                  <text:p text:style-name="P302">AWS global infrastructure: Regions,Availability zones</text:p>
                </text:list-item>
                <text:list-item>
                  <text:p text:style-name="P302">Edge locations</text:p>
                </text:list-item>
              </text:list>
            </text:list-item>
          </text:list>
        </text:list-item>
        <text:list-item>
          <text:p text:style-name="P382">Abstract services <text:span text:style-name="T29">(simple storage service s3,dynamoDB,amazon glacier,sqs):</text:span></text:p>
          <text:list>
            <text:list-item>
              <text:p text:style-name="P303">Customer responsibility:</text:p>
              <text:list>
                <text:list-item>
                  <text:p text:style-name="P304">customer data</text:p>
                </text:list-item>
                <text:list-item>
                  <text:p text:style-name="P304">Customer IAM</text:p>
                </text:list-item>
                <text:list-item>
                  <text:p text:style-name="P304">client side data encryption and data integrity authentication</text:p>
                </text:list-item>
              </text:list>
            </text:list-item>
            <text:list-item>
              <text:p text:style-name="P305">AWS responsibility:</text:p>
              <text:list>
                <text:list-item>
                  <text:p text:style-name="P306">server side encryption</text:p>
                </text:list-item>
                <text:list-item>
                  <text:p text:style-name="P306">network traffic protection</text:p>
                </text:list-item>
                <text:list-item>
                  <text:p text:style-name="P306">platform and application management</text:p>
                </text:list-item>
                <text:list-item>
                  <text:p text:style-name="P306">operating system and network configuration</text:p>
                </text:list-item>
                <text:list-item>
                  <text:p text:style-name="P306">aws endpoints</text:p>
                </text:list-item>
                <text:list-item>
                  <text:p text:style-name="P306">aws IAM</text:p>
                </text:list-item>
                <text:list-item>
                  <text:p text:style-name="P306">AWS foundation services: compute,storage,database,network.</text:p>
                </text:list-item>
                <text:list-item>
                  <text:p text:style-name="P306">AWS global infrastructure: Regions,availability zones and edge locations</text:p>
                </text:list-item>
              </text:list>
            </text:list-item>
          </text:list>
        </text:list-item>
      </text:list>
      <text:p text:style-name="P116"/>
      <text:p text:style-name="P117">These are the three shared responsibility models, being infrastructure, container and abstract model and notice how the responsibility shifts more into aws with each service.</text:p>
      <text:p text:style-name="P117"/>
      <text:p text:style-name="P188">Reference: <text:a xlink:type="simple" xlink:href="https://app.qa.com/resource/aws-shared-responsibility-model/?context_id=1&amp;context_resource=lp" text:style-name="Internet_20_link" text:visited-style-name="Visited_20_Internet_20_Link"><text:span text:style-name="T29">https://app.qa.com/resource/aws-shared-responsibility-model/?context_id=1&amp;context_resource=lp</text:span></text:a></text:p>
      <text:p text:style-name="P118">“QA”</text:p>
      <text:p text:style-name="P118"/>
      <text:p text:style-name="P118"/>
      <text:p text:style-name="P32">What is IAM</text:p>
      <text:p text:style-name="P32"/>
      <text:list text:style-name="L18">
        <text:list-item>
          <text:p text:style-name="P307">stands for Identity, Access Management.</text:p>
        </text:list-item>
        <text:list-item>
          <text:p text:style-name="P308">It’s used to manage, control and govern authentication , authorization and access control mechanisms of identities to your resources.</text:p>
        </text:list-item>
        <text:list-item>
          <text:p text:style-name="P383"><text:span text:style-name="T29">IAM is crucial in the security of resources</text:span><text:span text:style-name="T34"> in AWS.</text:span></text:p>
        </text:list-item>
        <text:list-item>
          <text:p text:style-name="P384"><text:span text:style-name="T34">A</text:span><text:span text:style-name="T29">n Identity is essentially an AWS account user.</text:span></text:p>
        </text:list-item>
        <text:list-item>
          <text:p text:style-name="P309">User groups are objects which contain IAM users with policies which define what users have access to what service <text:span text:style-name="T113">based on the user group they are within.</text:span></text:p>
        </text:list-item>
        <text:list-item>
          <text:p text:style-name="P310">Roles are used for temporary IAM permissions to access certain AWS resources. <text:span text:style-name="T114">Roles designed to be used by an identity or service who need to temporarily use a service.</text:span></text:p>
        </text:list-item>
        <text:list-item>
          <text:p text:style-name="P311">Policies can be attached to user groups, roles and define what can and can’t be accessed. <text:span text:style-name="T115">Such as Managed policies and customer managed policies.</text:span></text:p>
        </text:list-item>
        <text:list-item>
          <text:p text:style-name="P312">Identity provider for federated access.</text:p>
        </text:list-item>
        <text:list-item>
          <text:p text:style-name="P313">Can force password policies</text:p>
        </text:list-item>
        <text:list-item>
          <text:p text:style-name="P314">Security token service endpoints</text:p>
        </text:list-item>
        <text:list-item>
          <text:p text:style-name="P315">provides a <text:span text:style-name="T116">c</text:span>redential report.</text:p>
        </text:list-item>
        <text:list-item>
          <text:p text:style-name="P316">Similar to managing Users in Linux, but for a server, we manage the users.</text:p>
        </text:list-item>
      </text:list>
      <text:p text:style-name="P119"/>
      <text:p text:style-name="P113"><text:span text:style-name="T110">B</text:span>est practices:</text:p>
      <text:list text:style-name="L19">
        <text:list-item>
          <text:p text:style-name="P317">Grant the least privilege access possible to resource. Thus ensuring identities are only allowed to perform the minimal set of functionality required.</text:p>
        </text:list-item>
        <text:list-item>
          <text:p text:style-name="P317">Enable identity federation. <text:span text:style-name="T111">Centrally manage users and access across multiple applications and services. </text:span></text:p>
        </text:list-item>
        <text:list-item>
          <text:p text:style-name="P318">Enable MFA. Multi factor authentication</text:p>
        </text:list-item>
        <text:list-item>
          <text:p text:style-name="P319">Rotate credentials regularly. <text:span text:style-name="T112">Change passwords and access keys and make sure all users in account do so as well on a regular basis.</text:span></text:p>
        </text:list-item>
        <text:list-item>
          <text:p text:style-name="P320">Enable IAM access analyser to analyse public cross-organization access.</text:p>
        </text:list-item>
      </text:list>
      <text:p text:style-name="P114"/>
      <text:p text:style-name="P115"/>
      <text:p text:style-name="P120">AWS policies→ User groups→ IAM (users).</text:p>
      <text:p text:style-name="P120"/>
      <text:p text:style-name="P121"/>
      <text:p text:style-name="P122">Maximum limit of 300 groups and user only associated to 10 groups</text:p>
      <text:p text:style-name="P122"/>
      <text:p text:style-name="P122">Group limit &lt;= 300.</text:p>
      <text:p text:style-name="P122">Group user capacity &lt;= 10.</text:p>
      <text:p text:style-name="P123">Group policy capacity &lt;=10.</text:p>
      <text:p text:style-name="P123"/>
      <text:p text:style-name="P33">IAM Roles:</text:p>
      <text:p text:style-name="P33"/>
      <text:p text:style-name="P124">AWS Temporary_Policies → IAM Role.</text:p>
      <text:p text:style-name="P124"/>
      <text:p text:style-name="P125">IAM Role is used t<text:span text:style-name="T117">o allow trusted users and aws services to temporarily access temporary credentials.</text:span></text:p>
      <text:p text:style-name="P125"/>
      <text:list text:style-name="L20">
        <text:list-item>
          <text:p text:style-name="P321">Roles have no long term credentials associated <text:span text:style-name="T119">they expire after a while.</text:span></text:p>
        </text:list-item>
        <text:list-item>
          <text:p text:style-name="P322">Allow trusted users, applications <text:span text:style-name="T118">and AWS services to adopt a set of temporary credentials.</text:span></text:p>
        </text:list-item>
        <text:list-item>
          <text:p text:style-name="P323">Roles use trusts. Trusts define who or what can assume the role.</text:p>
        </text:list-item>
        <text:list-item>
          <text:p text:style-name="P323">Trust relationships can be formed with Users, AWS accounts or AWS services.</text:p>
        </text:list-item>
        <text:list-item>
          <text:p text:style-name="P324">Roles can be used by:</text:p>
          <text:list>
            <text:list-item>
              <text:p text:style-name="P324">user in the same AWS account as role</text:p>
            </text:list-item>
            <text:list-item>
              <text:p text:style-name="P324">user in a different AWS account as role</text:p>
            </text:list-item>
            <text:list-item>
              <text:p text:style-name="P324">AWS services</text:p>
            </text:list-item>
            <text:list-item>
              <text:p text:style-name="P324">Federated user external to AWS account.</text:p>
            </text:list-item>
          </text:list>
        </text:list-item>
      </text:list>
      <text:p text:style-name="P126"/>
      <text:p text:style-name="P126"/>
      <text:p text:style-name="P34">Using <text:span text:style-name="T120">AWS service roles</text:span> to access aws resources on your behalf</text:p>
      <text:p text:style-name="P34"/>
      <text:p text:style-name="P127"/>
      <text:list text:style-name="L21">
        <text:list-item>
          <text:p text:style-name="P325">Use case example, we have an EC2 instance that requires certain policies to access AWS services, Instead of having to manually manage and recylcle the access keys on the EC2 instance, we can AWS service Role <text:span text:style-name="T122">to assume a role with temporary permissions on the behalf of the EC2 instance in this case , via proxy to get us access to what we need, and then we don’t have to manage the keys as I assume they access IAM_ROLe where the policy access is temporary. </text:span><text:span text:style-name="T123">For example EC2 accessing an S3 bucket.</text:span></text:p>
        </text:list-item>
        <text:list-item>
          <text:p text:style-name="P326">For security Always associate a role to an EC2 instance for accessing AWS resources as a security best practice. <text:span text:style-name="T124">We don’t want to store credentials individually on ec2 instances in this example.</text:span></text:p>
        </text:list-item>
        <text:list-item>
          <text:p text:style-name="P327">Service-linked roles – come preconfigured with permissions and policies tailored and deliberately picked to perform a specific function. <text:span text:style-name="T125">Allows us to not have to write our own </text:span><text:span text:style-name="T126">custom ones </text:span><text:span text:style-name="T127">and use a pre-configured policies.</text:span></text:p>
        </text:list-item>
      </text:list>
      <text:p text:style-name="P128"/>
      <text:p text:style-name="P35">Using IAM Roles to grant temporary access for users</text:p>
      <text:p text:style-name="P35"/>
      <text:p text:style-name="P35"/>
      <text:p text:style-name="P129">Example: User→Trusted User→ S3 full access</text:p>
      <text:p text:style-name="P122"/>
      <text:p text:style-name="P130">When a user assumes a IAM Role, their current permissions are replaced by the inherited temporary permissions of the IAM Role they inherited <text:span text:style-name="T128">and the associated Policies with the the specific Role.</text:span></text:p>
      <text:p text:style-name="P130"/>
      <text:p text:style-name="P36">Using Roles for federated access</text:p>
      <text:p text:style-name="P36"/>
      <text:list text:style-name="L22">
        <text:list-item>
          <text:p text:style-name="P393"><text:span text:style-name="T64">Use case: If we have created an application that requires </text:span><text:span text:style-name="T65">permission </text:span><text:span text:style-name="T64">to an AWS service.</text:span></text:p>
        </text:list-item>
        <text:list-item>
          <text:p text:style-name="P394"><text:span text:style-name="T64">F</text:span><text:span text:style-name="T59">or example when logging in to Facebook, sometimes You can create an account and login using a pre-existing account such as a google account. </text:span><text:span text:style-name="T66">Thus in this case google is in the Authenticate users group and facebook contains the access to the resources we require.</text:span></text:p>
        </text:list-item>
        <text:list-item>
          <text:p text:style-name="P395"><text:span text:style-name="T66">D</text:span><text:span text:style-name="T59">esign applications to request temporary access from authenticated users </text:span><text:span text:style-name="T67">through web identity federation</text:span></text:p>
        </text:list-item>
        <text:list-item>
          <text:p text:style-name="P396"><text:span text:style-name="T59">Identity federation is a method of authentication where two different providers can establish a level of trust allowing users to authenticate from one which authorises access to resources in the other. </text:span><text:span text:style-name="T68">During the federation process one party would act as an Identity provider (IdP) and the other the service provider (SP). Identity provider authenticates the user and service provider controls access to resources.</text:span></text:p>
        </text:list-item>
        <text:list-item>
          <text:p text:style-name="P397"><text:span text:style-name="T68">W</text:span><text:span text:style-name="T59">hen the user authenticates to your app they will receive an authentication token </text:span><text:span text:style-name="T69">which is exchanged for temporary security credentials in AWS which can be mapped to your IAM role using the assume role web identity API. </text:span><text:span text:style-name="T70">This then allows relevant access to amazon s3 , as an example, <text:s/>provided by the role.</text:span></text:p>
        </text:list-item>
        <text:list-item>
          <text:p text:style-name="P398"><text:span text:style-name="T70">W</text:span><text:span text:style-name="T59">hen working with mobile apps, the recommended method is via Amazon </text:span><text:span text:style-name="T71">C</text:span><text:span text:style-name="T59">ognito </text:span><text:span text:style-name="T72">to manage the federation process.</text:span></text:p>
        </text:list-item>
        <text:list-item>
          <text:p text:style-name="P399"><text:span text:style-name="T72">W</text:span><text:span text:style-name="T59">eb identity federation used for large scale access from unknown users</text:span></text:p>
        </text:list-item>
        <text:list-item>
          <text:p text:style-name="P400"><text:span text:style-name="T59">SAML 2.o </text:span><text:span text:style-name="T74">markup language </text:span><text:span text:style-name="T59">is used for already existing director</text:span><text:span text:style-name="T73">y. It’s used to exchange authentication and uthorization between countless security domains which exchanges information between SAML consumer and identity provider.</text:span></text:p>
        </text:list-item>
      </text:list>
      <text:p text:style-name="P131"/>
      <text:p text:style-name="P131"/>
      <text:p text:style-name="P132"/>
      <text:p text:style-name="P57"><text:span text:style-name="T35">I</text:span><text:span text:style-name="T29">AM AWS Policy Types</text:span></text:p>
      <text:p text:style-name="P37"/>
      <text:list text:style-name="L23">
        <text:list-item>
          <text:p text:style-name="P328">Identity-based policies</text:p>
          <text:list>
            <text:list-item>
              <text:p text:style-name="P385"><text:span text:style-name="T29">any entity that depicts an identity. </text:span><text:span text:style-name="T37">Can be managed or inline policies. </text:span><text:span text:style-name="T38">Such as using AWS managed policies or our own custom policies. </text:span><text:span text:style-name="T39">Can be attached </text:span><text:span text:style-name="T40">t</text:span><text:span text:style-name="T39">o a user, user group or role. </text:span><text:span text:style-name="T41">Not the best practice as it’s more difficult to manage inline policies.</text:span></text:p>
            </text:list-item>
          </text:list>
        </text:list-item>
        <text:list-item>
          <text:p text:style-name="P328">Resource-based policies</text:p>
          <text:list>
            <text:list-item>
              <text:p text:style-name="P385"><text:span text:style-name="T29">inline policies in resources, such as role trust policy. </text:span><text:span text:style-name="T42">Associated with a resource as opposed to an identity. For example S3 bucket, with permissions defined at the resource level. </text:span><text:span text:style-name="T43">The resource is the role and the resource based policy is the trust relationship. </text:span><text:span text:style-name="T44">Identity don’t have the principle parameter, resource-based policies must have the principle parameter to determine which identity the policy permissions relate to.</text:span></text:p>
            </text:list-item>
          </text:list>
        </text:list-item>
        <text:list-item>
          <text:p text:style-name="P328">Permission boundaries</text:p>
          <text:list>
            <text:list-item>
              <text:p text:style-name="P385"><text:span text:style-name="T29">can be associated with a role or user and give the maximum number of boundaries/</text:span><text:span text:style-name="T36">permissions</text:span><text:span text:style-name="T29"> allowed. </text:span><text:span text:style-name="T45">They don’t grant permissions themselves, they just act as a control guide.</text:span></text:p>
            </text:list-item>
          </text:list>
        </text:list-item>
        <text:list-item>
          <text:p text:style-name="P328">Organization service control policies (SCPs)</text:p>
          <text:list>
            <text:list-item>
              <text:p text:style-name="P329">define boundary of maximum permissions for organization and multiple accounts.</text:p>
            </text:list-item>
          </text:list>
        </text:list-item>
      </text:list>
      <text:p text:style-name="P133"/>
      <text:p text:style-name="P38">Creating an AWS IAM policy</text:p>
      <text:p text:style-name="P38"/>
      <text:list text:style-name="L24">
        <text:list-item>
          <text:p text:style-name="P330">Copy an existing AWS managed policy.</text:p>
        </text:list-item>
        <text:list-item>
          <text:p text:style-name="P330">Policy Generator.</text:p>
        </text:list-item>
        <text:list-item>
          <text:p text:style-name="P330">Create your own policy.</text:p>
        </text:list-item>
      </text:list>
      <text:p text:style-name="P134"/>
      <text:p text:style-name="P39">Policy Evaluation logic</text:p>
      <text:p text:style-name="P39"/>
      <text:list text:style-name="L25">
        <text:list-item>
          <text:p text:style-name="P401"><text:span text:style-name="T75">Policy evaluation logic is exactly what it sounds, There is programmatic logic behind evaluating the permissions behind a policy. </text:span><text:span text:style-name="T76">Evaluating the level of permissions based on </text:span><text:span text:style-name="T77">the policies that are used. </text:span><text:span text:style-name="T78">Determining if access is granted or denied.</text:span></text:p>
        </text:list-item>
      </text:list>
      <text:p text:style-name="P135"/>
      <text:p text:style-name="P197"><text:span text:style-name="T78">Authentication→Context→</text:span><text:span text:style-name="T80">Policy</text:span><text:span text:style-name="T79"> evaluation</text:span><text:span text:style-name="T59">→ Result.</text:span></text:p>
      <text:p text:style-name="P136"/>
      <text:list text:style-name="L26">
        <text:list-item>
          <text:p text:style-name="P386"><text:span text:style-name="T46">B</text:span><text:span text:style-name="T29">y default all access to a resource is denied. Thus having to </text:span><text:span text:style-name="T47">create an allow within a policy associated with the principle. If a single deny exists within any policy associated with the same principle against the same resource then that deny will overrule any previous allow that may exist for the same resource and action.</text:span></text:p>
        </text:list-item>
        <text:list-item>
          <text:p text:style-name="P387"><text:span text:style-name="T47">A</text:span><text:span text:style-name="T29">n explicit Deny will take precedence over an allow.</text:span></text:p>
          <text:list>
            <text:list-item>
              <text:p text:style-name="P331">Deny &gt; Allow.</text:p>
            </text:list-item>
          </text:list>
        </text:list-item>
      </text:list>
      <text:p text:style-name="P137"/>
      <text:p text:style-name="P40">Policies in order of evaluation</text:p>
      <text:p text:style-name="P40"/>
      <text:list text:style-name="L27">
        <text:list-item>
          <text:p text:style-name="P332">Organizational service control policies</text:p>
        </text:list-item>
        <text:list-item>
          <text:p text:style-name="P332">resource-based policies</text:p>
        </text:list-item>
        <text:list-item>
          <text:p text:style-name="P333">IAM Permission boundaries</text:p>
        </text:list-item>
        <text:list-item>
          <text:p text:style-name="P334">identity-based policies</text:p>
        </text:list-item>
      </text:list>
      <text:p text:style-name="P189"/>
      <text:p text:style-name="P190"/>
      <text:p text:style-name="P191">References: <text:a xlink:type="simple" xlink:href="https://app.qa.com/course/using-iam-policies-define-manage-permissions-2256/summary/?context_id=1&amp;context_resource=lp" text:style-name="Internet_20_link" text:visited-style-name="Visited_20_Internet_20_Link"><text:span text:style-name="T29">https://app.qa.com/course/using-iam-policies-define-manage-permissions-2256/summary/?context_id=1&amp;context_resource=lp</text:span></text:a></text:p>
      <text:p text:style-name="P138">QA</text:p>
      <text:p text:style-name="P138"/>
      <text:p text:style-name="P138"/>
      <text:p text:style-name="P2">Dynamo_db <text:span text:style-name="T138">Provision throughput</text:span></text:p>
      <text:p text:style-name="P2"/>
      <text:p text:style-name="P139">AWS provides a dynamob db database which is a document database so it’s semi structured, but we can put anything we want. We can interface through an API or through AWS. AWS charges for the read and write capacity to a database, However does not charge for disk space, it’s lenient in the sense that it allows “bursts” if you have an increase in traffic now and again it will allow it. <text:span text:style-name="T129">This is called </text:span><text:span text:style-name="T121">provisioned throughput.</text:span></text:p>
      <text:p text:style-name="P192"/>
      <text:p text:style-name="P140">AWS will increase the capacity as the database grows <text:span text:style-name="T130">Thus do not have to reserve capacity, the exception being for Input and Output for reads and writes. </text:span><text:span text:style-name="T131">Amazon charges based on the number of write and read capacity units that have been allocated. </text:span></text:p>
      <text:p text:style-name="P140"/>
      <text:p text:style-name="P141">A read capacity has the following characteristics: Strong and consistent read; can read up to 4kb Each second for an item. <text:span text:style-name="T132">Strong consistency ensuring we get the latest version of the data. </text:span><text:span text:style-name="T133">If we have 5 read capacity units then dynamodb will allow 5 requests per second and the counter resets after every secon</text:span><text:span text:style-name="T134">d. </text:span><text:span text:style-name="T135">If your records are &gt; 4kb then you’ll use 4 sets of a read capacity unit. These round up </text:span><text:span text:style-name="T136">so a 5kb item will count as two read capacity units. </text:span><text:span text:style-name="T137">Eventually consistent reads cost half as much.</text:span></text:p>
      <text:p text:style-name="P141"/>
      <text:p text:style-name="P142">Conversely we also have write capacity units to reserve, each write capacity is 1kb and if we have more, then we require an increase in write capacity units. To write the entire data. </text:p>
      <text:p text:style-name="P142"/>
      <text:p text:style-name="P143">With this in mind scans and queries can be quite expensive in regard to read and write capacity as dynamodb still requires to check the entire table o(n) as well as performing extra instructions to check the data to meet the logical conditions imposed upon the request. <text:span text:style-name="T139">We can help mitigate this by creating an index table, being a hashtable data structure to then quickly perform reads faster etc. </text:span><text:span text:style-name="T140">Each query can only use one index. </text:span><text:span text:style-name="T141">And curate it to contain specific types of data thus not the entire set.</text:span></text:p>
      <text:p text:style-name="P143"/>
      <text:p text:style-name="P144">When you write queries we need to specify the index for each query, unlike a relational database that has a query analyzer, with dynamodb we have to be explicit and tell dynamodb want index to use.</text:p>
      <text:p text:style-name="P144"/>
      <text:list text:style-name="L28">
        <text:list-item>
          <text:p text:style-name="P335">Global secondary indexes let you query across the entire table</text:p>
        </text:list-item>
        <text:list-item>
          <text:p text:style-name="P335">local secondary indexes let you query within a single partition key</text:p>
        </text:list-item>
      </text:list>
      <text:p text:style-name="P145"/>
      <text:p text:style-name="P145"/>
      <text:p text:style-name="P141"/>
      <text:p text:style-name="P141"/>
      <text:p text:style-name="P41">Partitioning dynamodb</text:p>
      <text:p text:style-name="P41"/>
      <text:list text:style-name="L29">
        <text:list-item>
          <text:p text:style-name="P336">Divides table into partitions , by increasing in scale, it divides thus the greater the divisor the smaller the average table size and many tables. <text:span text:style-name="T142">It will begin doing this when size of data grows larger than 10gb </text:span><text:span text:style-name="T143">or </text:span><text:span text:style-name="T144">when the read and write capacity units exceeds a certain level of sets.</text:span><text:span text:style-name="T142"> </text:span><text:span text:style-name="T145">This is why the primary key is also called the partition key. </text:span><text:span text:style-name="T151">It’s also a hash key.</text:span></text:p>
        </text:list-item>
        <text:list-item>
          <text:p text:style-name="P337">Dynamodb knows how to map partition keys to the physical partitions that hold the data on their servers.</text:p>
        </text:list-item>
      </text:list>
      <text:p text:style-name="P141"/>
      <text:p text:style-name="P141"/>
      <text:p text:style-name="P146">We can estimate the number of partitions a table will have is by the following <text:span text:style-name="T146">equation</text:span>:</text:p>
      <text:p text:style-name="P146"/>
      <text:p text:style-name="P147"><text:tab/><text:span text:style-name="T147">max((table size * 10^-1GB),</text:span> <text:span text:style-name="T146">(read capacity units * 3000^-1 + write capacity units * 1000^-1</text:span><text:span text:style-name="T148">))</text:span></text:p>
      <text:p text:style-name="P147"/>
      <text:list text:style-name="L30">
        <text:list-item>
          <text:p text:style-name="P338">If your table grows naturally then the table size will be a x^2 exponent. <text:span text:style-name="T149">They grow naturally they each split independently. </text:span><text:span text:style-name="T150">Thus will divide into even number. 2n.</text:span></text:p>
        </text:list-item>
      </text:list>
      <text:p text:style-name="P148"/>
      <text:p text:style-name="P149">Each partition can <text:span text:style-name="T152">hold 10gb of data. But when data grows beyond it will divide.</text:span></text:p>
      <text:p text:style-name="P149"/>
      <text:p text:style-name="P149"/>
      <text:p text:style-name="P42">AWS EKS</text:p>
      <text:p text:style-name="P43"/>
      <text:p text:style-name="P150">Allows us to deploy a cluster of nodes using kubernetes and does the provisioning container orchestration for us.</text:p>
      <text:p text:style-name="P138"/>
      <text:p text:style-name="P138"/>
      <text:p text:style-name="P44">AWS CODE COMMIT</text:p>
      <text:p text:style-name="P44"/>
      <text:p text:style-name="P151">aws also provides a source control server to manage our code instead of github.</text:p>
      <text:p text:style-name="P151"/>
      <text:p text:style-name="P151"/>
      <text:p text:style-name="P45">AWS CODE BUILD</text:p>
      <text:p text:style-name="P45"/>
      <text:p text:style-name="P45"/>
      <text:p text:style-name="P152">aws also provides a service for building and testing our source code.</text:p>
      <text:p text:style-name="P152"/>
      <text:p text:style-name="P46">AWS CODE DEPLOY</text:p>
      <text:p text:style-name="P46"/>
      <text:p text:style-name="P153">Deploying our compiled program onto the cloud.</text:p>
      <text:p text:style-name="P153"/>
      <text:p text:style-name="P154">These are available through the AWS pipeline, which is their own pipeline for building, testing and deploying etc.</text:p>
      <text:p text:style-name="P136"/>
      <text:p text:style-name="P136"/>
      <text:p text:style-name="P47">AWS CODESTAR</text:p>
      <text:p text:style-name="P47"/>
      <text:p text:style-name="P155">Takes the pain out of building a CI/CD workflow. <text:span text:style-name="T153">Consisting of using AWS code commit,built and deploy. </text:span><text:span text:style-name="T154">Takes care of the pvosioning and configuring of the CICD toolchain.</text:span></text:p>
      <text:p text:style-name="P155"/>
      <text:p text:style-name="P156">Features including:</text:p>
      <text:list text:style-name="L31">
        <text:list-item>
          <text:p text:style-name="P339">Preconfigured CICD workflow templates</text:p>
        </text:list-item>
        <text:list-item>
          <text:p text:style-name="P339">dashboard visualisation</text:p>
        </text:list-item>
        <text:list-item>
          <text:p text:style-name="P339">team membership management</text:p>
        </text:list-item>
        <text:list-item>
          <text:p text:style-name="P339">issue and ticket tracking integration</text:p>
        </text:list-item>
      </text:list>
      <text:p text:style-name="P156"/>
      <text:p text:style-name="P157">It can also provide us with templates to choose for a specific type of CICD pipeline we require.</text:p>
      <text:p text:style-name="P157"/>
      <text:p text:style-name="P157"/>
      <text:p text:style-name="P48">AWS CLOUD9</text:p>
      <text:p text:style-name="P48"/>
      <text:p text:style-name="P158">It’s a cloud IDE, thus being an integrated development environment accessed via the browser and requiring an internet connection. As opposed to having an IDE installed locally on your machine. <text:span text:style-name="T155">Essentially a terminal interface.</text:span></text:p>
      <text:p text:style-name="P158"/>
      <text:p text:style-name="P371"/>
      <text:p text:style-name="P49">CLOUDWATCH</text:p>
      <text:p text:style-name="P49"/>
      <text:p text:style-name="P159">allows us to create dashboards to monitor resources. <text:span text:style-name="T156">And respond to events through alarms through the event bridge to monitor aws services mostly.</text:span></text:p>
      <text:p text:style-name="P159"/>
      <text:p text:style-name="P51">AWS Cloud trail</text:p>
      <text:p text:style-name="P50"/>
      <text:p text:style-name="P160">A security tool. <text:span text:style-name="T157">It does this be recording and logging any API requests made </text:span><text:span text:style-name="T158">by any of our AWS services. </text:span><text:span text:style-name="T159">It stores these in events, which are then stored in log files. </text:span><text:span text:style-name="T160">An event consists of the time of the API call, the name of the caller and the IP address. </text:span></text:p>
      <text:p text:style-name="P160"/>
      <text:list text:style-name="L32">
        <text:list-item>
          <text:p text:style-name="P340">New log files are created every 10 minutes <text:span text:style-name="T161">Which are then stored in the S3 bucket configured when configuring cloud trail.</text:span></text:p>
        </text:list-item>
        <text:list-item>
          <text:p text:style-name="P341">Can also pipe our cloud trail logs into cloudwatch to get a visual on our metrics and data. <text:span text:style-name="T162">And use SNS to alert the team of errors.</text:span></text:p>
        </text:list-item>
        <text:list-item>
          <text:p text:style-name="P342">Global service supporting all regions. </text:p>
        </text:list-item>
      </text:list>
      <text:p text:style-name="P161"/>
      <text:p text:style-name="P162">Cloud trail process:</text:p>
      <text:p text:style-name="P162"><text:tab/>Create a trail (what apis to capture etc.) → specify an s3 bucket to store logs in → encrypt log files with KMS → SMS optional notifications for log files → enable log files validation → trail created.</text:p>
      <text:p text:style-name="P162"/>
      <text:p text:style-name="P162"/>
      <text:p text:style-name="P52">AWS CONFIG</text:p>
      <text:p text:style-name="P52"/>
      <text:p text:style-name="P163">What resources do we have in our infrastructure, are there any security issues, are there any resource dependncies, what changes have occurred to resources, is the infrastructure configured to meet requirements, do we have accurate auditing information etc. It can be time consuming to find the answer to these questions. <text:span text:style-name="T163">The resources in an AWS environment will fluctate and aws config is used to capture and record resource changes. </text:span><text:span text:style-name="T164">Resource monitoring.</text:span></text:p>
      <text:p text:style-name="P163"/>
      <text:list text:style-name="L33">
        <text:list-item>
          <text:p text:style-name="P343">Record and capture resource changes in aws services</text:p>
        </text:list-item>
        <text:list-item>
          <text:p text:style-name="P343">This captured resource information changes etc. into a configuration item, ci.</text:p>
        </text:list-item>
        <text:list-item>
          <text:p text:style-name="P343">Can be used as a resource inventory, see what resources exist for example.</text:p>
        </text:list-item>
        <text:list-item>
          <text:p text:style-name="P344">Store configuration history for individual resources.</text:p>
        </text:list-item>
        <text:list-item>
          <text:p text:style-name="P345">Can provide a snapshot in time of current resource configurations.</text:p>
        </text:list-item>
        <text:list-item>
          <text:p text:style-name="P346">Use rules to check complacency.</text:p>
        </text:list-item>
        <text:list-item>
          <text:p text:style-name="P346">Can perform security analysis</text:p>
        </text:list-item>
        <text:list-item>
          <text:p text:style-name="P346">provide relationship connectivity <text:span text:style-name="T165">information between resources such as ebs volume and ec2 instance.</text:span></text:p>
        </text:list-item>
        <text:list-item>
          <text:p text:style-name="P346">Works with amazon cloud trail.</text:p>
        </text:list-item>
        <text:list-item>
          <text:p text:style-name="P347">Aws config is region specific. <text:span text:style-name="T166">Thus can only configure resources changes and aws config for each region, it doesn’t apply globally to all regions.</text:span></text:p>
        </text:list-item>
      </text:list>
      <text:p text:style-name="P164"/>
      <text:p text:style-name="P53">Key components of AWS config</text:p>
      <text:p text:style-name="P53"/>
      <text:list text:style-name="L34">
        <text:list-item>
          <text:p text:style-name="P348">Configuration recorder</text:p>
        </text:list-item>
        <text:list-item>
          <text:p text:style-name="P348">config rules</text:p>
        </text:list-item>
        <text:list-item>
          <text:p text:style-name="P348">resource relationships</text:p>
        </text:list-item>
        <text:list-item>
          <text:p text:style-name="P348">SNS topic</text:p>
        </text:list-item>
        <text:list-item>
          <text:p text:style-name="P348">S3 bucket</text:p>
        </text:list-item>
        <text:list-item>
          <text:p text:style-name="P348">AWS config permissions</text:p>
        </text:list-item>
        <text:list-item>
          <text:p text:style-name="P348">AWS resources</text:p>
        </text:list-item>
        <text:list-item>
          <text:p text:style-name="P348">config history</text:p>
        </text:list-item>
        <text:list-item>
          <text:p text:style-name="P348">config snapshots</text:p>
        </text:list-item>
        <text:list-item>
          <text:p text:style-name="P348">config stream</text:p>
        </text:list-item>
        <text:list-item>
          <text:p text:style-name="P348">config item</text:p>
        </text:list-item>
      </text:list>
      <text:p text:style-name="P165"/>
      <text:p text:style-name="P166">When there is a change to a resource, aws config will automatically record into a configuration item, the item will contain meta-data. The resource and the relationship. <text:span text:style-name="T167">Etc. </text:span><text:span text:style-name="T168">Resource type of the resource recorded.</text:span></text:p>
      <text:p text:style-name="P166"/>
      <text:p text:style-name="P167">For example configure config to recourd resource changes for a subnet resource. <text:span text:style-name="T169">We can apply config rules to add logic to our configs.</text:span></text:p>
      <text:p text:style-name="P167"/>
      <text:p text:style-name="P168">Configure the elements for the configuration recorder→AWS config discovers all supported resources→For any change on a resource a CI(configuration item) will be created a notification sent→AWS config checks current config rules to evaluate if the change is non-compliant→if a configuration snapshot is taken, aws config will create a snapshot and deliver to the specified s3 bucket→after 6 houts, a configuration history file will be created.</text:p>
      <text:p text:style-name="P168"/>
      <text:p text:style-name="P169">Aws config has relationship with the following services:</text:p>
      <text:list xml:id="list746071329" text:style-name="L35">
        <text:list-item>
          <text:p text:style-name="P349">SNS</text:p>
        </text:list-item>
        <text:list-item>
          <text:p text:style-name="P349">SQS</text:p>
        </text:list-item>
        <text:list-item>
          <text:p text:style-name="P349">S3</text:p>
        </text:list-item>
        <text:list-item>
          <text:p text:style-name="P349">Cloudtrail</text:p>
        </text:list-item>
        <text:list-item>
          <text:p text:style-name="P349">IAM</text:p>
        </text:list-item>
      </text:list>
      <text:p text:style-name="P170"/>
      <text:p text:style-name="P170"/>
      <text:list xml:id="list124137007441389" text:continue-numbering="true" text:style-name="L35">
        <text:list-item>
          <text:p text:style-name="P350">15 config rules per region.</text:p>
        </text:list-item>
      </text:list>
      <text:p text:style-name="P168"/>
      <text:p text:style-name="P168"/>
      <text:p text:style-name="P168"/>
      <text:p text:style-name="P54">Cloud formation</text:p>
      <text:p text:style-name="P54"/>
      <text:list text:style-name="L36">
        <text:list-item>
          <text:p text:style-name="P351">Cloud format helps with automate the process of creating aws resources, such as ec2 instances, vpc etc. Similiar to using the CLI AWS console, However with cloud formation it deals with the logic for us, as opposed to writing the logic ourselves in a bash script for example and using the aws commands. <text:span text:style-name="T170">We can then use infrastructure as code to then create our resources using declarative markup languages such as YAML </text:span><text:span text:style-name="T171">or JSON.</text:span></text:p>
        </text:list-item>
        <text:list-item>
          <text:p text:style-name="P352">Checkout some cloud formation labs on cloud academy.</text:p>
        </text:list-item>
        <text:list-item>
          <text:p text:style-name="P373">We write our infrastructure in a cloud formation template. <text:span text:style-name="T194">Written in JSON or YAML. </text:span><text:span text:style-name="T195">Allows us to have the benefits of writing code, by allowing us to write readable and easy to maintain code.</text:span></text:p>
        </text:list-item>
        <text:list-item>
          <text:p text:style-name="P374">Once the cloud formation templates have been written, we parss to the cloud formation function which outputs a stack <text:span text:style-name="T196">of aws resources that we can manage as a single unit. </text:span><text:span text:style-name="T197">We can create multiple copies of our templates. </text:span><text:span text:style-name="T198">Each cloud formation stack has a unique name and a linked template.</text:span></text:p>
        </text:list-item>
        <text:list-item>
          <text:p text:style-name="P375">Cloud formation stack actions:</text:p>
          <text:list>
            <text:list-item>
              <text:p text:style-name="P375">Check live status of your infrastructure deployment</text:p>
            </text:list-item>
            <text:list-item>
              <text:p text:style-name="P375">view newly created resources</text:p>
            </text:list-item>
            <text:list-item>
              <text:p text:style-name="P375">delete the stack if no longer needed.</text:p>
            </text:list-item>
          </text:list>
        </text:list-item>
        <text:list-item>
          <text:p text:style-name="P376">Stacks are “all or nothing” by default. It’s either created or not, No rational numbers <text:span text:style-name="T199">and partial stacks. </text:span></text:p>
        </text:list-item>
        <text:list-item>
          <text:p text:style-name="P377">If any one resource can’t be created, then cloudformation will roll back and destroy all created resources by default.</text:p>
        </text:list-item>
      </text:list>
      <text:p text:style-name="P378"/>
      <text:p text:style-name="P403">Anatomy of cloud formation templates</text:p>
      <text:p text:style-name="P403"/>
      <table:table table:name="Table1" table:style-name="Table1">
        <table:table-column table:style-name="Table1.A" table:number-columns-repeated="2"/>
        <table:table-row>
          <table:table-cell table:style-name="Table1.A1" office:value-type="string">
            <text:p text:style-name="P404">AWSTemplateFormatVersion:</text:p>
          </table:table-cell>
          <table:table-cell table:style-name="Table1.B1" office:value-type="string">
            <text:p text:style-name="P406">Version</text:p>
          </table:table-cell>
        </table:table-row>
        <table:table-row>
          <table:table-cell table:style-name="Table1.A2" office:value-type="string">
            <text:p text:style-name="P404">Description:</text:p>
          </table:table-cell>
          <table:table-cell table:style-name="Table1.B2" office:value-type="string">
            <text:p text:style-name="P406">Description of template</text:p>
          </table:table-cell>
        </table:table-row>
        <table:table-row>
          <table:table-cell table:style-name="Table1.A2" office:value-type="string">
            <text:p text:style-name="P404">Parameters:</text:p>
          </table:table-cell>
          <table:table-cell table:style-name="Table1.B2" office:value-type="string">
            <text:p text:style-name="P405">Allow Dynamic variables as opposed to hardcoded. <text:span text:style-name="T200">Can use sudo parameters which are predefined parameters to receive things such as aws id etc. </text:span><text:span text:style-name="T201">Can use instrinsic functions using !func_name</text:span></text:p>
          </table:table-cell>
        </table:table-row>
        <table:table-row>
          <table:table-cell table:style-name="Table1.A2" office:value-type="string">
            <text:p text:style-name="P404">Mappings:</text:p>
          </table:table-cell>
          <table:table-cell table:style-name="Table1.B2" office:value-type="string">
            <text:p text:style-name="P409">Region</text:p>
          </table:table-cell>
        </table:table-row>
        <table:table-row>
          <table:table-cell table:style-name="Table1.A2" office:value-type="string">
            <text:p text:style-name="P404">Conditions:</text:p>
          </table:table-cell>
          <table:table-cell table:style-name="Table1.B2" office:value-type="string">
            <text:p text:style-name="P404">Adding logic to the templates</text:p>
          </table:table-cell>
        </table:table-row>
        <table:table-row>
          <table:table-cell table:style-name="Table1.A2" office:value-type="string">
            <text:p text:style-name="P404">Transform:</text:p>
          </table:table-cell>
          <table:table-cell table:style-name="Table1.B2" office:value-type="string">
            <text:p text:style-name="P407">For macros etc.</text:p>
          </table:table-cell>
        </table:table-row>
        <table:table-row>
          <table:table-cell table:style-name="Table1.A2" office:value-type="string">
            <text:p text:style-name="P404">Resources:</text:p>
          </table:table-cell>
          <table:table-cell table:style-name="Table1.B2" office:value-type="string">
            <text:p text:style-name="P404">Infrastructure resource is a requirement.</text:p>
            <text:p text:style-name="P404"/>
            <text:p text:style-name="P408">Resources:</text:p>
            <text:p text:style-name="P408"><text:s text:c="2"/>Logical ID:</text:p>
            <text:p text:style-name="P408"><text:s text:c="3"/>Type: resource type</text:p>
            <text:p text:style-name="P408"><text:s text:c="3"/>properties:</text:p>
            <text:p text:style-name="P408"><text:s text:c="9"/>set of properties.</text:p>
          </table:table-cell>
        </table:table-row>
        <table:table-row>
          <table:table-cell table:style-name="Table1.A2" office:value-type="string">
            <text:p text:style-name="P404">Outputs:</text:p>
          </table:table-cell>
          <table:table-cell table:style-name="Table1.B2" office:value-type="string">
            <text:p text:style-name="P406">What to output to stdout</text:p>
          </table:table-cell>
        </table:table-row>
      </table:table>
      <text:list text:style-name="L40">
        <text:list-header>
          <text:p text:style-name="P379"/>
        </text:list-header>
      </text:list>
      <text:p text:style-name="P171"/>
      <text:p text:style-name="P55">Lambda functions <text:span text:style-name="T176">AWS lambda</text:span></text:p>
      <text:p text:style-name="P55"/>
      <text:p text:style-name="P172">Functions which are executed and invoked on a server and given enough resources the function requires. <text:span text:style-name="T172">We can write our own function in various languages, and then we don’t have to deal with patching the instance, configuring the settings of the instance server, so Can just focus on the server logic and the function.</text:span></text:p>
      <text:p text:style-name="P172"/>
      <text:p text:style-name="P173">The function is the star of the show so to speak, we don’t have to provision/ manage our servers, it’s a serverless compute service, being aws lmbda function, where we can create functions which are called in the reponse to an event occuring when interacting with the server, our pre-written function will execute.</text:p>
      <text:p text:style-name="P173"/>
      <text:p text:style-name="P174">Lambas can be written in various <text:span text:style-name="T173">l</text:span>anguages and we hten upload our code to AWS lambda and code the events which will trigger the function to be called by the server.</text:p>
      <text:p text:style-name="P174"/>
      <text:p text:style-name="P175">When one of these events occur, AWS lambda will automatically provision the required resource requirements to execute the function, once the function has been executed the resources are then scaled down, thus it’s beneficial as it’s not always running, thus doesn’t require resources all the time.</text:p>
      <text:p text:style-name="P175"/>
      <text:p text:style-name="P176">Benefits of AWS Lambda:</text:p>
      <text:list text:style-name="L37">
        <text:list-item>
          <text:p text:style-name="P353">Serverless architecture – AWS manage our server infrastructure and provisioning. Hence the name “serverless”.</text:p>
        </text:list-item>
        <text:list-item>
          <text:p text:style-name="P354">Scalability: Be able to scale up and down resources when executing lamba functions in response to certain events. <text:span text:style-name="T174">Infrastructure resources are only scaled and used when the function is actually being executed.</text:span></text:p>
        </text:list-item>
        <text:list-item>
          <text:p text:style-name="P355">AWS lambda uses the event driven programming paradigm, thus we build our code around the premise of events and building event driven code.</text:p>
        </text:list-item>
        <text:list-item>
          <text:p text:style-name="P356">Pay per use pricisng – Charged based on request numbers and duration of code execution, thus if we want to reduce the duration would mean optimising the algorithm maybe.</text:p>
        </text:list-item>
        <text:list-item>
          <text:p text:style-name="P357">Integration with AWS services.</text:p>
        </text:list-item>
      </text:list>
      <text:p text:style-name="P177"/>
      <text:p text:style-name="P178">Lambda functions can be anything. <text:span text:style-name="T175">Just like regular functions.</text:span></text:p>
      <text:p text:style-name="P178"/>
      <text:p text:style-name="P193">Reference: <text:span text:style-name="T29">ChatGPT. “What is AWS lambda” </text:span></text:p>
      <text:p text:style-name="P358"/>
      <text:p text:style-name="P358"/>
      <text:p text:style-name="P56">Amazon kenisis</text:p>
      <text:p text:style-name="P56"/>
      <text:p text:style-name="P179">|Manages and creates data streams. Data streams essentially being storage used with the purpose of transporting data from source to destination. Similiar to Programming in C, where we can an array of bytes and refer it to it as a buffer, for example when reading a file, music etc. <text:span text:style-name="T177">It’s immutable, thus we can’t modify what is in the kensis streams in AWS </text:span><text:span text:style-name="T178">it can only expire.</text:span></text:p>
      <text:p text:style-name="P179"/>
      <text:p text:style-name="P180">AWS kinesis allows us to collect, process and analyze real-time streaming data. It’s designed to handle high-volume and high throughput and manage real-time data streaming from a range of sources <text:span text:style-name="T179">such as websites, log files etc.</text:span></text:p>
      <text:p text:style-name="P180"/>
      <text:list text:style-name="L38">
        <text:list-item>
          <text:p text:style-name="P359">Amazon Kinesis Data streams – Allows us store streaming data in real time inside buffers. <text:span text:style-name="T180">The data is divided into what is referred to as shards, each shard handling a specific section of data and has the ability to scale horizontally. </text:span><text:span text:style-name="T181">Amazon kinesis data streams are able to be read by other processes, </text:span><text:span text:style-name="T182">because it has read permissions attached to allow accessing this memory.</text:span></text:p>
        </text:list-item>
        <text:list-item>
          <text:p text:style-name="P360">Amazon Kinesis Data Firehose <text:span text:style-name="T188">streams</text:span> – is useful as it allows a simple way to load streaming data into AWS data stores and analytics services. <text:span text:style-name="T183">Such as automating so streaming data can be stored and sent to S3,Redshift,Splunk etc. </text:span><text:span text:style-name="T187">It’s essentially a streaming delivery service for data. </text:span><text:span text:style-name="T190">Ingested data can be dynamically transformed, scaled automatically, and is automatically delivered to a data store. </text:span></text:p>
        </text:list-item>
        <text:list-item>
          <text:p text:style-name="P361">Amazon Kinesis Data Analytics <text:span text:style-name="T189">streams</text:span>– Allows us to analyse streaming data using SQL <text:span text:style-name="T184">type queries.</text:span></text:p>
        </text:list-item>
        <text:list-item>
          <text:p text:style-name="P362">Amazon kinesis video streams – <text:span text:style-name="T185">This is a service with the purpose of dealing with video streaming data.</text:span></text:p>
        </text:list-item>
        <text:list-item>
          <text:p text:style-name="P363">AWS will only provision resources when requested. <text:span text:style-name="T186">And can’t scale without our own intervention.</text:span></text:p>
        </text:list-item>
      </text:list>
      <text:p text:style-name="P181"/>
      <text:p text:style-name="P182">Kenisis not allow manages and creates data streams, but we can also created dashboards and monitor and respont to events as they occur. And has a use-case such as: real time analytics, log and clicstream analysis etc.</text:p>
      <text:p text:style-name="P182"/>
      <text:p text:style-name="P182"/>
      <text:p text:style-name="P194">Reference: <text:span text:style-name="T29">Chatgpt “What is AWS kinesis”</text:span></text:p>
      <text:p text:style-name="P364"/>
      <text:p text:style-name="P364"/>
      <text:p text:style-name="P364"/>
      <text:p text:style-name="P364"/>
      <text:p text:style-name="P402">AWS resource tagging</text:p>
      <text:p text:style-name="P402"/>
      <text:p text:style-name="P195"><text:span text:style-name="T29">Tags are incredibly useful. They follow a hashtable data structure, of consisting of key pair values, and tags are useful to assign to resources, so it makes maintaining, developing our infrastructure easier, as They identifiable names with key information explaining what the resources are and what they do. Which makes it easier to create maintainable and easy to read infrastructure. </text:span><text:span text:style-name="T48">AWS allows up to 50 tags. </text:span></text:p>
      <text:p text:style-name="P365"/>
      <text:p text:style-name="P365"/>
      <text:p text:style-name="P196"><text:span text:style-name="T48">A</text:span><text:span text:style-name="T29">WS has a standard to follow when creating tags, as just tagging with a name isn’t very useful. For example of tags:</text:span></text:p>
      <text:p text:style-name="P183"/>
      <text:p text:style-name="P183"/>
      <text:p text:style-name="P183"/>
      <text:list text:style-name="L39">
        <text:list-item>
          <text:p text:style-name="P367">cost allocation tags, tag resources which are part of the cost, thus can easily identify resources and how much they cost. <text:span text:style-name="T191">Resources taged with cost allocation tags are included in the billing reports etc. </text:span><text:span text:style-name="T192">Thus being able to break down monthly bills by enabled tags.</text:span></text:p>
        </text:list-item>
        <text:list-item>
          <text:p text:style-name="P368">Security and compliance tags, tag resources with security information, can use these tags in IAM, for example setting the permissions to disallow access to a resource with a certain tag for example.</text:p>
        </text:list-item>
        <text:list-item>
          <text:p text:style-name="P369">Leverage resource groups, groups can be formed bound by the commonality of the tag that is assigned to the resources. Thus we can apply changes to a group of resources defined by their tag, as opposed to manually individually applying changes to each resource, thus allows efficiency of grouping and the benefits that has. <text:span text:style-name="T193">Such as creating a group which gets resources with a tag location of x.</text:span></text:p>
        </text:list-item>
        <text:list-item>
          <text:p text:style-name="P370">Tags make resources more identifial, and groups even more so, and allow us to do searches for resources and many other things.</text:p>
        </text:list-item>
        <text:list-item>
          <text:p text:style-name="P372"/>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6:27:52.032238233</meta:creation-date>
    <dc:date>2023-06-25T12:34:46.708697829</dc:date>
    <meta:editing-duration>P2DT7H47M44S</meta:editing-duration>
    <meta:editing-cycles>619</meta:editing-cycles>
    <meta:generator>LibreOffice/7.4.5.1$Linux_X86_64 LibreOffice_project/40$Build-1</meta:generator>
    <meta:document-statistic meta:table-count="1" meta:image-count="0" meta:object-count="0" meta:page-count="1" meta:paragraph-count="471" meta:word-count="7191" meta:character-count="43856" meta:non-whitespace-character-count="37383"/>
  </office:meta>
</office:document-meta>
</file>